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4690000046917025F45.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Optima2" svg:font-family="Optima"/>
    <style:font-face style:name="StarSymbol" svg:font-family="StarSymbol"/>
    <style:font-face style:name="Tahoma4" svg:font-family="Tahoma"/>
    <style:font-face style:name="Verdana" svg:font-family="Verdana, Arial, Helvetica, sans-serif"/>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fo:margin-left="3.039cm" fo:margin-right="0.011cm" table:align="margins"/>
    </style:style>
    <style:style style:name="Table1.A" style:family="table-column">
      <style:table-column-properties style:rel-column-width="18285*"/>
    </style:style>
    <style:style style:name="Table1.B" style:family="table-column">
      <style:table-column-properties style:rel-column-width="47250*"/>
    </style:style>
    <style:style style:name="Table1.A1" style:family="table-cell">
      <style:table-cell-properties fo:padding="0.097cm" fo:border-left="none" fo:border-right="none" fo:border-top="0.05pt solid #000000" fo:border-bottom="none"/>
    </style:style>
    <style:style style:name="Table1.A3" style:family="table-cell">
      <style:table-cell-properties fo:padding="0.097cm" fo:border-left="none" fo:border-right="none" fo:border-top="0.05pt solid #000000" fo:border-bottom="0.05pt solid #000000"/>
    </style:style>
    <style:style style:name="Table1.A4" style:family="table-cell">
      <style:table-cell-properties fo:padding="0.097cm" fo:border-left="none" fo:border-right="none" fo:border-top="none" fo:border-bottom="0.05pt solid #000000"/>
    </style:style>
    <style:style style:name="Table2" style:family="table">
      <style:table-properties fo:margin-left="2.99cm" fo:margin-right="0.011cm" table:align="margins" table:border-model="collapsing"/>
    </style:style>
    <style:style style:name="Table2.A" style:family="table-column">
      <style:table-column-properties style:rel-column-width="14602*"/>
    </style:style>
    <style:style style:name="Table2.B" style:family="table-column">
      <style:table-column-properties style:rel-column-width="50933*"/>
    </style:style>
    <style:style style:name="Table2.A1" style:family="table-cell">
      <style:table-cell-properties fo:padding="0.097cm" fo:border-left="none" fo:border-right="none" fo:border-top="0.05pt solid #000000" fo:border-bottom="0.05pt solid #000000"/>
    </style:style>
    <style:style style:name="Table2.A2" style:family="table-cell">
      <style:table-cell-properties fo:padding="0.097cm" fo:border-left="none" fo:border-right="none" fo:border-top="none" fo:border-bottom="0.05pt solid #000000"/>
    </style:style>
    <style:style style:name="Table3" style:family="table">
      <style:table-properties fo:margin-left="2.99cm" fo:margin-right="0.023cm" table:align="margins"/>
    </style:style>
    <style:style style:name="Table3.A" style:family="table-column">
      <style:table-column-properties style:rel-column-width="2208*"/>
    </style:style>
    <style:style style:name="Table3.B" style:family="table-column">
      <style:table-column-properties style:rel-column-width="63327*"/>
    </style:style>
    <style:style style:name="Table3.A1" style:family="table-cell">
      <style:table-cell-properties fo:background-color="#000000" fo:padding="0.097cm" fo:border-left="none" fo:border-right="none" fo:border-top="0.05pt solid #000000" fo:border-bottom="0.05pt solid #000000">
        <style:background-image/>
      </style:table-cell-properties>
    </style:style>
    <style:style style:name="Table3.B1" style:family="table-cell">
      <style:table-cell-properties fo:padding="0.097cm" fo:border-left="none" fo:border-right="none" fo:border-top="0.05pt solid #000000" fo:border-bottom="0.05pt solid #000000"/>
    </style:style>
    <style:style style:name="Table3.A2" style:family="table-cell">
      <style:table-cell-properties fo:background-color="#000000" fo:padding="0.097cm" fo:border-left="none" fo:border-right="none" fo:border-top="none" fo:border-bottom="0.05pt solid #000000">
        <style:background-image/>
      </style:table-cell-properties>
    </style:style>
    <style:style style:name="Table3.B2" style:family="table-cell">
      <style:table-cell-properties fo:padding="0.097cm" fo:border-left="none" fo:border-right="none" fo:border-top="none" fo:border-bottom="0.05pt solid #000000"/>
    </style:style>
    <style:style style:name="Table3.B3" style:family="table-cell">
      <style:table-cell-properties fo:padding="0.097cm" fo:border-left="none" fo:border-right="none" fo:border-top="none" fo:border-bottom="0.05pt solid #000000"/>
    </style:style>
    <style:style style:name="Table4" style:family="table">
      <style:table-properties fo:margin-left="2.99cm" fo:margin-right="0.032cm" table:align="margins"/>
    </style:style>
    <style:style style:name="Table4.A" style:family="table-column">
      <style:table-column-properties style:rel-column-width="2086*"/>
    </style:style>
    <style:style style:name="Table4.B" style:family="table-column">
      <style:table-column-properties style:rel-column-width="30200*"/>
    </style:style>
    <style:style style:name="Table4.C" style:family="table-column">
      <style:table-column-properties style:rel-column-width="33249*"/>
    </style:style>
    <style:style style:name="Table4.A1" style:family="table-cell">
      <style:table-cell-properties fo:background-color="#000000" fo:padding="0.097cm" fo:border-left="none" fo:border-right="none" fo:border-top="0.05pt solid #000000" fo:border-bottom="0.05pt solid #000000">
        <style:background-image/>
      </style:table-cell-properties>
    </style:style>
    <style:style style:name="Table4.B1" style:family="table-cell">
      <style:table-cell-properties fo:padding="0.097cm" fo:border-left="none" fo:border-right="none" fo:border-top="0.05pt solid #000000" fo:border-bottom="0.05pt solid #000000"/>
    </style:style>
    <style:style style:name="Table4.C1" style:family="table-cell">
      <style:table-cell-properties fo:padding="0.097cm" fo:border-left="none" fo:border-right="none" fo:border-top="0.05pt solid #000000" fo:border-bottom="0.05pt solid #000000"/>
    </style:style>
    <style:style style:name="Table4.A2" style:family="table-cell">
      <style:table-cell-properties fo:background-color="#000000" fo:padding="0.097cm" fo:border-left="none" fo:border-right="none" fo:border-top="none" fo:border-bottom="0.05pt solid #000000">
        <style:background-image/>
      </style:table-cell-properties>
    </style:style>
    <style:style style:name="Table4.B2" style:family="table-cell">
      <style:table-cell-properties fo:padding="0.097cm" fo:border-left="none" fo:border-right="none" fo:border-top="none" fo:border-bottom="0.05pt solid #000000"/>
    </style:style>
    <style:style style:name="Table4.C2" style:family="table-cell">
      <style:table-cell-properties fo:padding="0.097cm" fo:border-left="none" fo:border-right="none" fo:border-top="none" fo:border-bottom="0.05pt solid #000000"/>
    </style:style>
    <style:style style:name="Table4.B3" style:family="table-cell">
      <style:table-cell-properties fo:padding="0.097cm" fo:border-left="none" fo:border-right="none" fo:border-top="none" fo:border-bottom="0.05pt solid #000000"/>
    </style:style>
    <style:style style:name="Table4.C3" style:family="table-cell">
      <style:table-cell-properties fo:padding="0.097cm" fo:border-left="none" fo:border-right="none" fo:border-top="none" fo:border-bottom="0.05pt solid #000000"/>
    </style:style>
    <style:style style:name="Table4.B4" style:family="table-cell">
      <style:table-cell-properties fo:padding="0.097cm" fo:border-left="none" fo:border-right="none" fo:border-top="none" fo:border-bottom="0.05pt solid #000000"/>
    </style:style>
    <style:style style:name="Table4.C4" style:family="table-cell">
      <style:table-cell-properties fo:padding="0.097cm" fo:border-left="none" fo:border-right="none" fo:border-top="none" fo:border-bottom="0.05pt solid #000000"/>
    </style:style>
    <style:style style:name="Table4.B5" style:family="table-cell">
      <style:table-cell-properties fo:padding="0.097cm" fo:border-left="none" fo:border-right="none" fo:border-top="none" fo:border-bottom="0.05pt solid #000000"/>
    </style:style>
    <style:style style:name="Table4.C5" style:family="table-cell">
      <style:table-cell-properties fo:padding="0.097cm" fo:border-left="none" fo:border-right="none" fo:border-top="none" fo:border-bottom="0.05pt solid #000000"/>
    </style:style>
    <style:style style:name="Table4.B6" style:family="table-cell">
      <style:table-cell-properties fo:padding="0.097cm" fo:border-left="none" fo:border-right="none" fo:border-top="none" fo:border-bottom="0.05pt solid #000000"/>
    </style:style>
    <style:style style:name="Table4.C6" style:family="table-cell">
      <style:table-cell-properties fo:padding="0.097cm" fo:border-left="none" fo:border-right="none" fo:border-top="none" fo:border-bottom="0.05pt solid #000000"/>
    </style:style>
    <style:style style:name="Table4.B7" style:family="table-cell">
      <style:table-cell-properties fo:padding="0.097cm" fo:border-left="none" fo:border-right="none" fo:border-top="none" fo:border-bottom="0.05pt solid #000000"/>
    </style:style>
    <style:style style:name="Table4.C7" style:family="table-cell">
      <style:table-cell-properties fo:padding="0.097cm" fo:border-left="none" fo:border-right="none" fo:border-top="none" fo:border-bottom="0.05pt solid #000000"/>
    </style:style>
    <style:style style:name="Table4.B8" style:family="table-cell">
      <style:table-cell-properties fo:padding="0.097cm" fo:border-left="none" fo:border-right="none" fo:border-top="none" fo:border-bottom="0.05pt solid #000000"/>
    </style:style>
    <style:style style:name="Table4.C8" style:family="table-cell">
      <style:table-cell-properties fo:padding="0.097cm" fo:border-left="none" fo:border-right="none" fo:border-top="none" fo:border-bottom="0.05pt solid #000000"/>
    </style:style>
    <style:style style:name="Table4.B9" style:family="table-cell">
      <style:table-cell-properties fo:padding="0.097cm" fo:border-left="none" fo:border-right="none" fo:border-top="none" fo:border-bottom="0.05pt solid #000000"/>
    </style:style>
    <style:style style:name="Table4.C9" style:family="table-cell">
      <style:table-cell-properties fo:padding="0.097cm" fo:border-left="none" fo:border-right="none" fo:border-top="none" fo:border-bottom="0.05pt solid #000000"/>
    </style:style>
    <style:style style:name="Table4.B10" style:family="table-cell">
      <style:table-cell-properties fo:padding="0.097cm" fo:border-left="none" fo:border-right="none" fo:border-top="none" fo:border-bottom="0.05pt solid #000000"/>
    </style:style>
    <style:style style:name="Table4.C10" style:family="table-cell">
      <style:table-cell-properties fo:padding="0.097cm" fo:border-left="none" fo:border-right="none" fo:border-top="none" fo:border-bottom="0.05pt solid #000000"/>
    </style:style>
    <style:style style:name="Table4.B11" style:family="table-cell">
      <style:table-cell-properties fo:padding="0.097cm" fo:border-left="none" fo:border-right="none" fo:border-top="none" fo:border-bottom="0.05pt solid #000000"/>
    </style:style>
    <style:style style:name="Table4.C11" style:family="table-cell">
      <style:table-cell-properties fo:padding="0.097cm" fo:border-left="none" fo:border-right="none" fo:border-top="none" fo:border-bottom="0.05pt solid #000000"/>
    </style:style>
    <style:style style:name="Table4.B12" style:family="table-cell">
      <style:table-cell-properties fo:padding="0.097cm" fo:border-left="none" fo:border-right="none" fo:border-top="none" fo:border-bottom="0.05pt solid #000000"/>
    </style:style>
    <style:style style:name="Table4.C12" style:family="table-cell">
      <style:table-cell-properties fo:padding="0.097cm" fo:border-left="none" fo:border-right="none" fo:border-top="none" fo:border-bottom="0.05pt solid #000000"/>
    </style:style>
    <style:style style:name="Table4.B13" style:family="table-cell">
      <style:table-cell-properties fo:padding="0.097cm" fo:border-left="none" fo:border-right="none" fo:border-top="none" fo:border-bottom="0.05pt solid #000000"/>
    </style:style>
    <style:style style:name="Table4.C13" style:family="table-cell">
      <style:table-cell-properties fo:padding="0.097cm" fo:border-left="none" fo:border-right="none" fo:border-top="none" fo:border-bottom="0.05pt solid #000000"/>
    </style:style>
    <style:style style:name="Table4.B14" style:family="table-cell">
      <style:table-cell-properties fo:padding="0.097cm" fo:border-left="none" fo:border-right="none" fo:border-top="none" fo:border-bottom="0.05pt solid #000000"/>
    </style:style>
    <style:style style:name="Table4.C14" style:family="table-cell">
      <style:table-cell-properties fo:padding="0.097cm" fo:border-left="none" fo:border-right="none" fo:border-top="none" fo:border-bottom="0.05pt solid #000000"/>
    </style:style>
    <style:style style:name="Table4.B15" style:family="table-cell">
      <style:table-cell-properties fo:padding="0.097cm" fo:border-left="none" fo:border-right="none" fo:border-top="none" fo:border-bottom="0.05pt solid #000000"/>
    </style:style>
    <style:style style:name="Table4.C15" style:family="table-cell">
      <style:table-cell-properties fo:padding="0.097cm" fo:border-left="none" fo:border-right="none" fo:border-top="none" fo:border-bottom="0.05pt solid #000000"/>
    </style:style>
    <style:style style:name="Table4.B16" style:family="table-cell">
      <style:table-cell-properties fo:padding="0.097cm" fo:border-left="none" fo:border-right="none" fo:border-top="none" fo:border-bottom="0.05pt solid #000000"/>
    </style:style>
    <style:style style:name="Table4.C16" style:family="table-cell">
      <style:table-cell-properties fo:padding="0.097cm" fo:border-left="none" fo:border-right="none" fo:border-top="none" fo:border-bottom="0.05pt solid #000000"/>
    </style:style>
    <style:style style:name="Table4.B17" style:family="table-cell">
      <style:table-cell-properties fo:padding="0.097cm" fo:border-left="none" fo:border-right="none" fo:border-top="none" fo:border-bottom="0.05pt solid #000000"/>
    </style:style>
    <style:style style:name="Table4.C17" style:family="table-cell">
      <style:table-cell-properties fo:padding="0.097cm" fo:border-left="none" fo:border-right="none" fo:border-top="none" fo:border-bottom="0.05pt solid #000000"/>
    </style:style>
    <style:style style:name="Table4.B18" style:family="table-cell">
      <style:table-cell-properties fo:padding="0.097cm" fo:border-left="none" fo:border-right="none" fo:border-top="none" fo:border-bottom="0.05pt solid #000000"/>
    </style:style>
    <style:style style:name="Table4.C18" style:family="table-cell">
      <style:table-cell-properties fo:padding="0.097cm" fo:border-left="none" fo:border-right="none" fo:border-top="none" fo:border-bottom="0.05pt solid #000000"/>
    </style:style>
    <style:style style:name="Table4.B19" style:family="table-cell">
      <style:table-cell-properties fo:padding="0.097cm" fo:border-left="none" fo:border-right="none" fo:border-top="none" fo:border-bottom="0.05pt solid #000000"/>
    </style:style>
    <style:style style:name="Table4.C19" style:family="table-cell">
      <style:table-cell-properties fo:padding="0.097cm" fo:border-left="none" fo:border-right="none" fo:border-top="none" fo:border-bottom="0.05pt solid #000000"/>
    </style:style>
    <style:style style:name="Table4.B20" style:family="table-cell">
      <style:table-cell-properties fo:padding="0.097cm" fo:border-left="none" fo:border-right="none" fo:border-top="none" fo:border-bottom="0.05pt solid #000000"/>
    </style:style>
    <style:style style:name="Table4.C20" style:family="table-cell">
      <style:table-cell-properties fo:padding="0.097cm" fo:border-left="none" fo:border-right="none" fo:border-top="none" fo:border-bottom="0.05pt solid #000000"/>
    </style:style>
    <style:style style:name="Table4.B21" style:family="table-cell">
      <style:table-cell-properties fo:padding="0.097cm" fo:border-left="none" fo:border-right="none" fo:border-top="none" fo:border-bottom="0.05pt solid #000000"/>
    </style:style>
    <style:style style:name="Table4.C21" style:family="table-cell">
      <style:table-cell-properties fo:padding="0.097cm" fo:border-left="none" fo:border-right="none" fo:border-top="none" fo:border-bottom="0.05pt solid #000000"/>
    </style:style>
    <style:style style:name="Table4.B22" style:family="table-cell">
      <style:table-cell-properties fo:padding="0.097cm" fo:border-left="none" fo:border-right="none" fo:border-top="none" fo:border-bottom="0.05pt solid #000000"/>
    </style:style>
    <style:style style:name="Table4.C22" style:family="table-cell">
      <style:table-cell-properties fo:padding="0.097cm" fo:border-left="none" fo:border-right="none" fo:border-top="none" fo:border-bottom="0.05pt solid #000000"/>
    </style:style>
    <style:style style:name="Table4.B23" style:family="table-cell">
      <style:table-cell-properties fo:padding="0.097cm" fo:border-left="none" fo:border-right="none" fo:border-top="none" fo:border-bottom="0.05pt solid #000000"/>
    </style:style>
    <style:style style:name="Table4.C23" style:family="table-cell">
      <style:table-cell-properties fo:padding="0.097cm" fo:border-left="none" fo:border-right="none" fo:border-top="none" fo:border-bottom="0.05pt solid #000000"/>
    </style:style>
    <style:style style:name="Table4.B24" style:family="table-cell">
      <style:table-cell-properties fo:padding="0.097cm" fo:border-left="none" fo:border-right="none" fo:border-top="none" fo:border-bottom="0.05pt solid #000000"/>
    </style:style>
    <style:style style:name="Table4.C24" style:family="table-cell">
      <style:table-cell-properties fo:padding="0.097cm" fo:border-left="none" fo:border-right="none" fo:border-top="none" fo:border-bottom="0.05pt solid #000000"/>
    </style:style>
    <style:style style:name="Table4.B25" style:family="table-cell">
      <style:table-cell-properties fo:padding="0.097cm" fo:border-left="none" fo:border-right="none" fo:border-top="none" fo:border-bottom="0.05pt solid #000000"/>
    </style:style>
    <style:style style:name="Table4.C25" style:family="table-cell">
      <style:table-cell-properties fo:padding="0.097cm" fo:border-left="none" fo:border-right="none" fo:border-top="none" fo:border-bottom="0.05pt solid #000000"/>
    </style:style>
    <style:style style:name="Table4.B26" style:family="table-cell">
      <style:table-cell-properties fo:padding="0.097cm" fo:border-left="none" fo:border-right="none" fo:border-top="none" fo:border-bottom="0.05pt solid #000000"/>
    </style:style>
    <style:style style:name="Table4.C26" style:family="table-cell">
      <style:table-cell-properties fo:padding="0.097cm" fo:border-left="none" fo:border-right="none" fo:border-top="none" fo:border-bottom="0.05pt solid #000000"/>
    </style:style>
    <style:style style:name="Table4.B27" style:family="table-cell">
      <style:table-cell-properties fo:padding="0.097cm" fo:border-left="none" fo:border-right="none" fo:border-top="none" fo:border-bottom="0.05pt solid #000000"/>
    </style:style>
    <style:style style:name="Table4.C27" style:family="table-cell">
      <style:table-cell-properties fo:padding="0.097cm" fo:border-left="none" fo:border-right="none" fo:border-top="none" fo:border-bottom="0.05pt solid #000000"/>
    </style:style>
    <style:style style:name="Table4.B28" style:family="table-cell">
      <style:table-cell-properties fo:padding="0.097cm" fo:border-left="none" fo:border-right="none" fo:border-top="none" fo:border-bottom="0.05pt solid #000000"/>
    </style:style>
    <style:style style:name="Table4.C28" style:family="table-cell">
      <style:table-cell-properties fo:padding="0.097cm" fo:border-left="none" fo:border-right="none" fo:border-top="none" fo:border-bottom="0.05pt solid #000000"/>
    </style:style>
    <style:style style:name="Table4.B29" style:family="table-cell">
      <style:table-cell-properties fo:padding="0.097cm" fo:border-left="none" fo:border-right="none" fo:border-top="none" fo:border-bottom="0.05pt solid #000000"/>
    </style:style>
    <style:style style:name="Table4.C29" style:family="table-cell">
      <style:table-cell-properties fo:padding="0.097cm" fo:border-left="none" fo:border-right="none" fo:border-top="none" fo:border-bottom="0.05pt solid #000000"/>
    </style:style>
    <style:style style:name="Table4.B30" style:family="table-cell">
      <style:table-cell-properties fo:padding="0.097cm" fo:border-left="none" fo:border-right="none" fo:border-top="none" fo:border-bottom="0.05pt solid #000000"/>
    </style:style>
    <style:style style:name="Table4.C30" style:family="table-cell">
      <style:table-cell-properties fo:padding="0.097cm" fo:border-left="none" fo:border-right="none" fo:border-top="none" fo:border-bottom="0.05pt solid #000000"/>
    </style:style>
    <style:style style:name="Table4.B31" style:family="table-cell">
      <style:table-cell-properties fo:padding="0.097cm" fo:border-left="none" fo:border-right="none" fo:border-top="none" fo:border-bottom="0.05pt solid #000000"/>
    </style:style>
    <style:style style:name="Table4.C31" style:family="table-cell">
      <style:table-cell-properties fo:padding="0.097cm" fo:border-left="none" fo:border-right="none" fo:border-top="none" fo:border-bottom="0.05pt solid #000000"/>
    </style:style>
    <style:style style:name="Table4.B32" style:family="table-cell">
      <style:table-cell-properties fo:padding="0.097cm" fo:border-left="none" fo:border-right="none" fo:border-top="none" fo:border-bottom="0.05pt solid #000000"/>
    </style:style>
    <style:style style:name="Table4.C32" style:family="table-cell">
      <style:table-cell-properties fo:padding="0.097cm" fo:border-left="none" fo:border-right="none" fo:border-top="none" fo:border-bottom="0.05pt solid #000000"/>
    </style:style>
    <style:style style:name="Table4.B33" style:family="table-cell">
      <style:table-cell-properties fo:padding="0.097cm" fo:border-left="none" fo:border-right="none" fo:border-top="none" fo:border-bottom="0.05pt solid #000000"/>
    </style:style>
    <style:style style:name="Table4.C33" style:family="table-cell">
      <style:table-cell-properties fo:padding="0.097cm" fo:border-left="none" fo:border-right="none" fo:border-top="none" fo:border-bottom="0.05pt solid #000000"/>
    </style:style>
    <style:style style:name="Table4.B34" style:family="table-cell">
      <style:table-cell-properties fo:padding="0.097cm" fo:border-left="none" fo:border-right="none" fo:border-top="none" fo:border-bottom="0.05pt solid #000000"/>
    </style:style>
    <style:style style:name="Table4.C34" style:family="table-cell">
      <style:table-cell-properties fo:padding="0.097cm" fo:border-left="none" fo:border-right="none" fo:border-top="none" fo:border-bottom="0.05pt solid #000000"/>
    </style:style>
    <style:style style:name="Table4.B35" style:family="table-cell">
      <style:table-cell-properties fo:padding="0.097cm" fo:border-left="none" fo:border-right="none" fo:border-top="none" fo:border-bottom="0.05pt solid #000000"/>
    </style:style>
    <style:style style:name="Table4.C35" style:family="table-cell">
      <style:table-cell-properties fo:padding="0.097cm" fo:border-left="none" fo:border-right="none" fo:border-top="none" fo:border-bottom="0.05pt solid #000000"/>
    </style:style>
    <style:style style:name="Table4.B36" style:family="table-cell">
      <style:table-cell-properties fo:padding="0.097cm" fo:border-left="none" fo:border-right="none" fo:border-top="none" fo:border-bottom="0.05pt solid #000000"/>
    </style:style>
    <style:style style:name="Table4.C36" style:family="table-cell">
      <style:table-cell-properties fo:padding="0.097cm" fo:border-left="none" fo:border-right="none" fo:border-top="none" fo:border-bottom="0.05pt solid #000000"/>
    </style:style>
    <style:style style:name="Table5" style:family="table">
      <style:table-properties fo:margin-left="3.014cm" fo:margin-right="-0.002cm" fo:break-before="auto" fo:break-after="auto" table:align="margins" fo:background-color="transparent" fo:keep-with-next="auto" style:may-break-between-rows="true" style:writing-mode="page">
        <style:background-image/>
      </style:table-properties>
    </style:style>
    <style:style style:name="Table5.A" style:family="table-column">
      <style:table-column-properties style:rel-column-width="1974*"/>
    </style:style>
    <style:style style:name="Table5.B" style:family="table-column">
      <style:table-column-properties style:rel-column-width="21815*"/>
    </style:style>
    <style:style style:name="Table5.C" style:family="table-column">
      <style:table-column-properties style:rel-column-width="41746*"/>
    </style:style>
    <style:style style:name="Table5.A1" style:family="table-cell">
      <style:table-cell-properties fo:background-color="#000000" fo:padding="0.097cm" fo:border-left="none" fo:border-right="none" fo:border-top="0.05pt solid #000000" fo:border-bottom="none">
        <style:background-image/>
      </style:table-cell-properties>
    </style:style>
    <style:style style:name="Table5.B1" style:family="table-cell">
      <style:table-cell-properties fo:padding="0.097cm" fo:border-left="none" fo:border-right="none" fo:border-top="0.05pt solid #000000" fo:border-bottom="none"/>
    </style:style>
    <style:style style:name="Table5.C1" style:family="table-cell">
      <style:table-cell-properties fo:padding="0.097cm" fo:border-left="none" fo:border-right="none" fo:border-top="0.05pt solid #000000" fo:border-bottom="none"/>
    </style:style>
    <style:style style:name="Table5.2" style:family="table-row">
      <style:table-row-properties fo:background-color="transparent" fo:keep-together="auto">
        <style:background-image/>
      </style:table-row-properties>
    </style:style>
    <style:style style:name="Table5.A2" style:family="table-cell">
      <style:table-cell-properties fo:background-color="#000000" fo:padding="0.097cm" fo:border="none">
        <style:background-image/>
      </style:table-cell-properties>
    </style:style>
    <style:style style:name="Table5.B2" style:family="table-cell">
      <style:table-cell-properties style:vertical-align="" fo:background-color="transparent" fo:padding="0.097cm" fo:border="none" style:writing-mode="page">
        <style:background-image/>
      </style:table-cell-properties>
    </style:style>
    <style:style style:name="Table5.B3" style:family="table-cell">
      <style:table-cell-properties fo:padding="0.097cm" fo:border="none"/>
    </style:style>
    <style:style style:name="Table5.C3" style:family="table-cell">
      <style:table-cell-properties fo:padding="0.097cm" fo:border="none"/>
    </style:style>
    <style:style style:name="Table5.B4" style:family="table-cell">
      <style:table-cell-properties fo:padding="0.097cm" fo:border="none"/>
    </style:style>
    <style:style style:name="Table5.C4" style:family="table-cell">
      <style:table-cell-properties fo:padding="0.097cm" fo:border="none"/>
    </style:style>
    <style:style style:name="Table5.B5" style:family="table-cell">
      <style:table-cell-properties fo:padding="0.097cm" fo:border="none"/>
    </style:style>
    <style:style style:name="Table5.C5" style:family="table-cell">
      <style:table-cell-properties fo:padding="0.097cm" fo:border="none"/>
    </style:style>
    <style:style style:name="Table5.B6" style:family="table-cell">
      <style:table-cell-properties fo:padding="0.097cm" fo:border="none"/>
    </style:style>
    <style:style style:name="Table5.C6" style:family="table-cell">
      <style:table-cell-properties fo:padding="0.097cm" fo:border="none"/>
    </style:style>
    <style:style style:name="Table5.B7" style:family="table-cell">
      <style:table-cell-properties fo:padding="0.097cm" fo:border="none"/>
    </style:style>
    <style:style style:name="Table5.C7" style:family="table-cell">
      <style:table-cell-properties fo:padding="0.097cm" fo:border="none"/>
    </style:style>
    <style:style style:name="Table5.B8" style:family="table-cell">
      <style:table-cell-properties fo:padding="0.097cm" fo:border="none"/>
    </style:style>
    <style:style style:name="Table5.C8" style:family="table-cell">
      <style:table-cell-properties fo:padding="0.097cm" fo:border="none"/>
    </style:style>
    <style:style style:name="Table5.B9" style:family="table-cell">
      <style:table-cell-properties fo:padding="0.097cm" fo:border="none"/>
    </style:style>
    <style:style style:name="Table5.C9" style:family="table-cell">
      <style:table-cell-properties fo:padding="0.097cm" fo:border="none"/>
    </style:style>
    <style:style style:name="Table5.B10" style:family="table-cell">
      <style:table-cell-properties fo:padding="0.097cm" fo:border="none"/>
    </style:style>
    <style:style style:name="Table5.C10" style:family="table-cell">
      <style:table-cell-properties fo:padding="0.097cm" fo:border="none"/>
    </style:style>
    <style:style style:name="Table5.B11" style:family="table-cell">
      <style:table-cell-properties fo:padding="0.097cm" fo:border="none"/>
    </style:style>
    <style:style style:name="Table5.C11" style:family="table-cell">
      <style:table-cell-properties fo:padding="0.097cm" fo:border="none"/>
    </style:style>
    <style:style style:name="Table5.B12" style:family="table-cell">
      <style:table-cell-properties fo:padding="0.097cm" fo:border="none"/>
    </style:style>
    <style:style style:name="Table5.C12" style:family="table-cell">
      <style:table-cell-properties fo:padding="0.097cm" fo:border="none"/>
    </style:style>
    <style:style style:name="Table5.B13" style:family="table-cell">
      <style:table-cell-properties fo:padding="0.097cm" fo:border="none"/>
    </style:style>
    <style:style style:name="Table5.C13" style:family="table-cell">
      <style:table-cell-properties fo:padding="0.097cm" fo:border="none"/>
    </style:style>
    <style:style style:name="Table5.B14" style:family="table-cell">
      <style:table-cell-properties fo:padding="0.097cm" fo:border="none"/>
    </style:style>
    <style:style style:name="Table5.C14" style:family="table-cell">
      <style:table-cell-properties fo:padding="0.097cm" fo:border="none"/>
    </style:style>
    <style:style style:name="Table5.B15" style:family="table-cell">
      <style:table-cell-properties fo:padding="0.097cm" fo:border="none"/>
    </style:style>
    <style:style style:name="Table5.C15" style:family="table-cell">
      <style:table-cell-properties fo:padding="0.097cm" fo:border="none"/>
    </style:style>
    <style:style style:name="Table5.B16" style:family="table-cell">
      <style:table-cell-properties fo:padding="0.097cm" fo:border="none"/>
    </style:style>
    <style:style style:name="Table5.C16" style:family="table-cell">
      <style:table-cell-properties fo:padding="0.097cm" fo:border="none"/>
    </style:style>
    <style:style style:name="Table5.B17" style:family="table-cell">
      <style:table-cell-properties fo:padding="0.097cm" fo:border="none"/>
    </style:style>
    <style:style style:name="Table5.C17" style:family="table-cell">
      <style:table-cell-properties fo:padding="0.097cm" fo:border="none"/>
    </style:style>
    <style:style style:name="Table5.B18" style:family="table-cell">
      <style:table-cell-properties fo:padding="0.097cm" fo:border="none"/>
    </style:style>
    <style:style style:name="Table5.C18" style:family="table-cell">
      <style:table-cell-properties fo:padding="0.097cm" fo:border="none"/>
    </style:style>
    <style:style style:name="Table5.B19" style:family="table-cell">
      <style:table-cell-properties fo:padding="0.097cm" fo:border="none"/>
    </style:style>
    <style:style style:name="Table5.C19" style:family="table-cell">
      <style:table-cell-properties fo:padding="0.097cm" fo:border="none"/>
    </style:style>
    <style:style style:name="Table5.B20" style:family="table-cell">
      <style:table-cell-properties fo:padding="0.097cm" fo:border="none"/>
    </style:style>
    <style:style style:name="Table5.C20" style:family="table-cell">
      <style:table-cell-properties fo:padding="0.097cm" fo:border="none"/>
    </style:style>
    <style:style style:name="Table5.B21" style:family="table-cell">
      <style:table-cell-properties fo:padding="0.097cm" fo:border="none"/>
    </style:style>
    <style:style style:name="Table5.C21" style:family="table-cell">
      <style:table-cell-properties fo:padding="0.097cm" fo:border="none"/>
    </style:style>
    <style:style style:name="Table5.B22" style:family="table-cell">
      <style:table-cell-properties fo:padding="0.097cm" fo:border="none"/>
    </style:style>
    <style:style style:name="Table5.C22" style:family="table-cell">
      <style:table-cell-properties fo:padding="0.097cm" fo:border="none"/>
    </style:style>
    <style:style style:name="Table5.B23" style:family="table-cell">
      <style:table-cell-properties fo:padding="0.097cm" fo:border="none"/>
    </style:style>
    <style:style style:name="Table5.C23" style:family="table-cell">
      <style:table-cell-properties fo:padding="0.097cm" fo:border="none"/>
    </style:style>
    <style:style style:name="Table5.B24" style:family="table-cell">
      <style:table-cell-properties fo:padding="0.097cm" fo:border="none"/>
    </style:style>
    <style:style style:name="Table5.C24" style:family="table-cell">
      <style:table-cell-properties fo:padding="0.097cm" fo:border="none"/>
    </style:style>
    <style:style style:name="Table5.B25" style:family="table-cell">
      <style:table-cell-properties fo:padding="0.097cm" fo:border="none"/>
    </style:style>
    <style:style style:name="Table5.C25" style:family="table-cell">
      <style:table-cell-properties fo:padding="0.097cm" fo:border="none"/>
    </style:style>
    <style:style style:name="Table5.B26" style:family="table-cell">
      <style:table-cell-properties fo:padding="0.097cm" fo:border="none"/>
    </style:style>
    <style:style style:name="Table5.C26" style:family="table-cell">
      <style:table-cell-properties fo:padding="0.097cm" fo:border="none"/>
    </style:style>
    <style:style style:name="Table5.B27" style:family="table-cell">
      <style:table-cell-properties fo:padding="0.097cm" fo:border="none"/>
    </style:style>
    <style:style style:name="Table5.C27" style:family="table-cell">
      <style:table-cell-properties fo:padding="0.097cm" fo:border="none"/>
    </style:style>
    <style:style style:name="Table5.B28" style:family="table-cell">
      <style:table-cell-properties fo:padding="0.097cm" fo:border="none"/>
    </style:style>
    <style:style style:name="Table5.C28" style:family="table-cell">
      <style:table-cell-properties fo:padding="0.097cm" fo:border="none"/>
    </style:style>
    <style:style style:name="Table5.B29" style:family="table-cell">
      <style:table-cell-properties fo:padding="0.097cm" fo:border="none"/>
    </style:style>
    <style:style style:name="Table5.C29" style:family="table-cell">
      <style:table-cell-properties fo:padding="0.097cm" fo:border="none"/>
    </style:style>
    <style:style style:name="Table5.B30" style:family="table-cell">
      <style:table-cell-properties fo:padding="0.097cm" fo:border="none"/>
    </style:style>
    <style:style style:name="Table5.C30" style:family="table-cell">
      <style:table-cell-properties fo:padding="0.097cm" fo:border="none"/>
    </style:style>
    <style:style style:name="Table5.B31" style:family="table-cell">
      <style:table-cell-properties fo:padding="0.097cm" fo:border="none"/>
    </style:style>
    <style:style style:name="Table5.C31" style:family="table-cell">
      <style:table-cell-properties fo:padding="0.097cm" fo:border="none"/>
    </style:style>
    <style:style style:name="Table5.B32" style:family="table-cell">
      <style:table-cell-properties fo:padding="0.097cm" fo:border="none"/>
    </style:style>
    <style:style style:name="Table5.C32" style:family="table-cell">
      <style:table-cell-properties fo:padding="0.097cm" fo:border="none"/>
    </style:style>
    <style:style style:name="Table5.B33" style:family="table-cell">
      <style:table-cell-properties fo:padding="0.097cm" fo:border="none"/>
    </style:style>
    <style:style style:name="Table5.C33" style:family="table-cell">
      <style:table-cell-properties fo:padding="0.097cm" fo:border="none"/>
    </style:style>
    <style:style style:name="Table6" style:family="table">
      <style:table-properties fo:margin-left="3.014cm" fo:margin-right="0.011cm" fo:break-before="auto" fo:break-after="auto" table:align="margins" fo:background-color="transparent" fo:keep-with-next="auto" style:may-break-between-rows="true" style:writing-mode="page">
        <style:background-image/>
      </style:table-properties>
    </style:style>
    <style:style style:name="Table6.A" style:family="table-column">
      <style:table-column-properties style:rel-column-width="1985*"/>
    </style:style>
    <style:style style:name="Table6.B" style:family="table-column">
      <style:table-column-properties style:rel-column-width="29666*"/>
    </style:style>
    <style:style style:name="Table6.C" style:family="table-column">
      <style:table-column-properties style:rel-column-width="33884*"/>
    </style:style>
    <style:style style:name="Table6.1" style:family="table-row">
      <style:table-row-properties fo:background-color="transparent" fo:keep-together="auto">
        <style:background-image/>
      </style:table-row-properties>
    </style:style>
    <style:style style:name="Table6.A1" style:family="table-cell">
      <style:table-cell-properties style:vertical-align="" fo:background-color="#000000" fo:padding="0.097cm" fo:border-left="none" fo:border-right="none" fo:border-top="none" fo:border-bottom="0.05pt solid #000000" style:writing-mode="page">
        <style:background-image/>
      </style:table-cell-properties>
    </style:style>
    <style:style style:name="Table6.B1" style:family="table-cell">
      <style:table-cell-properties style:vertical-align="" fo:background-color="transparent" fo:padding="0.097cm" fo:border-left="none" fo:border-right="none" fo:border-top="0.05pt solid #000000" fo:border-bottom="0.05pt solid #000000" style:writing-mode="page">
        <style:background-image/>
      </style:table-cell-properties>
    </style:style>
    <style:style style:name="Table6.A2" style:family="table-cell">
      <style:table-cell-properties fo:background-color="#000000" fo:padding="0.097cm" fo:border-left="none" fo:border-right="none" fo:border-top="0.05pt solid #000000" fo:border-bottom="0.05pt solid #000000">
        <style:background-image/>
      </style:table-cell-properties>
    </style:style>
    <style:style style:name="Table6.B2" style:family="table-cell">
      <style:table-cell-properties fo:padding="0.097cm" fo:border-left="none" fo:border-right="none" fo:border-top="0.05pt solid #000000" fo:border-bottom="0.05pt solid #000000"/>
    </style:style>
    <style:style style:name="Table6.C2" style:family="table-cell">
      <style:table-cell-properties fo:padding="0.097cm" fo:border-left="none" fo:border-right="none" fo:border-top="0.05pt solid #000000" fo:border-bottom="0.05pt solid #000000"/>
    </style:style>
    <style:style style:name="Table6.A3" style:family="table-cell">
      <style:table-cell-properties fo:background-color="#000000" fo:padding="0.097cm" fo:border-left="none" fo:border-right="none" fo:border-top="none" fo:border-bottom="0.05pt solid #000000">
        <style:background-image/>
      </style:table-cell-properties>
    </style:style>
    <style:style style:name="Table6.B3" style:family="table-cell">
      <style:table-cell-properties fo:padding="0.097cm" fo:border-left="none" fo:border-right="none" fo:border-top="none" fo:border-bottom="0.05pt solid #000000"/>
    </style:style>
    <style:style style:name="Table6.C3" style:family="table-cell">
      <style:table-cell-properties fo:padding="0.097cm" fo:border-left="none" fo:border-right="none" fo:border-top="none" fo:border-bottom="0.05pt solid #000000"/>
    </style:style>
    <style:style style:name="Table7" style:family="table">
      <style:table-properties fo:margin-left="3.014cm" fo:margin-right="0.011cm" table:align="margins"/>
    </style:style>
    <style:style style:name="Table7.A" style:family="table-column">
      <style:table-column-properties style:rel-column-width="1984*"/>
    </style:style>
    <style:style style:name="Table7.B" style:family="table-column">
      <style:table-column-properties style:rel-column-width="20532*"/>
    </style:style>
    <style:style style:name="Table7.C" style:family="table-column">
      <style:table-column-properties style:rel-column-width="43019*"/>
    </style:style>
    <style:style style:name="Table7.A1" style:family="table-cell">
      <style:table-cell-properties fo:background-color="#000000" fo:padding="0.097cm" fo:border-left="none" fo:border-right="none" fo:border-top="0.05pt solid #000000" fo:border-bottom="0.05pt solid #000000">
        <style:background-image/>
      </style:table-cell-properties>
    </style:style>
    <style:style style:name="Table7.B1" style:family="table-cell">
      <style:table-cell-properties fo:padding="0.097cm" fo:border-left="none" fo:border-right="none" fo:border-top="0.05pt solid #000000" fo:border-bottom="0.05pt solid #000000"/>
    </style:style>
    <style:style style:name="Table7.C1" style:family="table-cell">
      <style:table-cell-properties fo:padding="0.097cm" fo:border-left="none" fo:border-right="none" fo:border-top="0.05pt solid #000000" fo:border-bottom="0.05pt solid #000000"/>
    </style:style>
    <style:style style:name="Table7.A2" style:family="table-cell">
      <style:table-cell-properties fo:background-color="#000000" fo:padding="0.097cm" fo:border-left="none" fo:border-right="none" fo:border-top="none" fo:border-bottom="0.05pt solid #000000">
        <style:background-image/>
      </style:table-cell-properties>
    </style:style>
    <style:style style:name="Table7.B2" style:family="table-cell">
      <style:table-cell-properties fo:padding="0.097cm" fo:border-left="none" fo:border-right="none" fo:border-top="none" fo:border-bottom="0.05pt solid #000000"/>
    </style:style>
    <style:style style:name="Table7.C2" style:family="table-cell">
      <style:table-cell-properties fo:padding="0.097cm" fo:border-left="none" fo:border-right="none" fo:border-top="none" fo:border-bottom="0.05pt solid #000000"/>
    </style:style>
    <style:style style:name="Table7.B3" style:family="table-cell">
      <style:table-cell-properties fo:padding="0.097cm" fo:border-left="none" fo:border-right="none" fo:border-top="none" fo:border-bottom="0.05pt solid #000000"/>
    </style:style>
    <style:style style:name="Table7.C3" style:family="table-cell">
      <style:table-cell-properties fo:padding="0.097cm" fo:border-left="none" fo:border-right="none" fo:border-top="none" fo:border-bottom="0.05pt solid #000000"/>
    </style:style>
    <style:style style:name="Table7.B4" style:family="table-cell">
      <style:table-cell-properties fo:padding="0.097cm" fo:border-left="none" fo:border-right="none" fo:border-top="none" fo:border-bottom="0.05pt solid #000000"/>
    </style:style>
    <style:style style:name="Table7.C4" style:family="table-cell">
      <style:table-cell-properties fo:padding="0.097cm" fo:border-left="none" fo:border-right="none" fo:border-top="none" fo:border-bottom="0.05pt solid #000000"/>
    </style:style>
    <style:style style:name="Table8" style:family="table">
      <style:table-properties style:width="14.561cm" fo:margin-left="3.014cm" fo:margin-right="0.014cm" fo:break-before="auto" fo:break-after="auto" table:align="margins" fo:background-color="transparent" fo:keep-with-next="auto" style:may-break-between-rows="true" style:writing-mode="page">
        <style:background-image/>
      </style:table-properties>
    </style:style>
    <style:style style:name="Table8.A" style:family="table-column">
      <style:table-column-properties style:column-width="0.437cm" style:rel-column-width="1968*"/>
    </style:style>
    <style:style style:name="Table8.B" style:family="table-column">
      <style:table-column-properties style:column-width="4.445cm" style:rel-column-width="20005*"/>
    </style:style>
    <style:style style:name="Table8.C" style:family="table-column">
      <style:table-column-properties style:column-width="9.678cm" style:rel-column-width="43562*"/>
    </style:style>
    <style:style style:name="Table8.1" style:family="table-row">
      <style:table-row-properties fo:background-color="transparent" fo:keep-together="auto">
        <style:background-image/>
      </style:table-row-properties>
    </style:style>
    <style:style style:name="Table8.A1" style:family="table-cell">
      <style:table-cell-properties style:vertical-align="" fo:background-color="#000000" fo:padding="0.097cm" fo:border-left="none" fo:border-right="none" fo:border-top="0.05pt solid #000000" fo:border-bottom="none" style:writing-mode="page">
        <style:background-image/>
      </style:table-cell-properties>
    </style:style>
    <style:style style:name="Table8.B1" style:family="table-cell">
      <style:table-cell-properties fo:padding="0.097cm" fo:border-left="none" fo:border-right="none" fo:border-top="0.05pt solid #000000" fo:border-bottom="none"/>
    </style:style>
    <style:style style:name="Table8.C1" style:family="table-cell">
      <style:table-cell-properties fo:padding="0.097cm" fo:border-left="none" fo:border-right="none" fo:border-top="0.05pt solid #000000" fo:border-bottom="none"/>
    </style:style>
    <style:style style:name="Table8.A2" style:family="table-cell">
      <style:table-cell-properties style:vertical-align="" fo:background-color="#000000" fo:padding="0.097cm" fo:border="none" style:writing-mode="page">
        <style:background-image/>
      </style:table-cell-properties>
    </style:style>
    <style:style style:name="Table8.B2" style:family="table-cell">
      <style:table-cell-properties fo:padding="0.097cm" fo:border="none"/>
    </style:style>
    <style:style style:name="Table8.C2" style:family="table-cell">
      <style:table-cell-properties fo:padding="0.097cm" fo:border="none"/>
    </style:style>
    <style:style style:name="Table8.B3" style:family="table-cell">
      <style:table-cell-properties fo:padding="0.097cm" fo:border="none"/>
    </style:style>
    <style:style style:name="Table8.C3" style:family="table-cell">
      <style:table-cell-properties fo:padding="0.097cm" fo:border="none"/>
    </style:style>
    <style:style style:name="Table8.B4" style:family="table-cell">
      <style:table-cell-properties fo:padding="0.097cm" fo:border="none"/>
    </style:style>
    <style:style style:name="Table8.C4" style:family="table-cell">
      <style:table-cell-properties fo:padding="0.097cm" fo:border="none"/>
    </style:style>
    <style:style style:name="Table8.B5" style:family="table-cell">
      <style:table-cell-properties fo:padding="0.097cm" fo:border="none"/>
    </style:style>
    <style:style style:name="Table8.C5" style:family="table-cell">
      <style:table-cell-properties fo:padding="0.097cm" fo:border="none"/>
    </style:style>
    <style:style style:name="Table8.B6" style:family="table-cell">
      <style:table-cell-properties fo:padding="0.097cm" fo:border="none"/>
    </style:style>
    <style:style style:name="Table8.C6" style:family="table-cell">
      <style:table-cell-properties fo:padding="0.097cm" fo:border="none"/>
    </style:style>
    <style:style style:name="Table8.B7" style:family="table-cell">
      <style:table-cell-properties fo:padding="0.097cm" fo:border="none"/>
    </style:style>
    <style:style style:name="Table8.C7" style:family="table-cell">
      <style:table-cell-properties fo:padding="0.097cm" fo:border="none"/>
    </style:style>
    <style:style style:name="Table8.A8" style:family="table-cell">
      <style:table-cell-properties style:vertical-align="" fo:background-color="#000000" fo:padding="0.097cm" fo:border-left="none" fo:border-right="none" fo:border-top="none" fo:border-bottom="0.05pt solid #000000" style:writing-mode="page">
        <style:background-image/>
      </style:table-cell-properties>
    </style:style>
    <style:style style:name="Table8.B8" style:family="table-cell">
      <style:table-cell-properties style:vertical-align="" fo:background-color="transparent" fo:padding="0.097cm" fo:border="none" style:writing-mode="page">
        <style:background-image/>
      </style:table-cell-properties>
    </style:style>
    <style:style style:name="Table8.A10" style:family="table-cell">
      <style:table-cell-properties fo:background-color="#000000" fo:padding="0.097cm" fo:border-left="none" fo:border-right="none" fo:border-top="none" fo:border-bottom="0.05pt solid #000000">
        <style:background-image/>
      </style:table-cell-properties>
    </style:style>
    <style:style style:name="Table8.A11" style:family="table-cell">
      <style:table-cell-properties fo:background-color="#000000" fo:padding="0.097cm" fo:border-left="none" fo:border-right="none" fo:border-top="none" fo:border-bottom="0.05pt solid #000000">
        <style:background-image/>
      </style:table-cell-properties>
    </style:style>
    <style:style style:name="Table8.A12" style:family="table-cell">
      <style:table-cell-properties fo:background-color="#000000" fo:padding="0.097cm" fo:border-left="none" fo:border-right="none" fo:border-top="none" fo:border-bottom="0.05pt solid #000000">
        <style:background-image/>
      </style:table-cell-properties>
    </style:style>
    <style:style style:name="Table8.A13" style:family="table-cell">
      <style:table-cell-properties fo:background-color="#000000" fo:padding="0.097cm" fo:border-left="none" fo:border-right="none" fo:border-top="none" fo:border-bottom="0.05pt solid #000000">
        <style:background-image/>
      </style:table-cell-properties>
    </style:style>
    <style:style style:name="Table8.A14" style:family="table-cell">
      <style:table-cell-properties fo:background-color="#000000" fo:padding="0.097cm" fo:border-left="none" fo:border-right="none" fo:border-top="none" fo:border-bottom="0.05pt solid #000000">
        <style:background-image/>
      </style:table-cell-properties>
    </style:style>
    <style:style style:name="Table8.A15" style:family="table-cell">
      <style:table-cell-properties fo:background-color="#000000" fo:padding="0.097cm" fo:border-left="none" fo:border-right="none" fo:border-top="none" fo:border-bottom="0.05pt solid #000000">
        <style:background-image/>
      </style:table-cell-properties>
    </style:style>
    <style:style style:name="Table8.A16" style:family="table-cell">
      <style:table-cell-properties fo:background-color="#000000" fo:padding="0.097cm" fo:border-left="none" fo:border-right="none" fo:border-top="none" fo:border-bottom="0.05pt solid #000000">
        <style:background-image/>
      </style:table-cell-properties>
    </style:style>
    <style:style style:name="Table8.A17" style:family="table-cell">
      <style:table-cell-properties fo:background-color="#000000" fo:padding="0.097cm" fo:border-left="none" fo:border-right="none" fo:border-top="none" fo:border-bottom="0.05pt solid #000000">
        <style:background-image/>
      </style:table-cell-properties>
    </style:style>
    <style:style style:name="Table8.A18" style:family="table-cell">
      <style:table-cell-properties fo:background-color="#000000" fo:padding="0.097cm" fo:border-left="none" fo:border-right="none" fo:border-top="none" fo:border-bottom="0.05pt solid #000000">
        <style:background-image/>
      </style:table-cell-properties>
    </style:style>
    <style:style style:name="Table9" style:family="table">
      <style:table-properties style:width="14.564cm" fo:margin-left="3.014cm" fo:margin-right="0.011cm" table:align="margins"/>
    </style:style>
    <style:style style:name="Table9.A" style:family="table-column">
      <style:table-column-properties style:column-width="0.441cm" style:rel-column-width="1984*"/>
    </style:style>
    <style:style style:name="Table9.B" style:family="table-column">
      <style:table-column-properties style:column-width="5.777cm" style:rel-column-width="25993*"/>
    </style:style>
    <style:style style:name="Table9.C" style:family="table-column">
      <style:table-column-properties style:column-width="8.347cm" style:rel-column-width="37558*"/>
    </style:style>
    <style:style style:name="Table9.A1" style:family="table-cell">
      <style:table-cell-properties fo:background-color="#000000" fo:padding="0.097cm" fo:border-left="none" fo:border-right="none" fo:border-top="0.05pt solid #000000" fo:border-bottom="0.05pt solid #000000">
        <style:background-image/>
      </style:table-cell-properties>
    </style:style>
    <style:style style:name="Table9.B1" style:family="table-cell">
      <style:table-cell-properties fo:padding="0.097cm" fo:border-left="none" fo:border-right="none" fo:border-top="0.05pt solid #000000" fo:border-bottom="0.05pt solid #000000"/>
    </style:style>
    <style:style style:name="Table9.C1" style:family="table-cell">
      <style:table-cell-properties fo:padding="0.097cm" fo:border-left="none" fo:border-right="none" fo:border-top="0.05pt solid #000000" fo:border-bottom="0.05pt solid #000000"/>
    </style:style>
    <style:style style:name="Table9.A2" style:family="table-cell">
      <style:table-cell-properties fo:background-color="#000000" fo:padding="0.097cm" fo:border="none">
        <style:background-image/>
      </style:table-cell-properties>
    </style:style>
    <style:style style:name="Table9.B2" style:family="table-cell">
      <style:table-cell-properties fo:padding="0.097cm" fo:border="none"/>
    </style:style>
    <style:style style:name="Table9.C2" style:family="table-cell">
      <style:table-cell-properties fo:padding="0.097cm" fo:border="none"/>
    </style:style>
    <style:style style:name="Table9.B3" style:family="table-cell">
      <style:table-cell-properties fo:padding="0.097cm" fo:border="none"/>
    </style:style>
    <style:style style:name="Table9.C3" style:family="table-cell">
      <style:table-cell-properties fo:padding="0.097cm" fo:border="none"/>
    </style:style>
    <style:style style:name="Table9.B4" style:family="table-cell">
      <style:table-cell-properties fo:padding="0.097cm" fo:border="none"/>
    </style:style>
    <style:style style:name="Table9.C4" style:family="table-cell">
      <style:table-cell-properties fo:padding="0.097cm" fo:border="none"/>
    </style:style>
    <style:style style:name="Table9.B5" style:family="table-cell">
      <style:table-cell-properties fo:padding="0.097cm" fo:border="none"/>
    </style:style>
    <style:style style:name="Table9.C5" style:family="table-cell">
      <style:table-cell-properties fo:padding="0.097cm" fo:border="none"/>
    </style:style>
    <style:style style:name="Table10" style:family="table">
      <style:table-properties style:width="14.564cm" fo:margin-left="3.014cm" fo:margin-right="0.011cm" table:align="margins"/>
    </style:style>
    <style:style style:name="Table10.A" style:family="table-column">
      <style:table-column-properties style:column-width="0.441cm" style:rel-column-width="1984*"/>
    </style:style>
    <style:style style:name="Table10.B" style:family="table-column">
      <style:table-column-properties style:column-width="6.251cm" style:rel-column-width="28128*"/>
    </style:style>
    <style:style style:name="Table10.C" style:family="table-column">
      <style:table-column-properties style:column-width="7.872cm" style:rel-column-width="35423*"/>
    </style:style>
    <style:style style:name="Table10.A1" style:family="table-cell">
      <style:table-cell-properties fo:background-color="#000000" fo:padding="0.097cm" fo:border-left="none" fo:border-right="none" fo:border-top="0.05pt solid #000000" fo:border-bottom="0.05pt solid #000000">
        <style:background-image/>
      </style:table-cell-properties>
    </style:style>
    <style:style style:name="Table10.B1" style:family="table-cell">
      <style:table-cell-properties fo:padding="0.097cm" fo:border-left="none" fo:border-right="none" fo:border-top="0.05pt solid #000000" fo:border-bottom="0.05pt solid #000000"/>
    </style:style>
    <style:style style:name="Table10.C1" style:family="table-cell">
      <style:table-cell-properties fo:padding="0.097cm" fo:border-left="none" fo:border-right="none" fo:border-top="0.05pt solid #000000" fo:border-bottom="0.05pt solid #000000"/>
    </style:style>
    <style:style style:name="Table10.A2" style:family="table-cell">
      <style:table-cell-properties fo:background-color="#000000" fo:padding="0.097cm" fo:border="none">
        <style:background-image/>
      </style:table-cell-properties>
    </style:style>
    <style:style style:name="Table10.B2" style:family="table-cell">
      <style:table-cell-properties fo:padding="0.097cm" fo:border="none"/>
    </style:style>
    <style:style style:name="Table10.C2" style:family="table-cell">
      <style:table-cell-properties fo:padding="0.097cm" fo:border="none"/>
    </style:style>
    <style:style style:name="Table10.B3" style:family="table-cell">
      <style:table-cell-properties fo:padding="0.097cm" fo:border-left="none" fo:border-right="none" fo:border-top="0.05pt solid #000000" fo:border-bottom="0.05pt solid #000000"/>
    </style:style>
    <style:style style:name="Table10.C3" style:family="table-cell">
      <style:table-cell-properties fo:padding="0.097cm" fo:border-left="none" fo:border-right="none" fo:border-top="0.05pt solid #000000" fo:border-bottom="0.05pt solid #000000"/>
    </style:style>
    <style:style style:name="Table10.B4" style:family="table-cell">
      <style:table-cell-properties fo:padding="0.097cm" fo:border-left="none" fo:border-right="none" fo:border-top="0.05pt solid #000000" fo:border-bottom="0.05pt solid #000000"/>
    </style:style>
    <style:style style:name="Table10.C4" style:family="table-cell">
      <style:table-cell-properties fo:padding="0.097cm" fo:border-left="none" fo:border-right="none" fo:border-top="0.05pt solid #000000" fo:border-bottom="0.05pt solid #000000"/>
    </style:style>
    <style:style style:name="Table10.A5" style:family="table-cell">
      <style:table-cell-properties fo:background-color="#000000" fo:padding="0.097cm" fo:border-left="none" fo:border-right="none" fo:border-top="none" fo:border-bottom="0.05pt solid #000000">
        <style:background-image/>
      </style:table-cell-properties>
    </style:style>
    <style:style style:name="Table10.B5" style:family="table-cell">
      <style:table-cell-properties fo:padding="0.097cm" fo:border-left="none" fo:border-right="none" fo:border-top="none" fo:border-bottom="0.05pt solid #000000"/>
    </style:style>
    <style:style style:name="Table10.C5" style:family="table-cell">
      <style:table-cell-properties fo:padding="0.097cm" fo:border-left="none" fo:border-right="none" fo:border-top="none" fo:border-bottom="0.05pt solid #000000"/>
    </style:style>
    <style:style style:name="Table10.B6" style:family="table-cell">
      <style:table-cell-properties fo:padding="0.097cm" fo:border-left="none" fo:border-right="none" fo:border-top="none" fo:border-bottom="0.05pt solid #000000"/>
    </style:style>
    <style:style style:name="Table10.C6" style:family="table-cell">
      <style:table-cell-properties fo:padding="0.097cm" fo:border-left="none" fo:border-right="none" fo:border-top="none" fo:border-bottom="0.05pt solid #000000"/>
    </style:style>
    <style:style style:name="Table10.B7" style:family="table-cell">
      <style:table-cell-properties fo:padding="0.097cm" fo:border-left="none" fo:border-right="none" fo:border-top="none" fo:border-bottom="0.05pt solid #000000"/>
    </style:style>
    <style:style style:name="Table10.C7" style:family="table-cell">
      <style:table-cell-properties fo:padding="0.097cm" fo:border-left="none" fo:border-right="none" fo:border-top="none" fo:border-bottom="0.05pt solid #000000"/>
    </style:style>
    <style:style style:name="Table10.B8" style:family="table-cell">
      <style:table-cell-properties fo:padding="0.097cm" fo:border-left="none" fo:border-right="none" fo:border-top="none" fo:border-bottom="0.05pt solid #000000"/>
    </style:style>
    <style:style style:name="Table10.C8" style:family="table-cell">
      <style:table-cell-properties fo:padding="0.097cm" fo:border-left="none" fo:border-right="none" fo:border-top="none" fo:border-bottom="0.05pt solid #000000"/>
    </style:style>
    <style:style style:name="Table10.B9" style:family="table-cell">
      <style:table-cell-properties fo:padding="0.097cm" fo:border-left="none" fo:border-right="none" fo:border-top="none" fo:border-bottom="0.05pt solid #000000"/>
    </style:style>
    <style:style style:name="Table10.C9" style:family="table-cell">
      <style:table-cell-properties fo:padding="0.097cm" fo:border-left="none" fo:border-right="none" fo:border-top="none" fo:border-bottom="0.05pt solid #000000"/>
    </style:style>
    <style:style style:name="Table10.B10" style:family="table-cell">
      <style:table-cell-properties fo:padding="0.097cm" fo:border-left="none" fo:border-right="none" fo:border-top="none" fo:border-bottom="0.05pt solid #000000"/>
    </style:style>
    <style:style style:name="Table10.C10" style:family="table-cell">
      <style:table-cell-properties fo:padding="0.097cm" fo:border-left="none" fo:border-right="none" fo:border-top="none" fo:border-bottom="0.05pt solid #000000"/>
    </style:style>
    <style:style style:name="Table10.B11" style:family="table-cell">
      <style:table-cell-properties fo:padding="0.097cm" fo:border-left="none" fo:border-right="none" fo:border-top="none" fo:border-bottom="0.05pt solid #000000"/>
    </style:style>
    <style:style style:name="Table10.C11" style:family="table-cell">
      <style:table-cell-properties fo:padding="0.097cm" fo:border-left="none" fo:border-right="none" fo:border-top="none" fo:border-bottom="0.05pt solid #000000"/>
    </style:style>
    <style:style style:name="Table10.B12" style:family="table-cell">
      <style:table-cell-properties fo:padding="0.097cm" fo:border-left="none" fo:border-right="none" fo:border-top="none" fo:border-bottom="0.05pt solid #000000"/>
    </style:style>
    <style:style style:name="Table10.C12" style:family="table-cell">
      <style:table-cell-properties fo:padding="0.097cm" fo:border-left="none" fo:border-right="none" fo:border-top="none" fo:border-bottom="0.05pt solid #000000"/>
    </style:style>
    <style:style style:name="Table10.B13" style:family="table-cell">
      <style:table-cell-properties fo:padding="0.097cm" fo:border-left="none" fo:border-right="none" fo:border-top="none" fo:border-bottom="0.05pt solid #000000"/>
    </style:style>
    <style:style style:name="Table10.C13" style:family="table-cell">
      <style:table-cell-properties fo:padding="0.097cm" fo:border-left="none" fo:border-right="none" fo:border-top="none" fo:border-bottom="0.05pt solid #000000"/>
    </style:style>
    <style:style style:name="Table11" style:family="table">
      <style:table-properties style:width="14.526cm" fo:margin-left="3.036cm" fo:margin-right="0.028cm" fo:break-before="auto" fo:break-after="auto" table:align="margins" fo:background-color="transparent" fo:keep-with-next="auto" style:may-break-between-rows="true" style:writing-mode="page">
        <style:background-image/>
      </style:table-properties>
    </style:style>
    <style:style style:name="Table11.A" style:family="table-column">
      <style:table-column-properties style:column-width="0.411cm" style:rel-column-width="1854*"/>
    </style:style>
    <style:style style:name="Table11.B" style:family="table-column">
      <style:table-column-properties style:column-width="6.68cm" style:rel-column-width="30137*"/>
    </style:style>
    <style:style style:name="Table11.C" style:family="table-column">
      <style:table-column-properties style:column-width="7.435cm" style:rel-column-width="33544*"/>
    </style:style>
    <style:style style:name="Table11.A1" style:family="table-cell">
      <style:table-cell-properties fo:background-color="#000000" fo:padding="0.097cm" fo:border-left="none" fo:border-right="none" fo:border-top="0.05pt solid #000000" fo:border-bottom="0.05pt solid #000000">
        <style:background-image/>
      </style:table-cell-properties>
    </style:style>
    <style:style style:name="Table11.B1" style:family="table-cell">
      <style:table-cell-properties fo:padding="0.097cm" fo:border-left="none" fo:border-right="none" fo:border-top="0.05pt solid #000000" fo:border-bottom="0.05pt solid #000000"/>
    </style:style>
    <style:style style:name="Table11.C1" style:family="table-cell">
      <style:table-cell-properties fo:padding="0.097cm" fo:border-left="none" fo:border-right="none" fo:border-top="0.05pt solid #000000" fo:border-bottom="0.05pt solid #000000"/>
    </style:style>
    <style:style style:name="Table11.A2" style:family="table-cell">
      <style:table-cell-properties fo:background-color="#000000" fo:padding="0.097cm" fo:border-left="none" fo:border-right="none" fo:border-top="none" fo:border-bottom="0.05pt solid #000000">
        <style:background-image/>
      </style:table-cell-properties>
    </style:style>
    <style:style style:name="Table11.B2" style:family="table-cell">
      <style:table-cell-properties fo:padding="0.097cm" fo:border-left="none" fo:border-right="none" fo:border-top="none" fo:border-bottom="0.05pt solid #000000"/>
    </style:style>
    <style:style style:name="Table11.C2" style:family="table-cell">
      <style:table-cell-properties fo:padding="0.097cm" fo:border-left="none" fo:border-right="none" fo:border-top="none" fo:border-bottom="0.05pt solid #000000"/>
    </style:style>
    <style:style style:name="Table11.B3" style:family="table-cell">
      <style:table-cell-properties fo:padding="0.097cm" fo:border-left="none" fo:border-right="none" fo:border-top="none" fo:border-bottom="0.05pt solid #000000"/>
    </style:style>
    <style:style style:name="Table11.C3" style:family="table-cell">
      <style:table-cell-properties fo:padding="0.097cm" fo:border-left="none" fo:border-right="none" fo:border-top="none" fo:border-bottom="0.05pt solid #000000"/>
    </style:style>
    <style:style style:name="Table11.4" style:family="table-row">
      <style:table-row-properties fo:background-color="transparent" fo:keep-together="auto">
        <style:background-image/>
      </style:table-row-properties>
    </style:style>
    <style:style style:name="Table11.A4" style:family="table-cell">
      <style:table-cell-properties style:vertical-align="" fo:background-color="#000000" fo:padding="0.097cm" fo:border="none" style:writing-mode="page">
        <style:background-image/>
      </style:table-cell-properties>
    </style:style>
    <style:style style:name="Table11.B4" style:family="table-cell">
      <style:table-cell-properties style:vertical-align="" fo:background-color="transparent" fo:padding="0.097cm" fo:border="none" style:writing-mode="page">
        <style:background-image/>
      </style:table-cell-properties>
    </style:style>
    <style:style style:name="Table11.C4" style:family="table-cell">
      <style:table-cell-properties fo:padding="0.097cm" fo:border="none"/>
    </style:style>
    <style:style style:name="Table11.A5" style:family="table-cell">
      <style:table-cell-properties style:vertical-align="" fo:background-color="#000000" fo:padding="0.097cm" fo:border-left="none" fo:border-right="none" fo:border-top="0.05pt solid #000000" fo:border-bottom="none" style:writing-mode="page">
        <style:background-image/>
      </style:table-cell-properties>
    </style:style>
    <style:style style:name="Table11.B5" style:family="table-cell">
      <style:table-cell-properties style:vertical-align="" fo:background-color="transparent" fo:padding="0.097cm" fo:border-left="none" fo:border-right="none" fo:border-top="0.05pt solid #000000" fo:border-bottom="none" style:writing-mode="page">
        <style:background-image/>
      </style:table-cell-properties>
    </style:style>
    <style:style style:name="Table11.C5" style:family="table-cell">
      <style:table-cell-properties fo:padding="0.097cm" fo:border-left="none" fo:border-right="none" fo:border-top="0.05pt solid #000000" fo:border-bottom="0.05pt solid #000000"/>
    </style:style>
    <style:style style:name="Table11.B6" style:family="table-cell">
      <style:table-cell-properties fo:padding="0.097cm" fo:border-left="none" fo:border-right="none" fo:border-top="0.05pt solid #000000" fo:border-bottom="0.05pt solid #000000"/>
    </style:style>
    <style:style style:name="Table11.C6" style:family="table-cell">
      <style:table-cell-properties fo:padding="0.097cm" fo:border-left="none" fo:border-right="none" fo:border-top="none" fo:border-bottom="0.05pt solid #000000"/>
    </style:style>
    <style:style style:name="Table11.B7" style:family="table-cell">
      <style:table-cell-properties fo:padding="0.097cm" fo:border-left="none" fo:border-right="none" fo:border-top="none" fo:border-bottom="0.05pt solid #000000"/>
    </style:style>
    <style:style style:name="Table11.C7" style:family="table-cell">
      <style:table-cell-properties fo:padding="0.097cm" fo:border-left="none" fo:border-right="none" fo:border-top="none" fo:border-bottom="0.05pt solid #000000"/>
    </style:style>
    <style:style style:name="Table11.B8" style:family="table-cell">
      <style:table-cell-properties fo:padding="0.097cm" fo:border-left="none" fo:border-right="none" fo:border-top="none" fo:border-bottom="0.05pt solid #000000"/>
    </style:style>
    <style:style style:name="Table11.C8" style:family="table-cell">
      <style:table-cell-properties fo:padding="0.097cm" fo:border-left="none" fo:border-right="none" fo:border-top="none" fo:border-bottom="0.05pt solid #000000"/>
    </style:style>
    <style:style style:name="Table11.B9" style:family="table-cell">
      <style:table-cell-properties fo:padding="0.097cm" fo:border-left="none" fo:border-right="none" fo:border-top="none" fo:border-bottom="0.05pt solid #000000"/>
    </style:style>
    <style:style style:name="Table11.C9" style:family="table-cell">
      <style:table-cell-properties fo:padding="0.097cm" fo:border-left="none" fo:border-right="none" fo:border-top="none" fo:border-bottom="0.05pt solid #000000"/>
    </style:style>
    <style:style style:name="Table11.B10" style:family="table-cell">
      <style:table-cell-properties fo:padding="0.097cm" fo:border-left="none" fo:border-right="none" fo:border-top="none" fo:border-bottom="0.05pt solid #000000"/>
    </style:style>
    <style:style style:name="Table11.C10" style:family="table-cell">
      <style:table-cell-properties fo:padding="0.097cm" fo:border-left="none" fo:border-right="none" fo:border-top="none" fo:border-bottom="0.05pt solid #000000"/>
    </style:style>
    <style:style style:name="Table11.B11" style:family="table-cell">
      <style:table-cell-properties fo:padding="0.097cm" fo:border-left="none" fo:border-right="none" fo:border-top="none" fo:border-bottom="0.05pt solid #000000"/>
    </style:style>
    <style:style style:name="Table11.C11" style:family="table-cell">
      <style:table-cell-properties fo:padding="0.097cm" fo:border-left="none" fo:border-right="none" fo:border-top="none" fo:border-bottom="0.05pt solid #000000"/>
    </style:style>
    <style:style style:name="Table11.B12" style:family="table-cell">
      <style:table-cell-properties fo:padding="0.097cm" fo:border-left="none" fo:border-right="none" fo:border-top="none" fo:border-bottom="0.05pt solid #000000"/>
    </style:style>
    <style:style style:name="Table11.C12" style:family="table-cell">
      <style:table-cell-properties fo:padding="0.097cm" fo:border-left="none" fo:border-right="none" fo:border-top="none" fo:border-bottom="0.05pt solid #000000"/>
    </style:style>
    <style:style style:name="Table11.B13" style:family="table-cell">
      <style:table-cell-properties fo:padding="0.097cm" fo:border-left="none" fo:border-right="none" fo:border-top="none" fo:border-bottom="0.05pt solid #000000"/>
    </style:style>
    <style:style style:name="Table11.C13" style:family="table-cell">
      <style:table-cell-properties fo:padding="0.097cm" fo:border-left="none" fo:border-right="none" fo:border-top="none" fo:border-bottom="0.05pt solid #000000"/>
    </style:style>
    <style:style style:name="Table11.B14" style:family="table-cell">
      <style:table-cell-properties fo:padding="0.097cm" fo:border-left="none" fo:border-right="none" fo:border-top="none" fo:border-bottom="0.05pt solid #000000"/>
    </style:style>
    <style:style style:name="Table11.C14" style:family="table-cell">
      <style:table-cell-properties fo:padding="0.097cm" fo:border-left="none" fo:border-right="none" fo:border-top="none" fo:border-bottom="0.05pt solid #000000"/>
    </style:style>
    <style:style style:name="Table11.B15" style:family="table-cell">
      <style:table-cell-properties fo:padding="0.097cm" fo:border-left="none" fo:border-right="none" fo:border-top="none" fo:border-bottom="0.05pt solid #000000"/>
    </style:style>
    <style:style style:name="Table11.C15" style:family="table-cell">
      <style:table-cell-properties fo:padding="0.097cm" fo:border-left="none" fo:border-right="none" fo:border-top="none" fo:border-bottom="0.05pt solid #000000"/>
    </style:style>
    <style:style style:name="Table11.B16" style:family="table-cell">
      <style:table-cell-properties fo:padding="0.097cm" fo:border-left="none" fo:border-right="none" fo:border-top="none" fo:border-bottom="0.05pt solid #000000"/>
    </style:style>
    <style:style style:name="Table11.C16" style:family="table-cell">
      <style:table-cell-properties fo:padding="0.097cm" fo:border-left="none" fo:border-right="none" fo:border-top="none" fo:border-bottom="0.05pt solid #000000"/>
    </style:style>
    <style:style style:name="Table11.B17" style:family="table-cell">
      <style:table-cell-properties fo:padding="0.097cm" fo:border-left="none" fo:border-right="none" fo:border-top="none" fo:border-bottom="0.05pt solid #000000"/>
    </style:style>
    <style:style style:name="Table11.C17" style:family="table-cell">
      <style:table-cell-properties fo:padding="0.097cm" fo:border-left="none" fo:border-right="none" fo:border-top="none" fo:border-bottom="0.05pt solid #000000"/>
    </style:style>
    <style:style style:name="Table11.B18" style:family="table-cell">
      <style:table-cell-properties fo:padding="0.097cm" fo:border-left="none" fo:border-right="none" fo:border-top="none" fo:border-bottom="0.05pt solid #000000"/>
    </style:style>
    <style:style style:name="Table11.C18" style:family="table-cell">
      <style:table-cell-properties fo:padding="0.097cm" fo:border-left="none" fo:border-right="none" fo:border-top="none" fo:border-bottom="0.05pt solid #000000"/>
    </style:style>
    <style:style style:name="Table11.B19" style:family="table-cell">
      <style:table-cell-properties fo:padding="0.097cm" fo:border-left="none" fo:border-right="none" fo:border-top="none" fo:border-bottom="0.05pt solid #000000"/>
    </style:style>
    <style:style style:name="Table11.C19" style:family="table-cell">
      <style:table-cell-properties fo:padding="0.097cm" fo:border-left="none" fo:border-right="none" fo:border-top="none" fo:border-bottom="0.05pt solid #000000"/>
    </style:style>
    <style:style style:name="Table11.B20" style:family="table-cell">
      <style:table-cell-properties fo:padding="0.097cm" fo:border-left="none" fo:border-right="none" fo:border-top="none" fo:border-bottom="0.05pt solid #000000"/>
    </style:style>
    <style:style style:name="Table11.C20" style:family="table-cell">
      <style:table-cell-properties fo:padding="0.097cm" fo:border-left="none" fo:border-right="none" fo:border-top="none" fo:border-bottom="0.05pt solid #000000"/>
    </style:style>
    <style:style style:name="Table11.B21" style:family="table-cell">
      <style:table-cell-properties fo:padding="0.097cm" fo:border-left="none" fo:border-right="none" fo:border-top="none" fo:border-bottom="0.05pt solid #000000"/>
    </style:style>
    <style:style style:name="Table11.C21" style:family="table-cell">
      <style:table-cell-properties fo:padding="0.097cm" fo:border-left="none" fo:border-right="none" fo:border-top="none" fo:border-bottom="0.05pt solid #000000"/>
    </style:style>
    <style:style style:name="Table11.B22" style:family="table-cell">
      <style:table-cell-properties fo:padding="0.097cm" fo:border-left="none" fo:border-right="none" fo:border-top="none" fo:border-bottom="0.05pt solid #000000"/>
    </style:style>
    <style:style style:name="Table11.C22" style:family="table-cell">
      <style:table-cell-properties fo:padding="0.097cm" fo:border-left="none" fo:border-right="none" fo:border-top="none" fo:border-bottom="0.05pt solid #000000"/>
    </style:style>
    <style:style style:name="Table11.B23" style:family="table-cell">
      <style:table-cell-properties fo:padding="0.097cm" fo:border-left="none" fo:border-right="none" fo:border-top="none" fo:border-bottom="0.05pt solid #000000"/>
    </style:style>
    <style:style style:name="Table11.C23" style:family="table-cell">
      <style:table-cell-properties fo:padding="0.097cm" fo:border-left="none" fo:border-right="none" fo:border-top="none" fo:border-bottom="0.05pt solid #000000"/>
    </style:style>
    <style:style style:name="Table11.B24" style:family="table-cell">
      <style:table-cell-properties fo:padding="0.097cm" fo:border-left="none" fo:border-right="none" fo:border-top="none" fo:border-bottom="0.05pt solid #000000"/>
    </style:style>
    <style:style style:name="Table11.C24" style:family="table-cell">
      <style:table-cell-properties fo:padding="0.097cm" fo:border-left="none" fo:border-right="none" fo:border-top="none" fo:border-bottom="0.05pt solid #000000"/>
    </style:style>
    <style:style style:name="Table11.B25" style:family="table-cell">
      <style:table-cell-properties fo:padding="0.097cm" fo:border-left="none" fo:border-right="none" fo:border-top="none" fo:border-bottom="0.05pt solid #000000"/>
    </style:style>
    <style:style style:name="Table11.C25" style:family="table-cell">
      <style:table-cell-properties fo:padding="0.097cm" fo:border-left="none" fo:border-right="none" fo:border-top="none" fo:border-bottom="0.05pt solid #000000"/>
    </style:style>
    <style:style style:name="Table11.B26" style:family="table-cell">
      <style:table-cell-properties fo:padding="0.097cm" fo:border-left="none" fo:border-right="none" fo:border-top="none" fo:border-bottom="0.05pt solid #000000"/>
    </style:style>
    <style:style style:name="Table11.C26" style:family="table-cell">
      <style:table-cell-properties fo:padding="0.097cm" fo:border-left="none" fo:border-right="none" fo:border-top="none" fo:border-bottom="0.05pt solid #000000"/>
    </style:style>
    <style:style style:name="Table11.B27" style:family="table-cell">
      <style:table-cell-properties fo:padding="0.097cm" fo:border-left="none" fo:border-right="none" fo:border-top="none" fo:border-bottom="0.05pt solid #000000"/>
    </style:style>
    <style:style style:name="Table11.C27" style:family="table-cell">
      <style:table-cell-properties fo:padding="0.097cm" fo:border-left="none" fo:border-right="none" fo:border-top="none" fo:border-bottom="0.05pt solid #000000"/>
    </style:style>
    <style:style style:name="Table11.B28" style:family="table-cell">
      <style:table-cell-properties fo:padding="0.097cm" fo:border-left="none" fo:border-right="none" fo:border-top="none" fo:border-bottom="0.05pt solid #000000"/>
    </style:style>
    <style:style style:name="Table11.C28" style:family="table-cell">
      <style:table-cell-properties fo:padding="0.097cm" fo:border-left="none" fo:border-right="none" fo:border-top="none" fo:border-bottom="0.05pt solid #000000"/>
    </style:style>
    <style:style style:name="Table11.B29" style:family="table-cell">
      <style:table-cell-properties fo:padding="0.097cm" fo:border-left="none" fo:border-right="none" fo:border-top="none" fo:border-bottom="0.05pt solid #000000"/>
    </style:style>
    <style:style style:name="Table11.C29" style:family="table-cell">
      <style:table-cell-properties fo:padding="0.097cm" fo:border-left="none" fo:border-right="none" fo:border-top="none" fo:border-bottom="0.05pt solid #000000"/>
    </style:style>
    <style:style style:name="Table11.B30" style:family="table-cell">
      <style:table-cell-properties fo:padding="0.097cm" fo:border-left="none" fo:border-right="none" fo:border-top="none" fo:border-bottom="0.05pt solid #000000"/>
    </style:style>
    <style:style style:name="Table11.C30" style:family="table-cell">
      <style:table-cell-properties fo:padding="0.097cm" fo:border-left="none" fo:border-right="none" fo:border-top="none" fo:border-bottom="0.05pt solid #000000"/>
    </style:style>
    <style:style style:name="Table11.B31" style:family="table-cell">
      <style:table-cell-properties fo:padding="0.097cm" fo:border-left="none" fo:border-right="none" fo:border-top="none" fo:border-bottom="0.05pt solid #000000"/>
    </style:style>
    <style:style style:name="Table11.C31" style:family="table-cell">
      <style:table-cell-properties fo:padding="0.097cm" fo:border-left="none" fo:border-right="none" fo:border-top="none" fo:border-bottom="0.05pt solid #000000"/>
    </style:style>
    <style:style style:name="Table11.B32" style:family="table-cell">
      <style:table-cell-properties fo:padding="0.097cm" fo:border-left="none" fo:border-right="none" fo:border-top="none" fo:border-bottom="0.05pt solid #000000"/>
    </style:style>
    <style:style style:name="Table11.C32" style:family="table-cell">
      <style:table-cell-properties fo:padding="0.097cm" fo:border-left="none" fo:border-right="none" fo:border-top="none" fo:border-bottom="0.05pt solid #000000"/>
    </style:style>
    <style:style style:name="Table11.B33" style:family="table-cell">
      <style:table-cell-properties fo:padding="0.097cm" fo:border-left="none" fo:border-right="none" fo:border-top="none" fo:border-bottom="0.05pt solid #000000"/>
    </style:style>
    <style:style style:name="Table11.C33" style:family="table-cell">
      <style:table-cell-properties fo:padding="0.097cm" fo:border-left="none" fo:border-right="none" fo:border-top="none" fo:border-bottom="0.05pt solid #000000"/>
    </style:style>
    <style:style style:name="Table11.B34" style:family="table-cell">
      <style:table-cell-properties fo:padding="0.097cm" fo:border-left="none" fo:border-right="none" fo:border-top="none" fo:border-bottom="0.05pt solid #000000"/>
    </style:style>
    <style:style style:name="Table11.C34" style:family="table-cell">
      <style:table-cell-properties fo:padding="0.097cm" fo:border-left="none" fo:border-right="none" fo:border-top="none" fo:border-bottom="0.05pt solid #000000"/>
    </style:style>
    <style:style style:name="Table11.B35" style:family="table-cell">
      <style:table-cell-properties fo:padding="0.097cm" fo:border-left="none" fo:border-right="none" fo:border-top="none" fo:border-bottom="0.05pt solid #000000"/>
    </style:style>
    <style:style style:name="Table11.C35" style:family="table-cell">
      <style:table-cell-properties fo:padding="0.097cm" fo:border-left="none" fo:border-right="none" fo:border-top="none" fo:border-bottom="0.05pt solid #000000"/>
    </style:style>
    <style:style style:name="Table11.B36" style:family="table-cell">
      <style:table-cell-properties fo:padding="0.097cm" fo:border-left="none" fo:border-right="none" fo:border-top="none" fo:border-bottom="0.05pt solid #000000"/>
    </style:style>
    <style:style style:name="Table11.C36" style:family="table-cell">
      <style:table-cell-properties fo:padding="0.097cm" fo:border-left="none" fo:border-right="none" fo:border-top="none" fo:border-bottom="0.05pt solid #000000"/>
    </style:style>
    <style:style style:name="Table11.B37" style:family="table-cell">
      <style:table-cell-properties fo:padding="0.097cm" fo:border-left="none" fo:border-right="none" fo:border-top="none" fo:border-bottom="0.05pt solid #000000"/>
    </style:style>
    <style:style style:name="Table11.C37" style:family="table-cell">
      <style:table-cell-properties fo:padding="0.097cm" fo:border-left="none" fo:border-right="none" fo:border-top="none" fo:border-bottom="0.05pt solid #000000"/>
    </style:style>
    <style:style style:name="Table12" style:family="table">
      <style:table-properties fo:margin-left="3.014cm" fo:margin-right="0.011cm" table:align="margins"/>
    </style:style>
    <style:style style:name="Table12.A" style:family="table-column">
      <style:table-column-properties style:rel-column-width="1984*"/>
    </style:style>
    <style:style style:name="Table12.B" style:family="table-column">
      <style:table-column-properties style:rel-column-width="28128*"/>
    </style:style>
    <style:style style:name="Table12.C" style:family="table-column">
      <style:table-column-properties style:rel-column-width="35423*"/>
    </style:style>
    <style:style style:name="Table12.A1" style:family="table-cell">
      <style:table-cell-properties fo:background-color="#000000" fo:padding="0.097cm" fo:border-left="none" fo:border-right="none" fo:border-top="0.05pt solid #000000" fo:border-bottom="0.05pt solid #000000">
        <style:background-image/>
      </style:table-cell-properties>
    </style:style>
    <style:style style:name="Table12.B1" style:family="table-cell">
      <style:table-cell-properties fo:padding="0.097cm" fo:border-left="none" fo:border-right="none" fo:border-top="0.05pt solid #000000" fo:border-bottom="0.05pt solid #000000"/>
    </style:style>
    <style:style style:name="Table12.C1" style:family="table-cell">
      <style:table-cell-properties fo:padding="0.097cm" fo:border-left="none" fo:border-right="none" fo:border-top="0.05pt solid #000000" fo:border-bottom="0.05pt solid #000000"/>
    </style:style>
    <style:style style:name="Table12.A2" style:family="table-cell">
      <style:table-cell-properties fo:background-color="#000000" fo:padding="0.097cm" fo:border-left="none" fo:border-right="none" fo:border-top="none" fo:border-bottom="0.05pt solid #000000">
        <style:background-image/>
      </style:table-cell-properties>
    </style:style>
    <style:style style:name="Table12.B2" style:family="table-cell">
      <style:table-cell-properties fo:padding="0.097cm" fo:border-left="none" fo:border-right="none" fo:border-top="none" fo:border-bottom="0.05pt solid #000000"/>
    </style:style>
    <style:style style:name="Table12.C2" style:family="table-cell">
      <style:table-cell-properties fo:padding="0.097cm" fo:border-left="none" fo:border-right="none" fo:border-top="none" fo:border-bottom="0.05pt solid #000000"/>
    </style:style>
    <style:style style:name="Table12.A3" style:family="table-cell">
      <style:table-cell-properties fo:background-color="#000000" fo:padding="0.097cm" fo:border="none">
        <style:background-image/>
      </style:table-cell-properties>
    </style:style>
    <style:style style:name="Table12.B3" style:family="table-cell">
      <style:table-cell-properties fo:padding="0.097cm" fo:border="none"/>
    </style:style>
    <style:style style:name="Table12.C3" style:family="table-cell">
      <style:table-cell-properties fo:padding="0.097cm" fo:border="none"/>
    </style:style>
    <style:style style:name="Table13" style:family="table">
      <style:table-properties style:width="14.527cm" fo:break-before="auto" fo:break-after="auto" table:align="right" fo:background-color="transparent" fo:keep-with-next="auto" style:may-break-between-rows="true" style:writing-mode="page">
        <style:background-image/>
      </style:table-properties>
    </style:style>
    <style:style style:name="Table13.A" style:family="table-column">
      <style:table-column-properties style:column-width="14.527cm"/>
    </style:style>
    <style:style style:name="Table13.A1" style:family="table-cell">
      <style:table-cell-properties fo:background-color="#000000" fo:padding="0.097cm" fo:border="0.05pt solid #000000">
        <style:background-image/>
      </style:table-cell-properties>
    </style:style>
    <style:style style:name="Table13.2" style:family="table-row">
      <style:table-row-properties fo:background-color="transparent" fo:keep-together="auto">
        <style:background-image/>
      </style:table-row-properties>
    </style:style>
    <style:style style:name="Table13.A2" style:family="table-cell">
      <style:table-cell-properties style:vertical-align="" fo:background-color="transparent" fo:padding="0.097cm" fo:border-left="0.05pt solid #000000" fo:border-right="0.05pt solid #000000" fo:border-top="none" fo:border-bottom="0.05pt solid #000000">
        <style:background-image/>
      </style:table-cell-properties>
    </style:style>
    <style:style style:name="Table13.A3" style:family="table-cell">
      <style:table-cell-properties fo:background-color="#000000" fo:padding="0.097cm" fo:border-left="0.05pt solid #000000" fo:border-right="0.05pt solid #000000" fo:border-top="none" fo:border-bottom="0.05pt solid #000000">
        <style:background-image/>
      </style:table-cell-properties>
    </style:style>
    <style:style style:name="Table13.A5" style:family="table-cell">
      <style:table-cell-properties fo:background-color="#000000" fo:padding="0.097cm" fo:border-left="0.05pt solid #000000" fo:border-right="0.05pt solid #000000" fo:border-top="none" fo:border-bottom="0.05pt solid #000000">
        <style:background-image/>
      </style:table-cell-properties>
    </style:style>
    <style:style style:name="Table13.A6"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Preformatted_20_Text">
      <style:paragraph-properties fo:margin-left="0cm" fo:margin-right="0cm" fo:text-indent="0cm" style:auto-text-indent="false"/>
      <style:text-properties style:font-name="Monaco1" fo:font-size="9pt" style:font-size-asian="9pt" style:font-size-complex="9pt"/>
    </style:style>
    <style:style style:name="P3" style:family="paragraph" style:parent-style-name="Standard">
      <style:paragraph-properties fo:margin-left="0cm" fo:margin-right="0cm" fo:text-indent="0cm" style:auto-text-indent="false"/>
    </style:style>
    <style:style style:name="P4" style:family="paragraph" style:parent-style-name="Standard">
      <style:paragraph-properties fo:margin-left="0cm" fo:margin-right="0cm" fo:text-indent="0cm" style:auto-text-indent="false"/>
      <style:text-properties style:font-name="Tahoma2" fo:font-size="11pt" style:font-size-asian="11pt" style:font-size-complex="11pt"/>
    </style:style>
    <style:style style:name="P5" style:family="paragraph" style:parent-style-name="Standard">
      <style:paragraph-properties fo:margin-left="0cm" fo:margin-right="0cm" fo:text-indent="0cm" style:auto-text-indent="false"/>
      <style:text-properties style:font-name="Optima1" fo:font-size="10pt" style:font-size-asian="10pt" style:font-size-complex="10pt"/>
    </style:style>
    <style:style style:name="P6" style:family="paragraph" style:parent-style-name="Code">
      <style:paragraph-properties fo:margin-left="0cm" fo:margin-right="0cm" fo:text-indent="0cm" style:auto-text-indent="false"/>
    </style:style>
    <style:style style:name="P7" style:family="paragraph" style:parent-style-name="Standard">
      <style:text-properties style:font-name="Tahoma2" fo:font-size="11pt" style:font-size-asian="11pt" style:font-size-complex="11pt"/>
    </style:style>
    <style:style style:name="P8" style:family="paragraph" style:parent-style-name="Standard">
      <style:text-properties style:font-name="Tahoma2" fo:font-size="11pt" fo:background-color="#ffff00" style:font-size-asian="11pt" style:font-size-complex="11pt"/>
    </style:style>
    <style:style style:name="P9" style:family="paragraph" style:parent-style-name="Standard">
      <style:paragraph-properties fo:text-align="end" style:justify-single-word="false"/>
    </style:style>
    <style:style style:name="P10" style:family="paragraph" style:parent-style-name="Standard">
      <style:text-properties style:font-name="Monaco1" fo:font-size="9pt" style:font-size-asian="9pt" style:font-size-complex="9pt"/>
    </style:style>
    <style:style style:name="P11" style:family="paragraph" style:parent-style-name="Standard">
      <style:text-properties style:use-window-font-color="true" style:font-name-asian="Helvetica" style:font-name-complex="Helvetica"/>
    </style:style>
    <style:style style:name="P12" style:family="paragraph" style:parent-style-name="Standard">
      <style:text-properties style:text-line-through-style="none"/>
    </style:style>
    <style:style style:name="P13" style:family="paragraph" style:parent-style-name="Standard">
      <style:text-properties style:font-name="Optima1" fo:font-size="10pt" fo:font-weight="normal" fo:background-color="transparent" style:font-size-asian="10pt" style:font-weight-asian="normal" style:font-size-complex="10pt" style:font-weight-complex="normal"/>
    </style:style>
    <style:style style:name="P14" style:family="paragraph" style:parent-style-name="Standard">
      <style:text-properties style:font-name="Optima1" fo:font-size="10pt" style:font-size-asian="10pt" style:font-size-complex="10pt"/>
    </style:style>
    <style:style style:name="P15" style:family="paragraph" style:parent-style-name="Standard">
      <style:paragraph-properties>
        <style:tab-stops>
          <style:tab-stop style:position="0.85cm"/>
        </style:tab-stops>
      </style:paragraph-properties>
    </style:style>
    <style:style style:name="P16"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7" style:family="paragraph" style:parent-style-name="Code">
      <style:text-properties style:text-line-through-style="none"/>
    </style:style>
    <style:style style:name="P18" style:family="paragraph" style:parent-style-name="Code">
      <style:text-properties style:font-name="Tahoma2" fo:font-size="11pt" fo:font-weight="normal" fo:background-color="transparent" style:font-size-asian="11pt" style:font-weight-asian="normal" style:font-size-complex="11pt" style:font-weight-complex="normal"/>
    </style:style>
    <style:style style:name="P19" style:family="paragraph" style:parent-style-name="Code">
      <style:text-properties style:font-name="Tahoma2" fo:font-size="11pt" style:font-size-asian="11pt" style:font-size-complex="11pt"/>
    </style:style>
    <style:style style:name="P20" style:family="paragraph" style:parent-style-name="Code">
      <style:text-properties style:font-name="Monaco1" fo:font-size="9pt" fo:font-weight="normal" fo:background-color="transparent" style:font-size-asian="9pt" style:font-weight-asian="normal" style:font-size-complex="9pt" style:font-weight-complex="normal"/>
    </style:style>
    <style:style style:name="P21" style:family="paragraph" style:parent-style-name="Code">
      <style:text-properties style:font-name="Optima1" fo:font-size="10pt" fo:font-weight="normal" fo:background-color="transparent" style:font-size-asian="10pt" style:font-weight-asian="normal" style:font-size-complex="10pt" style:font-weight-complex="normal"/>
    </style:style>
    <style:style style:name="P22" style:family="paragraph" style:parent-style-name="Code">
      <style:text-properties style:use-window-font-color="true" style:font-name="Tahoma2" fo:font-size="11pt" style:font-name-asian="Helvetica" style:font-size-asian="11pt" style:font-name-complex="Helvetica" style:font-size-complex="11pt"/>
    </style:style>
    <style:style style:name="P23" style:family="paragraph" style:parent-style-name="Code">
      <style:paragraph-properties fo:margin-left="0.365cm" fo:margin-right="-0.009cm" fo:text-indent="0cm" style:auto-text-indent="false">
        <style:tab-stops>
          <style:tab-stop style:position="0.769cm"/>
        </style:tab-stops>
      </style:paragraph-properties>
    </style:style>
    <style:style style:name="P24" style:family="paragraph" style:parent-style-name="Code">
      <style:paragraph-properties fo:break-before="page"/>
    </style:style>
    <style:style style:name="P25" style:family="paragraph" style:parent-style-name="Standard">
      <style:paragraph-properties fo:break-before="page"/>
    </style:style>
    <style:style style:name="P26" style:family="paragraph" style:parent-style-name="List">
      <style:paragraph-properties fo:margin-left="2.32cm" fo:margin-right="0cm" fo:text-indent="0cm" style:auto-text-indent="false"/>
    </style:style>
    <style:style style:name="P27" style:family="paragraph" style:parent-style-name="List">
      <style:paragraph-properties fo:margin-left="2.351cm" fo:margin-right="0cm" fo:text-indent="0cm" style:auto-text-indent="false"/>
    </style:style>
    <style:style style:name="P28" style:family="paragraph" style:parent-style-name="Table_20_Contents">
      <style:text-properties fo:font-size="10pt" style:letter-kerning="false"/>
    </style:style>
    <style:style style:name="P29" style:family="paragraph" style:parent-style-name="Table_20_Contents">
      <style:paragraph-properties fo:text-align="end" style:justify-single-word="false"/>
      <style:text-properties fo:font-size="10pt" style:letter-kerning="false"/>
    </style:style>
    <style:style style:name="P30" style:family="paragraph" style:parent-style-name="Table_20_Contents">
      <style:paragraph-properties fo:keep-together="always"/>
      <style:text-properties fo:font-size="10pt" style:letter-kerning="false"/>
    </style:style>
    <style:style style:name="P31" style:family="paragraph" style:parent-style-name="Table_20_Contents">
      <style:paragraph-properties fo:text-align="center" style:justify-single-word="false"/>
      <style:text-properties fo:color="#ffffff"/>
    </style:style>
    <style:style style:name="P32" style:family="paragraph" style:parent-style-name="Table_20_Contents">
      <style:paragraph-properties fo:text-align="center" style:justify-single-word="false"/>
      <style:text-properties fo:color="#ffffff" fo:font-size="10pt" style:letter-kerning="false"/>
    </style:style>
    <style:style style:name="P33" style:family="paragraph" style:parent-style-name="Table_20_Contents">
      <style:paragraph-properties fo:text-align="center" style:justify-single-word="false"/>
      <style:text-properties fo:color="#ffffff" style:text-line-through-style="none"/>
    </style:style>
    <style:style style:name="P34" style:family="paragraph" style:parent-style-name="Table_20_Contents">
      <style:text-properties style:font-name="Monaco1" fo:font-size="9pt" style:font-size-asian="9pt" style:font-size-complex="9pt"/>
    </style:style>
    <style:style style:name="P35" style:family="paragraph" style:parent-style-name="Table_20_Contents">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Optima1" fo:font-size="10pt" style:font-name-asian="ArialMT" style:font-size-asian="10pt" style:font-name-complex="ArialMT" style:font-size-complex="10pt"/>
    </style:style>
    <style:style style:name="P36" style:family="paragraph" style:parent-style-name="Table_20_Contents">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Monaco1" fo:font-size="9pt" style:font-name-asian="ArialMT" style:font-size-asian="9pt" style:font-name-complex="ArialMT" style:font-size-complex="9pt"/>
    </style:style>
    <style:style style:name="P37" style:family="paragraph" style:parent-style-name="Table_20_Contents">
      <style:paragraph-properties fo:text-align="end" style:justify-single-word="false"/>
    </style:style>
    <style:style style:name="P38" style:family="paragraph" style:parent-style-name="Table_20_Contents">
      <style:paragraph-properties fo:text-align="center" style:justify-single-word="false"/>
    </style:style>
    <style:style style:name="P39" style:family="paragraph" style:parent-style-name="Table_20_Contents">
      <style:text-properties style:text-line-through-style="none"/>
    </style:style>
    <style:style style:name="P40" style:family="paragraph" style:parent-style-name="Table_20_Contents">
      <style:text-properties fo:font-size="9.5pt" style:font-size-asian="9.5pt" style:font-size-complex="9.5pt"/>
    </style:style>
    <style:style style:name="P41" style:family="paragraph" style:parent-style-name="Table_20_Contents">
      <style:paragraph-properties fo:keep-together="always"/>
    </style:style>
    <style:style style:name="P42" style:family="paragraph" style:parent-style-name="Table_20_Contents">
      <style:paragraph-properties fo:margin-left="0.415cm" fo:margin-right="0.011cm" fo:text-indent="0cm" style:auto-text-indent="false">
        <style:tab-stops/>
      </style:paragraph-properties>
    </style:style>
    <style:style style:name="P43" style:family="paragraph" style:parent-style-name="Table_20_Contents">
      <style:paragraph-properties fo:text-align="center" style:justify-single-word="false" fo:background-color="transparent">
        <style:background-image/>
      </style:paragraph-properties>
      <style:text-properties fo:color="#ffffff"/>
    </style:style>
    <style:style style:name="P44" style:family="paragraph" style:parent-style-name="Table_20_Contents">
      <style:paragraph-properties fo:margin-left="0.37cm" fo:margin-right="0cm" fo:text-indent="0cm" style:auto-text-indent="false">
        <style:tab-stops/>
      </style:paragraph-properties>
    </style:style>
    <style:style style:name="P45" style:family="paragraph" style:parent-style-name="Table_20_Contents">
      <style:paragraph-properties fo:margin-left="0.37cm" fo:margin-right="0cm" fo:text-indent="0cm" style:auto-text-indent="false">
        <style:tab-stops>
          <style:tab-stop style:position="0.383cm"/>
        </style:tab-stops>
      </style:paragraph-properties>
    </style:style>
    <style:style style:name="P46" style:family="paragraph" style:parent-style-name="Table_20_Contents">
      <style:paragraph-properties fo:margin-left="0.37cm" fo:margin-right="0cm" fo:text-indent="0cm" style:auto-text-indent="false">
        <style:tab-stops>
          <style:tab-stop style:position="0.383cm"/>
        </style:tab-stops>
      </style:paragraph-properties>
      <style:text-properties fo:font-size="10pt" style:letter-kerning="false"/>
    </style:style>
    <style:style style:name="P47" style:family="paragraph" style:parent-style-name="Preformatted_20_Text">
      <style:paragraph-properties fo:margin-left="0.37cm" fo:margin-right="0cm" fo:text-indent="0cm" style:auto-text-indent="false">
        <style:tab-stops>
          <style:tab-stop style:position="0.383cm"/>
        </style:tab-stops>
      </style:paragraph-properties>
      <style:text-properties fo:font-variant="normal" fo:text-transform="none" fo:color="#000000" style:font-name="Monaco1" fo:font-size="9pt" fo:letter-spacing="normal" fo:font-style="normal" fo:font-weight="normal" style:font-size-asian="9pt" style:font-size-complex="9pt"/>
    </style:style>
    <style:style style:name="P48"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49" style:family="paragraph" style:parent-style-name="Subtitle">
      <style:paragraph-properties fo:padding="0.074cm" fo:border-left="none" fo:border-right="none" fo:border-top="none" fo:border-bottom="0.99pt solid #000000" style:join-border="false"/>
      <style:text-properties style:font-name="Optima1"/>
    </style:style>
    <style:style style:name="P50" style:family="paragraph" style:parent-style-name="Standard" style:master-page-name="">
      <style:paragraph-properties style:page-number="auto">
        <style:tab-stops/>
      </style:paragraph-properties>
    </style:style>
    <style:style style:name="P51" style:family="paragraph" style:parent-style-name="Contents_20_1">
      <style:paragraph-properties>
        <style:tab-stops>
          <style:tab-stop style:position="0cm"/>
          <style:tab-stop style:position="3cm"/>
        </style:tab-stops>
      </style:paragraph-properties>
    </style:style>
    <style:style style:name="P52" style:family="paragraph" style:parent-style-name="Contents_20_2">
      <style:paragraph-properties>
        <style:tab-stops>
          <style:tab-stop style:position="0cm"/>
        </style:tab-stops>
      </style:paragraph-properties>
    </style:style>
    <style:style style:name="P53" style:family="paragraph" style:parent-style-name="List" style:list-style-name="L11"/>
    <style:style style:name="P54" style:family="paragraph" style:parent-style-name="List" style:list-style-name="L1">
      <style:paragraph-properties fo:margin-left="2.341cm" fo:margin-right="0cm" fo:text-indent="0cm" style:auto-text-indent="false"/>
    </style:style>
    <style:style style:name="P55" style:family="paragraph" style:parent-style-name="List" style:list-style-name="L9">
      <style:paragraph-properties fo:margin-left="2.341cm" fo:margin-right="0cm" fo:text-indent="0cm" style:auto-text-indent="false"/>
    </style:style>
    <style:style style:name="P56" style:family="paragraph" style:parent-style-name="List" style:list-style-name="L11">
      <style:paragraph-properties fo:margin-left="2.341cm" fo:margin-right="0cm" fo:text-indent="0cm" style:auto-text-indent="false"/>
    </style:style>
    <style:style style:name="P57" style:family="paragraph" style:parent-style-name="List" style:list-style-name="L1">
      <style:paragraph-properties fo:margin-left="2.344cm" fo:margin-right="0cm" fo:text-indent="-0.478cm" style:auto-text-indent="false">
        <style:tab-stops>
          <style:tab-stop style:position="0.665cm"/>
        </style:tab-stops>
      </style:paragraph-properties>
    </style:style>
    <style:style style:name="P58" style:family="paragraph" style:parent-style-name="Table_20_Contents" style:list-style-name="L2"/>
    <style:style style:name="P59" style:family="paragraph" style:parent-style-name="Table_20_Contents" style:list-style-name="L2">
      <style:paragraph-properties fo:keep-together="always"/>
    </style:style>
    <style:style style:name="P60" style:family="paragraph" style:parent-style-name="Table_20_Contents" style:list-style-name="L10">
      <style:paragraph-properties fo:keep-together="always"/>
    </style:style>
    <style:style style:name="P61" style:family="paragraph" style:parent-style-name="Table_20_Contents" style:list-style-name="L12">
      <style:paragraph-properties fo:keep-together="always"/>
    </style:style>
    <style:style style:name="P62" style:family="paragraph" style:parent-style-name="Table_20_Contents" style:list-style-name="L3"/>
    <style:style style:name="P63" style:family="paragraph" style:parent-style-name="Table_20_Contents" style:list-style-name="L4"/>
    <style:style style:name="P64" style:family="paragraph" style:parent-style-name="Table_20_Contents" style:list-style-name="L5"/>
    <style:style style:name="P65" style:family="paragraph" style:parent-style-name="Table_20_Contents" style:list-style-name="L6"/>
    <style:style style:name="P66" style:family="paragraph" style:parent-style-name="Table_20_Contents" style:list-style-name="L7"/>
    <style:style style:name="P67" style:family="paragraph" style:parent-style-name="Table_20_Contents" style:list-style-name="L8"/>
    <style:style style:name="P68" style:family="paragraph" style:parent-style-name="Table_20_Contents" style:list-style-name="L10"/>
    <style:style style:name="P69" style:family="paragraph" style:parent-style-name="Table_20_Contents" style:list-style-name="L10">
      <style:paragraph-properties fo:keep-together="always"/>
      <style:text-properties fo:font-size="10pt" style:letter-kerning="false"/>
    </style:style>
    <style:style style:name="P70" style:family="paragraph" style:parent-style-name="Table_20_Contents" style:list-style-name="L10">
      <style:text-properties fo:font-size="10pt" style:letter-kerning="false"/>
    </style:style>
    <style:style style:name="P71" style:family="paragraph" style:parent-style-name="Table_20_Contents" style:list-style-name="L12"/>
    <style:style style:name="P72" style:family="paragraph" style:parent-style-name="Table_20_Contents" style:list-style-name="L10">
      <style:text-properties fo:font-weight="normal" style:font-weight-asian="normal" style:font-weight-complex="normal"/>
    </style:style>
    <style:style style:name="P73" style:family="paragraph" style:parent-style-name="Table_20_Contents" style:list-style-name="L10">
      <style:paragraph-properties fo:margin-left="0.415cm" fo:margin-right="0.011cm" fo:text-indent="0cm" style:auto-text-indent="false"/>
    </style:style>
    <style:style style:name="P74" style:family="paragraph" style:parent-style-name="Table_20_Contents" style:list-style-name="L10">
      <style:paragraph-properties fo:margin-left="0.415cm" fo:margin-right="0.011cm" fo:text-indent="0cm" style:auto-text-indent="false">
        <style:tab-stops/>
      </style:paragraph-properties>
    </style:style>
    <style:style style:name="P75" style:family="paragraph" style:parent-style-name="Heading_20_1" style:master-page-name="Standard">
      <style:paragraph-properties style:page-number="auto"/>
    </style:style>
    <style:style style:name="P76" style:family="paragraph" style:parent-style-name="Heading_20_1">
      <style:paragraph-properties fo:break-before="page"/>
    </style:style>
    <style:style style:name="P77" style:family="paragraph" style:parent-style-name="Heading_20_2">
      <style:paragraph-properties fo:break-before="page"/>
    </style:style>
    <style:style style:name="P78" style:family="paragraph" style:parent-style-name="Heading_20_2">
      <style:paragraph-properties fo:margin-left="3cm" fo:margin-right="0cm" fo:text-indent="0cm" style:auto-text-indent="false"/>
    </style:style>
    <style:style style:name="P79" style:family="paragraph" style:parent-style-name="Heading_20_TOC" style:master-page-name="Index">
      <style:paragraph-properties style:page-number="1"/>
    </style:style>
    <style:style style:name="P80" style:family="paragraph" style:parent-style-name="Standard" style:master-page-name="Index">
      <style:paragraph-properties fo:margin-left="0cm" fo:margin-right="0cm" fo:text-indent="0cm" style:auto-text-indent="false" style:page-number="auto"/>
    </style:style>
    <style:style style:name="P81" style:family="paragraph" style:parent-style-name="Standard" style:master-page-name="Index">
      <style:paragraph-properties style:page-number="auto"/>
    </style:style>
    <style:style style:name="P82" style:family="paragraph" style:parent-style-name="Standard" style:list-style-name=""/>
    <style:style style:name="T1" style:family="text">
      <style:text-properties fo:font-weight="normal" style:font-weight-asian="normal" style:font-weight-complex="normal"/>
    </style:style>
    <style:style style:name="T2" style:family="text">
      <style:text-properties style:font-name="Courier"/>
    </style:style>
    <style:style style:name="T3" style:family="text">
      <style:text-properties style:font-name="Tahoma2"/>
    </style:style>
    <style:style style:name="T4" style:family="text">
      <style:text-properties style:use-window-font-color="true" style:font-name-asian="Helvetica" style:font-name-complex="Helvetica"/>
    </style:style>
    <style:style style:name="T5" style:family="text">
      <style:text-properties style:use-window-font-color="true" style:font-name="Optima1" fo:font-size="10pt" style:font-name-asian="ArialMT" style:font-size-asian="10pt" style:font-name-complex="ArialMT" style:font-size-complex="10pt"/>
    </style:style>
    <style:style style:name="T6" style:family="text">
      <style:text-properties style:use-window-font-color="true" style:font-name="Optima1" fo:font-size="10pt" fo:font-style="italic" style:font-name-asian="ArialMT" style:font-size-asian="10pt" style:font-style-asian="italic" style:font-name-complex="ArialMT" style:font-size-complex="10pt" style:font-style-complex="italic"/>
    </style:style>
    <style:style style:name="T7" style:family="text">
      <style:text-properties style:font-name="Monaco1"/>
    </style:style>
    <style:style style:name="T8" style:family="text">
      <style:text-properties style:font-name="Monaco1" fo:font-size="9pt" style:font-size-asian="9pt" style:font-size-complex="9pt"/>
    </style:style>
    <style:style style:name="T9" style:family="text">
      <style:text-properties fo:font-style="normal" style:font-style-asian="normal" style:font-style-complex="normal"/>
    </style:style>
    <style:style style:name="T10" style:family="text">
      <style:text-properties fo:font-style="italic" style:font-style-asian="italic" style:font-style-complex="italic"/>
    </style:style>
    <style:style style:name="T11" style:family="text">
      <style:text-properties style:text-line-through-style="none"/>
    </style:style>
    <style:style style:name="T12" style:family="text">
      <style:text-properties fo:font-size="10pt" style:letter-kerning="false"/>
    </style:style>
    <style:style style:name="T13" style:family="text">
      <style:text-properties style:font-name="Optima1" fo:font-size="10pt" style:font-size-asian="10pt" style:font-size-complex="10pt"/>
    </style:style>
    <style:style style:name="T14" style:family="text">
      <style:text-properties style:font-name="Optima1" fo:font-size="10pt" fo:font-weight="normal" fo:background-color="transparent" style:font-size-asian="10pt" style:font-weight-asian="normal" style:font-size-complex="10pt" style:font-weight-complex="normal"/>
    </style:style>
    <style:style style:name="T15" style:family="text">
      <style:text-properties style:font-name="Optima2" fo:font-size="10pt" style:font-size-asian="10pt" style:font-size-complex="10pt"/>
    </style:style>
    <style:style style:name="T16" style:family="text">
      <style:text-properties style:letter-kerning="false"/>
    </style:style>
    <style:style style:name="T17" style:family="text">
      <style:text-properties style:text-position="super 58%"/>
    </style:style>
    <style:style style:name="fr1" style:family="graphic" style:parent-style-name="Graphics">
      <style:graphic-properties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2">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3">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4">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5">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6">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7">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8">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9">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0">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1">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2">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0"><draw:frame draw:style-name="fr1" draw:name="graphics2" text:anchor-type="paragraph" svg:x="1.6cm" svg:y="0.94cm" svg:width="7.654cm" svg:height="4.196cm" draw:z-index="2"><draw:image xlink:href="../sogo.png" xlink:type="simple" xlink:show="embed" xlink:actuate="onLoad"/></draw:frame></text:p>
      <text:p text:style-name="P4"/>
      <text:p text:style-name="P7"/>
      <text:p text:style-name="P7"/>
      <text:p text:style-name="P7"/>
      <text:p text:style-name="P7"/>
      <text:p text:style-name="P16"/>
      <text:p text:style-name="P48">version 2.0.3</text:p>
      <text:p text:style-name="P49">Installation and Configuration Guide</text:p>
      <text:p text:style-name="P7"/>
      <text:p text:style-name="P81">Copyright © <text:s/>2008-2012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s/></text:p>
      <text:p text:style-name="Standard">Please refer to <text:a xlink:type="simple" xlink:href="http://www.gnu.org/licenses/fdl-1.2.txt">http://www.gnu.org/licenses/fdl-1.2.txt</text:a> for the full license.</text:p>
      <text:p text:style-name="Standard">Version 2.0.3 – December 2012</text:p>
      <text:p text:style-name="Standard"/>
      <text:p text:style-name="Standard"/>
      <text:p text:style-name="P9"><draw:frame draw:style-name="fr2" draw:name="graphics3" text:anchor-type="as-char" svg:y="0cm" svg:width="8.814cm" svg:height="1.882cm" draw:z-index="0"><draw:image xlink:href="../inverse.jpg" xlink:type="simple" xlink:show="embed" xlink:actuate="onLoad"/></draw:frame></text:p>
      <text:p text:style-name="P79">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51">Chapter 1<text:tab/>About this Guide <text:s text:c="2"/><text:tab/>3</text:p>
          <text:p text:style-name="P51">Chapter 2<text:tab/>Introduction <text:s text:c="2"/><text:tab/>4</text:p>
          <text:p text:style-name="P52">Architecture <text:s text:c="2"/><text:tab/>5</text:p>
          <text:p text:style-name="P51">Chapter 3<text:tab/>System Requirements <text:s text:c="2"/><text:tab/>6</text:p>
          <text:p text:style-name="P52">Assumptions <text:s text:c="2"/><text:tab/>6</text:p>
          <text:p text:style-name="P52">Minimum Hardware Requirements <text:s text:c="2"/><text:tab/>7</text:p>
          <text:p text:style-name="P52">Operating System Requirements <text:s text:c="2"/><text:tab/>8</text:p>
          <text:p text:style-name="P51">Chapter 4<text:tab/>Installation <text:s text:c="2"/><text:tab/>9</text:p>
          <text:p text:style-name="P52">Software Downloads <text:s text:c="2"/><text:tab/>9</text:p>
          <text:p text:style-name="P52">Software Installation <text:s text:c="2"/><text:tab/>9</text:p>
          <text:p text:style-name="P51">Chapter 5<text:tab/>Configuration <text:s text:c="2"/><text:tab/>10</text:p>
          <text:p text:style-name="P52">GNUstep Environment Overview <text:s text:c="2"/><text:tab/>10</text:p>
          <text:p text:style-name="P52">Preferences Hierarchy <text:s text:c="2"/><text:tab/>11</text:p>
          <text:p text:style-name="P52">General Preferences <text:s text:c="2"/><text:tab/>12</text:p>
          <text:p text:style-name="P52">Authentication using LDAP <text:s text:c="2"/><text:tab/>17</text:p>
          <text:p text:style-name="P52">LDAP Attributes Indexing <text:s text:c="2"/><text:tab/>22</text:p>
          <text:p text:style-name="P52">Authenticating using C.A.S. <text:s text:c="2"/><text:tab/>22</text:p>
          <text:p text:style-name="P52">Authenticating using SAML2 <text:s text:c="2"/><text:tab/>23</text:p>
          <text:p text:style-name="P52">Database Configuration <text:s text:c="2"/><text:tab/>24</text:p>
          <text:p text:style-name="P52">Authentication using SQL <text:s text:c="2"/><text:tab/>25</text:p>
          <text:p text:style-name="P52">SMTP Server Configuration <text:s text:c="2"/><text:tab/>28</text:p>
          <text:p text:style-name="P52">IMAP Server Configuration <text:s text:c="2"/><text:tab/>28</text:p>
          <text:p text:style-name="P52">Web Interface Configuration <text:s text:c="2"/><text:tab/>30</text:p>
          <text:p text:style-name="P52">SOGo Configuration Summary <text:s text:c="2"/><text:tab/>35</text:p>
          <text:p text:style-name="P52">Multi-domains Configuration <text:s text:c="2"/><text:tab/>36</text:p>
          <text:p text:style-name="P52">Apache Configuration <text:s text:c="2"/><text:tab/>39</text:p>
          <text:p text:style-name="P52">Starting Services <text:s text:c="2"/><text:tab/>39</text:p>
          <text:p text:style-name="P52"><text:soft-page-break/>Cronjob — EMail reminders <text:s text:c="2"/><text:tab/>40</text:p>
          <text:p text:style-name="P52">Cronjob — Vacation messages expiration <text:s text:c="2"/><text:tab/>40</text:p>
          <text:p text:style-name="P51">Chapter 6<text:tab/>Managing User Accounts <text:s text:c="2"/><text:tab/>41</text:p>
          <text:p text:style-name="P52">Creating the SOGo Administrative Account <text:s text:c="2"/><text:tab/>41</text:p>
          <text:p text:style-name="P52">Creating a User Account <text:s text:c="2"/><text:tab/>42</text:p>
          <text:p text:style-name="P51">Chapter 7<text:tab/>Funambol <text:s text:c="2"/><text:tab/>43</text:p>
          <text:p text:style-name="P51">Chapter 8<text:tab/>Using SOGo <text:s text:c="2"/><text:tab/>46</text:p>
          <text:p text:style-name="P52">SOGo Web Interface <text:s text:c="2"/><text:tab/>46</text:p>
          <text:p text:style-name="P52">Mozilla Thunderbird and Lightning <text:s text:c="2"/><text:tab/>46</text:p>
          <text:p text:style-name="P52">Apple iCal <text:s text:c="2"/><text:tab/>47</text:p>
          <text:p text:style-name="P52">Apple AddressBook <text:s text:c="2"/><text:tab/>47</text:p>
          <text:p text:style-name="P52">Funambol / Mobile Devices <text:s text:c="2"/><text:tab/>48</text:p>
          <text:p text:style-name="P51">Chapter 9<text:tab/>Upgrading <text:s text:c="2"/><text:tab/>50</text:p>
          <text:p text:style-name="P51">Chapter 10<text:tab/>Additional Information <text:s text:c="2"/><text:tab/>51</text:p>
          <text:p text:style-name="P51">Chapter 11<text:tab/>Commercial Support and Contact Information <text:s text:c="2"/><text:tab/>52</text:p>
        </text:index-body>
      </text:table-of-content>
      <text:p text:style-name="Standard"/>
      <text:h text:style-name="P75" text:outline-level="1">About this Guide</text:h>
      <text:p text:style-name="Standard">This guide will walk you through the installation and configuration of the SOGo solution. It also covers the installation and configuration of Funambol – the middleware used to synchronize mobile devices with SOGo.</text:p>
      <text:p text:style-name="Standard">The instructions are based on version 2.0.3 of SOGo, and version 10.0 of Funambol.</text:p>
      <text:p text:style-name="Standard">The latest version of this guide is available at <text:a xlink:type="simple" xlink:href="http://www.sogo.nu/downloads/documentation.html">http://www.sogo.nu/downloads/documentation.html</text:a>.</text:p>
      <text:h text:style-name="Heading_20_1" text:outline-level="1">Introduction</text:h>
      <text:p text:style-name="Standard">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_20_1">❏<text:tab/>Scalable architecture suitable for deployments from dozens to many thousands of users</text:p>
      <text:p text:style-name="List_20_1">❏<text:tab/>Rich Web-based interface that shares the look and feel, the features and the data of Mozilla Thunderbird and Lightning</text:p>
      <text:p text:style-name="List_20_1">❏<text:tab/>Improved integration with Mozilla Thunderbird and Lightning by using the SOGo Connector and the SOGo Integrator</text:p>
      <text:p text:style-name="List_20_1">❏<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at <text:a xlink:type="simple" xlink:href="http://www.sogo.nu/">http://www.sogo.nu</text:a></text:p>
      <text:h text:style-name="P77" text:outline-level="2">Architecture</text:h>
      <text:p text:style-name="Standard"><draw:frame draw:style-name="fr3" draw:name="graphics1" text:anchor-type="char" svg:x="3.039cm" svg:y="0.921cm" svg:width="14.651cm" svg:height="8.931cm" draw:z-index="0"><draw:image xlink:href="../architecture.png" xlink:type="simple" xlink:show="embed" xlink:actuate="onLoad"/></draw:frame>The following diagram demonstrates the SOGo architecture.</text:p>
      <text:p text:style-name="Standard"/>
      <text:p text:style-name="Standard">Standard protocols such as CalDAV, CardDAV, GroupDAV, HTTP, IMAP and SMTP are used to communicate with the SOGo platform or its sub-components. Mobile devices supporting the SyncML standard use the Funambol middleware to synchronize information.</text:p>
      <text:p text:style-name="Standard">To install and configure the native Microsoft Outlook compatibility layer, please refer to the <text:span text:style-name="Emphasis">SOGo Native Microsoft Outlook Configuration Guide</text:span>.</text:p>
      <text:h text:style-name="P76" text:outline-level="1">System Requirements</text:h>
      <text:h text:style-name="Heading_20_2" text:outline-level="2">Assumptions</text:h>
      <text:p text:style-name="Standard">SOGo reuses many components in an infrastructure. Thus, it requires the following <text:s/>:</text:p>
      <text:list xml:id="list1353521061" text:style-name="L1">
        <text:list-header>
          <text:p text:style-name="P54">❏<text:tab/>Database server (MySQL, PostgreSQL or Oracle)</text:p>
          <text:p text:style-name="P57">❏<text:tab/>LDAP server (OpenLDAP, Novell eDirectory, Microsoft Active Directory and others) </text:p>
          <text:p text:style-name="P54">❏<text:tab/>SMTP server (Postfix, Sendmail and others)</text:p>
          <text:p text:style-name="P54">❏<text:tab/>IMAP server (Courier, Cyrus IMAP Server, Dovecot and others)</text:p>
        </text:list-header>
      </text:list>
      <text:p text:style-name="Standard"/>
      <text:p text:style-name="Standard">In this guide, we assume that all those components are running on the same server (i.e., “<text:span text:style-name="Code_20__28_inline_29_">localhost</text:span>” or “<text:span text:style-name="Code_20__28_inline_29_">127.0.0.1</text:span>”) that SOGo will be installed on.</text:p>
      <text:p text:style-name="Standard">Good understanding of those underlying components and GNU/Linux is required to install SOGo. If you miss some of those required components, please refer to the appropriate documentation and proceed with the installation and configuration of these requirements before continuing with this guide.</text:p>
      <text:p text:style-name="Standard">The following table provides recommendations for the required components, together with version numbers :</text:p>
      <table:table table:name="Table1" table:style-name="Table1">
        <table:table-column table:style-name="Table1.A"/>
        <table:table-column table:style-name="Table1.B"/>
        <table:table-row>
          <table:table-cell table:style-name="Table1.A1" office:value-type="string">
            <text:p text:style-name="Table_20_Contents">Database server</text:p>
          </table:table-cell>
          <table:table-cell table:style-name="Table1.A1" office:value-type="string">
            <text:p text:style-name="Table_20_Contents">PostgreSQL 7.4 or later</text:p>
          </table:table-cell>
        </table:table-row>
        <table:table-row>
          <table:table-cell table:style-name="Table1.A1" office:value-type="string">
            <text:p text:style-name="Table_20_Contents">LDAP server</text:p>
          </table:table-cell>
          <table:table-cell table:style-name="Table1.A1" office:value-type="string">
            <text:p text:style-name="Table_20_Contents">OpenLDAP 2.3.x or later</text:p>
          </table:table-cell>
        </table:table-row>
        <table:table-row>
          <table:table-cell table:style-name="Table1.A3" office:value-type="string">
            <text:p text:style-name="Table_20_Contents">SMTP server</text:p>
          </table:table-cell>
          <table:table-cell table:style-name="Table1.A3" office:value-type="string">
            <text:p text:style-name="Table_20_Contents">Postfix 2.x</text:p>
          </table:table-cell>
        </table:table-row>
        <table:table-row>
          <table:table-cell table:style-name="Table1.A4" office:value-type="string">
            <text:p text:style-name="Table_20_Contents">IMAP server</text:p>
          </table:table-cell>
          <table:table-cell table:style-name="Table1.A4" office:value-type="string">
            <text:p text:style-name="Table_20_Contents">Cyrus IMAP Server 2.3.x or later</text:p>
          </table:table-cell>
        </table:table-row>
      </table:table>
      <text:p text:style-name="Standard"/>
      <text:p text:style-name="Standard">More recent versions of the software mentioned above can also be used.</text:p>
      <text:h text:style-name="P77" text:outline-level="2">Minimum Hardware Requirements</text:h>
      <text:p text:style-name="Standard">The following table provides hardware recommendations for the server, desktops and mobile devices :</text:p>
      <table:table table:name="Table2" table:style-name="Table2">
        <table:table-column table:style-name="Table2.A"/>
        <table:table-column table:style-name="Table2.B"/>
        <table:table-row>
          <table:table-cell table:style-name="Table2.A1" office:value-type="string">
            <text:p text:style-name="Table_20_Contents">Server</text:p>
          </table:table-cell>
          <table:table-cell table:style-name="Table2.A1" office:value-type="string">
            <text:p text:style-name="Table_20_Contents">Evaluation and testing</text:p>
            <text:list xml:id="list679726291" text:style-name="L2">
              <text:list-item>
                <text:p text:style-name="P59"><text:s/>Intel, AMD, or PowerPC CPU 1 GHz</text:p>
              </text:list-item>
            </text:list>
            <text:list xml:id="list102433430" text:style-name="L2">
              <text:list-item>
                <text:p text:style-name="P58"><text:s/>512 MB of RAM (without Funambol, 1 GB RAM otherwise)</text:p>
              </text:list-item>
              <text:list-item>
                <text:p text:style-name="P58"><text:s/>1 GB of disk space</text:p>
              </text:list-item>
            </text:list>
            <text:p text:style-name="Table_20_Contents"/>
            <text:p text:style-name="Table_20_Contents">Production</text:p>
            <text:list xml:id="list2039781179" text:style-name="L3">
              <text:list-item>
                <text:p text:style-name="P62"><text:s/>Intel, AMD or PowerPC CPU 3 GHz</text:p>
              </text:list-item>
            </text:list>
            <text:list xml:id="list479412229" text:style-name="L3">
              <text:list-item>
                <text:p text:style-name="P62"><text:s/>2048 MB of RAM</text:p>
              </text:list-item>
            </text:list>
            <text:list xml:id="list1613892386" text:style-name="L3">
              <text:list-item>
                <text:p text:style-name="P62"><text:s/>10 GB of disk space (excluding the mail store)</text:p>
              </text:list-item>
            </text:list>
          </table:table-cell>
        </table:table-row>
        <table:table-row>
          <table:table-cell table:style-name="Table2.A2" office:value-type="string">
            <text:p text:style-name="Table_20_Contents">Desktop</text:p>
          </table:table-cell>
          <table:table-cell table:style-name="Table2.A2" office:value-type="string">
            <text:p text:style-name="Table_20_Contents">General</text:p>
            <text:list xml:id="list518861480" text:style-name="L4">
              <text:list-item>
                <text:p text:style-name="P63"><text:s/>Intel, AMD, or PowerPC CPU 1.5 GHz</text:p>
              </text:list-item>
            </text:list>
            <text:list xml:id="list176431456" text:style-name="L4">
              <text:list-item>
                <text:p text:style-name="P63"><text:s/>1024x768 monitor resolution</text:p>
              </text:list-item>
            </text:list>
            <text:list xml:id="list1084879091" text:style-name="L4">
              <text:list-item>
                <text:p text:style-name="P63"><text:s/>512 MB of RAM</text:p>
              </text:list-item>
              <text:list-item>
                <text:p text:style-name="P63"><text:s/>128 Kbps or higher network connection</text:p>
              </text:list-item>
            </text:list>
            <text:p text:style-name="Table_20_Contents"/>
            <text:p text:style-name="Table_20_Contents">Microsoft Windows</text:p>
            <text:list xml:id="list2066814275" text:style-name="L5">
              <text:list-item>
                <text:p text:style-name="P64"><text:s/>Microsoft Windows XP SP2 or Vista</text:p>
              </text:list-item>
            </text:list>
            <text:p text:style-name="Table_20_Contents"/>
            <text:p text:style-name="Table_20_Contents">Apple Mac OS X</text:p>
            <text:list xml:id="list1745056435" text:style-name="L6">
              <text:list-item>
                <text:p text:style-name="P65"><text:s/>Apple Mac OS X 10.2 or later</text:p>
              </text:list-item>
            </text:list>
            <text:p text:style-name="Table_20_Contents"/>
            <text:p text:style-name="Table_20_Contents">Linux</text:p>
            <text:list xml:id="list1324862701" text:style-name="L7">
              <text:list-item>
                <text:p text:style-name="P66"><text:s/>Your favourite GNU/Linux distribution</text:p>
              </text:list-item>
            </text:list>
          </table:table-cell>
        </table:table-row>
        <table:table-row>
          <table:table-cell table:style-name="Table2.A2" office:value-type="string">
            <text:p text:style-name="Table_20_Contents">Mobile Device</text:p>
          </table:table-cell>
          <table:table-cell table:style-name="Table2.A2" office:value-type="string">
            <text:p text:style-name="Table_20_Contents">Any mobile device which supports the SyncML 1.0 or 1.1 standard. Recommended</text:p>
            <text:list xml:id="list55006699" text:style-name="L8">
              <text:list-item>
                <text:p text:style-name="P67"><text:s/>Palm OS based devices with Synthesis SyncML Client</text:p>
              </text:list-item>
              <text:list-item>
                <text:p text:style-name="P67"><text:s/>Research In Motion (RIM) BlackBerry devices with Funambol client</text:p>
              </text:list-item>
              <text:list-item>
                <text:p text:style-name="P67"><text:s/>Microsoft Windows Mobile PocketPC or SmartPhone with the Funambol client</text:p>
              </text:list-item>
            </text:list>
            <text:p text:style-name="Table_20_Contents"/>
            <text:list xml:id="list1642868170" text:continue-numbering="true" text:style-name="L8">
              <text:list-header>
                <text:p text:style-name="P67">Apple iPhone / iPod / iPad using Apple iOS 3.0 or later</text:p>
              </text:list-header>
            </text:list>
          </table:table-cell>
        </table:table-row>
      </table:table>
      <text:p text:style-name="Standard"/>
      <text:h text:style-name="P77" text:outline-level="2">Operating System Requirements</text:h>
      <text:p text:style-name="Standard">The following 32-bit and 64-bit operating systems are currently supported by SOGo :</text:p>
      <text:list xml:id="list1425148618" text:style-name="L9">
        <text:list-header>
          <text:p text:style-name="P55">❏<text:tab/>Red Hat Enterprise Linux (RHEL) Server 5 and 6</text:p>
          <text:p text:style-name="P55">❏<text:tab/>Community ENTerprise Operating System (CentOS) 5 and 6</text:p>
          <text:p text:style-name="P55">❏<text:tab/>Debian GNU/Linux 5.0 (Lenny) and 6.0 (Squeeze)</text:p>
          <text:p text:style-name="P55">❏<text:tab/>Ubuntu 8.10 (Intrepid) to 12.04 (Precise)</text:p>
        </text:list-header>
      </text:list>
      <text:p text:style-name="Standard">Make sure the required components are started automatically at boot time and that they are running before proceeding with the SOGo configuration. Also make sure that you can install additional packages from your standard distribution. For example, if you are using Red Hat Enterprise Linux 5, you have to be subscribed to the Red Hat Network before continuing with the SOGo software installation.</text:p>
      <text:p text:style-name="Standard">This document covers the installation of SOGo under RHEL 6.</text:p>
      <text:p text:style-name="Standard">For installation instructions on Debian and Ubuntu, please refer directly to the SOGo website at <text:a xlink:type="simple" xlink:href="http://www.sogo.nu/">http://www.sogo.nu</text:a>. Under the downloads section, you will find links for installation steps for Debian and Ubuntu.</text:p>
      <text:p text:style-name="Standard">Note that once the SOGo packages are installed under Debian and Ubuntu, this guide can be followed in order to fully configure SOGo.</text:p>
      <text:h text:style-name="P76" text:outline-level="1">Installation</text:h>
      <text:p text:style-name="Standard">This section will guide you through the installation of SOGo together with its dependencies. The steps described here apply to an RPM-based installation for a Redhat or CentOS distribution.</text:p>
      <text:h text:style-name="Heading_20_2" text:outline-level="2">Software Downloads</text:h>
      <text:p text:style-name="Standard">SOGo can be installed using the YUM utility. To do so, first create the <text:span text:style-name="Code_20__28_inline_29_">/etc/yum.repos.d/inverse.repo</text:span> configuration file with the following content : </text:p>
      <text:p text:style-name="Code"><text:span text:style-name="T4">[SOGo</text:span>]</text:p>
      <text:p text:style-name="Code">name=Inverse SOGo Repository</text:p>
      <text:p text:style-name="Code">baseurl=http://inverse.ca/downloads/SOGo/RHEL6/$basearch</text:p>
      <text:p text:style-name="Code">gpgcheck=0<text:line-break/></text:p>
      <text:p text:style-name="Standard">Some of the softwares on which SOGo depends are available from the repository of RPMforge. To add RPMforge to your packages sources, download and install the appropriate RPM package from <text:a xlink:type="simple" xlink:href="http://packages.sw.be/rpmforge-release/">http://packages.sw.be/rpmforge-release/</text:a>. Also make sure you enabled the “rpmforge-extras” repository.</text:p>
      <text:p text:style-name="Standard">For more information on using RPMforge, visit <text:a xlink:type="simple" xlink:href="http://rpmrepo.org/RPMforge/Using">http://rpmrepo.org/RPMforge/Using</text:a>.</text:p>
      <text:h text:style-name="Heading_20_2" text:outline-level="2">Software Installation</text:h>
      <text:p text:style-name="Standard">Once the YUM configuration file has been created, you are now ready to install SOGo and its dependencies. To do so, proceed with the following command :</text:p>
      <text:p text:style-name="Code">yum install sogo</text:p>
      <text:p text:style-name="Code"/>
      <text:p text:style-name="Standard">This will install SOGo and its dependencies such as GNUstep, the SOPE packages and memcached. Once the base packages are installed, you need to install the proper database connector suitable for your environment. You need to install <text:span text:style-name="T8">sope49-gdl1-postgresql</text:span> for the PostgreSQL database system, <text:span text:style-name="T8">sope49-gdl1-mysql</text:span> for MySQL or <text:span text:style-name="T8">sope49-gdl1-oracle</text:span> for Oracle. The installation command will thus look like this :</text:p>
      <text:p text:style-name="P10">yum install sope49-gdl1-postgresql</text:p>
      <text:p text:style-name="Standard">Once completed, SOGo will be fully installed on your server. You are now ready to configure it.</text:p>
      <text:h text:style-name="P76" text:outline-level="1">Configuration</text:h>
      <text:p text:style-name="Standard">In this section, you'll learn how to configure SOGo to use your existing LDAP, SMTP and database servers. As previously mentioned, we assume that those components run on the same server on which SOGo is being installed. If this is not the case, please adjust the configuration parameters to reflect those changes.</text:p>
      <text:h text:style-name="Heading_20_2" text:outline-level="2">GNUstep Environment Overview</text:h>
      <text:p text:style-name="P11">SOGo makes use of the GNUstep environment. GNUstep is a free software implementation of the OpenStep specification which provides many facilities for building all types of server and desktop applications. Among those facilities, there is a configuration API similar to the "Registry" paradigm in Microsoft Windows. In OpenSTEP, GNUstep and MacOS X, these are called the "user defaults".</text:p>
      <text:p text:style-name="Standard">Under GNUstep, a specific file keeps all the user's applications settings and will be edited during our installation. It is located in <text:span text:style-name="Code_20__28_inline_29_">/home/sogo/GNUstep/Defaults/.GNUstepDefaults </text:span>as the file belongs to the “sogo” user.<text:span text:style-name="T3"> </text:span><text:s/>We will use a command-line tool named <text:span text:style-name="Code_20__28_inline_29_">defaults</text:span> to edit this configuration database. You can also use your favourite text editor. However, prior to edit this file, it is strongly suggested to make a backup of the file. The GNUstep environment could erase the file if its content is not properly formatted.</text:p>
      <text:p text:style-name="Standard">The <text:span text:style-name="Code_20__28_inline_29_">.GNUstepDefaults</text:span> file is a serialized <text:span text:style-name="Keyword">property list</text:span>. This simple format encapsulates four basic data types: arrays, dictionaries (or hashes), strings and numbers. Numbers are represented as-is, except for booleans which can take the unquoted values “YES” and “NO”. Strings are not mandatorily quoted, but doing so will avoid you many problems. A dictionary is a sequence of key and value pairs separated in their middle with a “=” sign. It starts with a “{“ and ends with a corresponding “}”. Each value definition in a dictionary ends with a semicolon. An array is a chain of values starting with “(“ and ending with “)”, where the values are separated with a “,”. Also, the file generally follows a C-style indentation for clarity but this indentation is not required, only recommended.</text:p>
      <text:p text:style-name="Standard">Each GNUstep application has its own configuration domain. The domain specific to SOGo is named <text:span text:style-name="Code_20__28_inline_29_">sogod</text:span>. A global domain may also exist, which contains default settings for all applications. This domain is named <text:span text:style-name="T8">NSGlobalDomain</text:span> but will not be used here.</text:p>
      <text:h text:style-name="P77" text:outline-level="2">Preferences Hierarchy</text:h>
      <text:p text:style-name="Standard">SOGo supports domain names segregation, meaning that you can separate multiple groups of users within one installation of SOGo. A user associated to a domain is limited to access only the users data from the same domain. Consequently, the configuration parameters of SOGo are defined on three levels:</text:p>
      <text:p text:style-name="Standard"><draw:frame draw:style-name="fr4" draw:name="graphics4" text:anchor-type="paragraph" svg:x="3.002cm" svg:y="0cm" svg:width="6.586cm" svg:height="6.586cm" draw:z-index="1"><draw:image xlink:href="Pictures/10000201000004690000046917025F45.png" xlink:type="simple" xlink:show="embed" xlink:actuate="onLoad"/></draw:frame></text:p>
      <text:p text:style-name="Standard">Each level inherits the preferences of the parent level. Therefore, domain preferences define the defaults values of the user preferences, and the system preferences define the default values of all domains preferences. Both system and domains preferences are defined in the GNUstep user defaults, while the users preferences are configurable by the user and stored in SOGo's database.</text:p>
      <text:p text:style-name="Standard">To identify the level in which each parameter can be defined, we use the following abbreviations in the tables of this document :</text:p>
      <table:table table:name="Table3" table:style-name="Table3">
        <table:table-column table:style-name="Table3.A"/>
        <table:table-column table:style-name="Table3.B"/>
        <table:table-row>
          <table:table-cell table:style-name="Table3.A1" office:value-type="string">
            <text:p text:style-name="P43">S</text:p>
          </table:table-cell>
          <table:table-cell table:style-name="Table3.B1" office:value-type="string">
            <text:p text:style-name="Table_20_Contents">Parameter exclusive to the system and not configurable per domain</text:p>
          </table:table-cell>
        </table:table-row>
        <table:table-row>
          <table:table-cell table:style-name="Table3.A2" office:value-type="string">
            <text:p text:style-name="P43">D</text:p>
          </table:table-cell>
          <table:table-cell table:style-name="Table3.B3" office:value-type="string">
            <text:p text:style-name="Table_20_Contents">Parameter exclusive to a domain and not configurable per user</text:p>
          </table:table-cell>
        </table:table-row>
        <table:table-row>
          <table:table-cell table:style-name="Table3.A2" office:value-type="string">
            <text:p text:style-name="P43">U</text:p>
          </table:table-cell>
          <table:table-cell table:style-name="Table3.B3" office:value-type="string">
            <text:p text:style-name="Table_20_Contents">Parameter configurable by the user</text:p>
          </table:table-cell>
        </table:table-row>
      </table:table>
      <text:p text:style-name="P12"/>
      <text:p text:style-name="P12">Remember that the hierarchy paradigm allow the default value of a parameter to be defined at a parent level.</text:p>
      <text:p text:style-name="Standard"/>
      <text:h text:style-name="P77" text:outline-level="2">General Preferences</text:h>
      <text:p text:style-name="P12">Proceed with the following commands to create the basic configuration file for SOGo :</text:p>
      <text:p text:style-name="P17">su - sogo</text:p>
      <text:p text:style-name="P17">defaults write sogod SOGoTimeZone "America/Montreal"</text:p>
      <text:p text:style-name="P17">defaults write sogod SOGoMailDomain "acme.com"</text:p>
      <text:p text:style-name="P17">defaults write sogod SOGoLanguage English</text:p>
      <text:p text:style-name="P17">defaults write sogod SOGoAppointmentSendEMailNotifications YES</text:p>
      <text:p text:style-name="P17">defaults write sogod SOGoFoldersSendEMailNotifications YES</text:p>
      <text:p text:style-name="P17">defaults write sogod SOGoACLsSendEMailNotifications YES</text:p>
      <text:p text:style-name="P12"/>
      <text:p text:style-name="P12">The following table describes the general parameters that can be set :</text:p>
      <table:table table:name="Table4" table:style-name="Table4">
        <table:table-column table:style-name="Table4.A"/>
        <table:table-column table:style-name="Table4.B"/>
        <table:table-column table:style-name="Table4.C"/>
        <table:table-row>
          <table:table-cell table:style-name="Table4.A1" office:value-type="string">
            <text:p text:style-name="P43">S</text:p>
          </table:table-cell>
          <table:table-cell table:style-name="Table4.B1" office:value-type="string">
            <text:p text:style-name="Table_20_Contents">WOWorkersCount</text:p>
          </table:table-cell>
          <table:table-cell table:style-name="Table4.C1" office:value-type="string">
            <text:p text:style-name="Table_20_Contents">The amount of instances of SOGo that will be spawned to handle multiple requests simultaneously. When started from the init script, that amount is overriden by the “PREFORK” value in <text:span text:style-name="Code_20__28_inline_29_">/etc/sysconfig/sogo</text:span> or <text:span text:style-name="Code_20__28_inline_29_">/etc/default/sogo</text:span>. A value of 3 is a reasonable default for low usage. The maximum value depends on the CPU and IO power provided by your machine : a value set too high will actually decrease performances under high load.<text:line-break/>Defaults to 1 when unset.</text:p>
          </table:table-cell>
        </table:table-row>
        <table:table-row>
          <table:table-cell table:style-name="Table4.A2" office:value-type="string">
            <text:p text:style-name="P31">S</text:p>
          </table:table-cell>
          <table:table-cell table:style-name="Table4.B36" office:value-type="string">
            <text:p text:style-name="Table_20_Contents">WOPort</text:p>
          </table:table-cell>
          <table:table-cell table:style-name="Table4.C36" office:value-type="string">
            <text:p text:style-name="Table_20_Contents">The TCP port used by the SOGo daemon.<text:line-break/>Defaults to <text:span text:style-name="T2">20000</text:span> when unset.</text:p>
          </table:table-cell>
        </table:table-row>
        <table:table-row>
          <table:table-cell table:style-name="Table4.A2" office:value-type="string">
            <text:p text:style-name="P31">S</text:p>
          </table:table-cell>
          <table:table-cell table:style-name="Table4.B36" office:value-type="string">
            <text:p text:style-name="Table_20_Contents">WOLogFile</text:p>
          </table:table-cell>
          <table:table-cell table:style-name="Table4.C36" office:value-type="string">
            <text:p text:style-name="Table_20_Contents">The file path where to log messages. Specify <text:span text:style-name="Code_20__28_inline_29_">-</text:span> to log to the console.<text:line-break/>Defaults to <text:span text:style-name="Code_20__28_inline_29_">/var/log/sogo/sogo.log</text:span>.</text:p>
          </table:table-cell>
        </table:table-row>
        <table:table-row>
          <table:table-cell table:style-name="Table4.A2" office:value-type="string">
            <text:p text:style-name="P31">S</text:p>
          </table:table-cell>
          <table:table-cell table:style-name="Table4.B36" office:value-type="string">
            <text:p text:style-name="Table_20_Contents">WOPidFile</text:p>
          </table:table-cell>
          <table:table-cell table:style-name="Table4.C36" office:value-type="string">
            <text:p text:style-name="Table_20_Contents">The file path where the parent process id will be written.<text:line-break/>Defaults to <text:span text:style-name="Code_20__28_inline_29_">/var/run/sogo/sogo.pid</text:span>.</text:p>
          </table:table-cell>
        </table:table-row>
        <table:table-row>
          <table:table-cell table:style-name="Table4.A2" office:value-type="string">
            <text:p text:style-name="P31">S</text:p>
          </table:table-cell>
          <table:table-cell table:style-name="Table4.B36" office:value-type="string">
            <text:p text:style-name="Table_20_Contents">WOWatchDogRequestTimeout</text:p>
          </table:table-cell>
          <table:table-cell table:style-name="Table4.C36" office:value-type="string">
            <text:p text:style-name="Table_20_Contents">This parameter specifies the number of minutes after which a busy child process will be killed by the parent process.</text:p>
            <text:p text:style-name="Table_20_Contents">Defaults to <text:span text:style-name="T8">10</text:span> (minutes).</text:p>
            <text:p text:style-name="Table_20_Contents">Do not set this too low as child processes replying to clients on a slow internet connection could be killed prematurely.</text:p>
          </table:table-cell>
        </table:table-row>
        <table:table-row>
          <table:table-cell table:style-name="Table4.A2" office:value-type="string">
            <text:p text:style-name="P31">S</text:p>
          </table:table-cell>
          <table:table-cell table:style-name="Table4.B36" office:value-type="string">
            <text:p text:style-name="Table_20_Contents">SxVMemLimit</text:p>
          </table:table-cell>
          <table:table-cell table:style-name="Table4.C36" office:value-type="string">
            <text:p text:style-name="Table_20_Contents">Parameter used to set the maximum amount of memory (in megabytes) that a child can use. Reaching that value will force children processes to restart, in order to preserve system memory.<text:line-break/>Defaults to <text:span text:style-name="Code_20__28_inline_29_">384</text:span>.</text:p>
          </table:table-cell>
        </table:table-row>
        <text:soft-page-break/>
        <table:table-row>
          <table:table-cell table:style-name="Table4.A2" office:value-type="string">
            <text:p text:style-name="P31">S</text:p>
          </table:table-cell>
          <table:table-cell table:style-name="Table4.B36" office:value-type="string">
            <text:p text:style-name="Table_20_Contents">SOGoMemcachedHost</text:p>
          </table:table-cell>
          <table:table-cell table:style-name="Table4.C36" office:value-type="string">
            <text:p text:style-name="Table_20_Contents">Parameter used to set the hostname and optionally the port of the memcached server.</text:p>
            <text:p text:style-name="Table_20_Contents">A path can also be used if the server must be reached via a Unix socket.<text:line-break/>Defaults to <text:span text:style-name="Code_20__28_inline_29_">localhost</text:span>.</text:p>
            <text:p text:style-name="Table_20_Contents">See <text:span text:style-name="Code_20__28_inline_29_">memcached_servers_parse(3)</text:span> for details on the syntax.</text:p>
          </table:table-cell>
        </table:table-row>
        <table:table-row>
          <table:table-cell table:style-name="Table4.A2" office:value-type="string">
            <text:p text:style-name="P31">S</text:p>
          </table:table-cell>
          <table:table-cell table:style-name="Table4.B36" office:value-type="string">
            <text:p text:style-name="Table_20_Contents">SOGoCacheCleanupInterval</text:p>
          </table:table-cell>
          <table:table-cell table:style-name="Table4.C36" office:value-type="string">
            <text:p text:style-name="Table_20_Contents">Parameter used to set the expiration (in seconds) of each object in the cache.<text:line-break/>Defaults to <text:span text:style-name="Code_20__28_inline_29_">300</text:span>.</text:p>
          </table:table-cell>
        </table:table-row>
        <table:table-row>
          <table:table-cell table:style-name="Table4.A2" office:value-type="string">
            <text:p text:style-name="P31">S</text:p>
          </table:table-cell>
          <table:table-cell table:style-name="Table4.B36" office:value-type="string">
            <text:p text:style-name="Table_20_Contents">SOGoAuthenticationType</text:p>
          </table:table-cell>
          <table:table-cell table:style-name="Table4.C36" office:value-type="string">
            <text:p text:style-name="Table_20_Contents">Parameter used to define the way by which users will be authenticated. For C.A.S., specify “cas”. For SAML2, specify “saml2”. For anything else, leave that value empty.</text:p>
          </table:table-cell>
        </table:table-row>
        <table:table-row>
          <table:table-cell table:style-name="Table4.A2" office:value-type="string">
            <text:p text:style-name="P31">S</text:p>
          </table:table-cell>
          <table:table-cell table:style-name="Table4.B36" office:value-type="string">
            <text:p text:style-name="Table_20_Contents">SOGoCASServiceURL</text:p>
          </table:table-cell>
          <table:table-cell table:style-name="Table4.C36" office:value-type="string">
            <text:p text:style-name="Table_20_Contents">When using C.A.S. authentication, this specifies the base url for reaching the C.A.S. service. This will be used by SOGo to deduce the proper login page as well as the other C.A.S. services that SOGo will use.</text:p>
          </table:table-cell>
        </table:table-row>
        <table:table-row>
          <table:table-cell table:style-name="Table4.A2" office:value-type="string">
            <text:p text:style-name="P31">S</text:p>
          </table:table-cell>
          <table:table-cell table:style-name="Table4.B36" office:value-type="string">
            <text:p text:style-name="Table_20_Contents">SOGoAddressBookDAVAccessEnabled</text:p>
          </table:table-cell>
          <table:table-cell table:style-name="Table4.C36" office:value-type="string">
            <text:p text:style-name="Table_20_Contents">Parameter controlling WebDAV access to the <text:span text:style-name="T10">Contacts</text:span> collections.</text:p>
            <text:p text:style-name="Table_20_Contents">This can be used to deny access to these resources from Lightning for example.</text:p>
            <text:p text:style-name="Table_20_Contents">Defaults to <text:span text:style-name="Code_20__28_inline_29_">YES</text:span> when unset.</text:p>
          </table:table-cell>
        </table:table-row>
        <table:table-row>
          <table:table-cell table:style-name="Table4.A2" office:value-type="string">
            <text:p text:style-name="P31">S</text:p>
          </table:table-cell>
          <table:table-cell table:style-name="Table4.B36" office:value-type="string">
            <text:p text:style-name="Table_20_Contents">SOGoCalendarDAVAccessEnabled</text:p>
          </table:table-cell>
          <table:table-cell table:style-name="Table4.C36" office:value-type="string">
            <text:p text:style-name="Table_20_Contents">Parameter controlling WebDAV access to the <text:span text:style-name="T10">Calendar</text:span> collections.</text:p>
            <text:p text:style-name="Table_20_Contents">This can be used to deny access to these resources from Lightning for example.</text:p>
            <text:p text:style-name="Table_20_Contents">Defaults to <text:span text:style-name="Code_20__28_inline_29_"><text:span text:style-name="T7">YES</text:span></text:span> when unset.</text:p>
          </table:table-cell>
        </table:table-row>
        <table:table-row>
          <table:table-cell table:style-name="Table4.A2" office:value-type="string">
            <text:p text:style-name="P31">S</text:p>
          </table:table-cell>
          <table:table-cell table:style-name="Table4.B36" office:value-type="string">
            <text:p text:style-name="Table_20_Contents">SOGoSAML2PrivateKeyLocation</text:p>
          </table:table-cell>
          <table:table-cell table:style-name="Table4.C36" office:value-type="string">
            <text:p text:style-name="Table_20_Contents">The location of the SSL private key file on the filesystem that is used by SOGo to sign and encrypt communications with the SAML2 identity provider. This file must be generated for each running SOGo service (rather than host).</text:p>
          </table:table-cell>
        </table:table-row>
        <table:table-row>
          <table:table-cell table:style-name="Table4.A2" office:value-type="string">
            <text:p text:style-name="P31">S</text:p>
          </table:table-cell>
          <table:table-cell table:style-name="Table4.B36" office:value-type="string">
            <text:p text:style-name="Table_20_Contents">SOGoSAML2CertiticateLocation</text:p>
          </table:table-cell>
          <table:table-cell table:style-name="Table4.C36" office:value-type="string">
            <text:p text:style-name="Table_20_Contents">The location of the SSL certificate file. This file must be generated for each running SOGo service.</text:p>
          </table:table-cell>
        </table:table-row>
        <table:table-row>
          <table:table-cell table:style-name="Table4.A2" office:value-type="string">
            <text:p text:style-name="P31">S</text:p>
          </table:table-cell>
          <table:table-cell table:style-name="Table4.B36" office:value-type="string">
            <text:p text:style-name="Table_20_Contents">SOGoSAML2IdpMetadataLocation</text:p>
          </table:table-cell>
          <table:table-cell table:style-name="Table4.C36" office:value-type="string">
            <text:p text:style-name="Table_20_Contents">The location of the metadata file that describes the services available on the SAML2 identify provider.</text:p>
          </table:table-cell>
        </table:table-row>
        <table:table-row>
          <table:table-cell table:style-name="Table4.A2" office:value-type="string">
            <text:p text:style-name="P31">S</text:p>
          </table:table-cell>
          <table:table-cell table:style-name="Table4.B36" office:value-type="string">
            <text:p text:style-name="Table_20_Contents">SOGoSAML2IdpPublicKeyLocation</text:p>
          </table:table-cell>
          <table:table-cell table:style-name="Table4.C36" office:value-type="string">
            <text:p text:style-name="Table_20_Contents">The location of the SSL public key file on the filesystem that is used by SOGo to sign and encrypt communications with the SAML2 identity provider. This file should be part of the setup of your identity provider.</text:p>
          </table:table-cell>
        </table:table-row>
        <table:table-row>
          <table:table-cell table:style-name="Table4.A2" office:value-type="string">
            <text:p text:style-name="P31">S</text:p>
          </table:table-cell>
          <table:table-cell table:style-name="Table4.B36" office:value-type="string">
            <text:p text:style-name="Table_20_Contents">SOGoSAML2IdpCertificateLocation</text:p>
          </table:table-cell>
          <table:table-cell table:style-name="Table4.C36" office:value-type="string">
            <text:p text:style-name="Table_20_Contents">The location of the SSL certificate file. This file should be part of the setup of your identity provider.</text:p>
          </table:table-cell>
        </table:table-row>
        <text:soft-page-break/>
        <table:table-row>
          <table:table-cell table:style-name="Table4.A2" office:value-type="string">
            <text:p text:style-name="P31">S</text:p>
          </table:table-cell>
          <table:table-cell table:style-name="Table4.B36" office:value-type="string">
            <text:p text:style-name="Table_20_Contents">SOGoSAML2LogoutEnabled</text:p>
          </table:table-cell>
          <table:table-cell table:style-name="Table4.C36" office:value-type="string">
            <text:p text:style-name="Table_20_Contents">Boolean value indicated whether the “Logout” link is enabled when using SAML2 as authentication mechanism.</text:p>
          </table:table-cell>
        </table:table-row>
        <table:table-row>
          <table:table-cell table:style-name="Table4.A2" office:value-type="string">
            <text:p text:style-name="P31">D</text:p>
          </table:table-cell>
          <table:table-cell table:style-name="Table4.B36" office:value-type="string">
            <text:p text:style-name="Table_20_Contents">SOGoTimeZone</text:p>
          </table:table-cell>
          <table:table-cell table:style-name="Table4.C36" office:value-type="string">
            <text:p text:style-name="Table_20_Contents"><text:span text:style-name="T4">Parameter used to set a default time zone for users. The default timezone is set to </text:span><text:span text:style-name="Code_20__28_inline_29_"><text:span text:style-name="T4">UTC</text:span></text:span><text:span text:style-name="T4">. The Olson database is a standard database that takes all the time zones around the world into account and represents them along with their history. On GNU/Linux systems, time zone definition files are available under </text:span><text:span text:style-name="Code_20__28_inline_29_"><text:span text:style-name="T4">/usr/share/zoneinfo</text:span></text:span><text:span text:style-name="T4">. Listing the available files will give you the name of </text:span><text:span text:style-name="T4">the available time zones. This could be </text:span><text:span text:style-name="Code_20__28_inline_29_"><text:span text:style-name="T4">America/New_York, Europe/Berlin, Asia/Tokyo </text:span></text:span><text:span text:style-name="T4">or</text:span><text:span text:style-name="Code_20__28_inline_29_"><text:span text:style-name="T4"> Africa/Lubumbashi.</text:span></text:span></text:p>
            <text:p text:style-name="Table_20_Contents"><text:span text:style-name="T4">In our example, we set the time zone to </text:span><text:span text:style-name="Code_20__28_inline_29_"><text:span text:style-name="T4">America/Montreal</text:span></text:span></text:p>
          </table:table-cell>
        </table:table-row>
        <table:table-row>
          <table:table-cell table:style-name="Table4.A2" office:value-type="string">
            <text:p text:style-name="P31">D</text:p>
          </table:table-cell>
          <table:table-cell table:style-name="Table4.B36" office:value-type="string">
            <text:p text:style-name="Table_20_Contents">SOGoMailDomain</text:p>
          </table:table-cell>
          <table:table-cell table:style-name="Table4.C36" office:value-type="string">
            <text:p text:style-name="Table_20_Contents">Parameter used to set the default domain name used by SOGo. SOGo uses this parameter to build the list of valid email addresses for users.</text:p>
            <text:p text:style-name="Table_20_Contents">In our example, we set the default domain to <text:span text:style-name="Code_20__28_inline_29_">acme.com</text:span></text:p>
          </table:table-cell>
        </table:table-row>
        <table:table-row>
          <table:table-cell table:style-name="Table4.A2" office:value-type="string">
            <text:p text:style-name="P31">D</text:p>
          </table:table-cell>
          <table:table-cell table:style-name="Table4.B36" office:value-type="string">
            <text:p text:style-name="Table_20_Contents">SOGoAppointmentSendEMailNotifications</text:p>
          </table:table-cell>
          <table:table-cell table:style-name="Table4.C36" office:value-type="string">
            <text:p text:style-name="Table_20_Contents">Parameter used to set whether SOGo sends or not email notifications to meeting participants. Possible values are :</text:p>
            <text:list xml:id="list1933234470" text:style-name="L10">
              <text:list-header>
                <text:p text:style-name="P68">• YES – to send notifications</text:p>
                <text:p text:style-name="P68">• NO – to not send notifications</text:p>
                <text:p text:style-name="P68">Defaults to <text:span text:style-name="T7">NO</text:span> when unset.</text:p>
              </text:list-header>
            </text:list>
          </table:table-cell>
        </table:table-row>
        <table:table-row>
          <table:table-cell table:style-name="Table4.A2" office:value-type="string">
            <text:p text:style-name="P31">D</text:p>
          </table:table-cell>
          <table:table-cell table:style-name="Table4.B36" office:value-type="string">
            <text:p text:style-name="Table_20_Contents">SOGoFoldersSendEMailNotifications</text:p>
          </table:table-cell>
          <table:table-cell table:style-name="Table4.C36" office:value-type="string">
            <text:p text:style-name="Table_20_Contents">Same as above, but the notifications are triggered on the creation of a calendar or an address book.</text:p>
          </table:table-cell>
        </table:table-row>
        <table:table-row>
          <table:table-cell table:style-name="Table4.A2" office:value-type="string">
            <text:p text:style-name="P31">D</text:p>
          </table:table-cell>
          <table:table-cell table:style-name="Table4.B36" office:value-type="string">
            <text:p text:style-name="Table_20_Contents">SOGoACLsSendEMailNotifications</text:p>
          </table:table-cell>
          <table:table-cell table:style-name="Table4.C36" office:value-type="string">
            <text:p text:style-name="Table_20_Contents">Same as above, but the notifications are sent to the involved users of a calendar or address book's ACLs.</text:p>
          </table:table-cell>
        </table:table-row>
        <table:table-row>
          <table:table-cell table:style-name="Table4.A2" office:value-type="string">
            <text:p text:style-name="P31">D</text:p>
          </table:table-cell>
          <table:table-cell table:style-name="Table4.B36" office:value-type="string">
            <text:p text:style-name="Table_20_Contents">SOGoCalendarDefaultRoles</text:p>
          </table:table-cell>
          <table:table-cell table:style-name="Table4.C36" office:value-type="string">
            <text:p text:style-name="Table_20_Contents">Parameter used to define the default roles when giving permissions to a user to access a calendar. Must be an array of up to five strings. Each string defining a role for an event category must begin with one of those values:</text:p>
            <text:list xml:id="list1552950246" text:continue-numbering="true" text:style-name="L10">
              <text:list-header>
                <text:p text:style-name="P68">• Public</text:p>
                <text:p text:style-name="P68">• Confidential</text:p>
                <text:p text:style-name="P68">• Private</text:p>
                <text:p text:style-name="P68">And each string must end with one of those values:</text:p>
                <text:p text:style-name="P68">• Viewer</text:p>
                <text:p text:style-name="P68">• DAndTViewer</text:p>
                <text:p text:style-name="P68">• Modifier</text:p>
                <text:p text:style-name="P68">• Responder</text:p>
                <text:p text:style-name="P68">The array can also contain one or many of the following strings:</text:p>
                <text:p text:style-name="P60">• Ob<text:span text:style-name="T12">jectCreator</text:span></text:p>
                <text:p text:style-name="P60"><text:span text:style-name="T12">• Ob</text:span>jectEraser</text:p>
              </text:list-header>
            </text:list>
            <text:p text:style-name="Table_20_Contents">Example: <text:span text:style-name="T8">SOGoCalendarDefaultRoles = ("ObjectCreator", "PublicViewer");</text:span></text:p>
            <text:p text:style-name="Table_20_Contents">Defaults to no role when unset. Recommended values are <text:span text:style-name="T8">"PublicViewer" </text:span><text:span text:style-name="T13">and</text:span><text:span text:style-name="T8"> “ConfidentialDandTViewer”.</text:span></text:p>
          </table:table-cell>
        </table:table-row>
        <table:table-row>
          <table:table-cell table:style-name="Table4.A2" office:value-type="string">
            <text:p text:style-name="P31">D</text:p>
          </table:table-cell>
          <table:table-cell table:style-name="Table4.B36" office:value-type="string">
            <text:p text:style-name="Table_20_Contents">SOGoContactsDefaultRoles</text:p>
          </table:table-cell>
          <table:table-cell table:style-name="Table4.C36" office:value-type="string">
            <text:p text:style-name="Table_20_Contents">Parameter used to define the default roles when giving permissions to a user to access an address book. Must be an array of one or many of the following strings:</text:p>
            <text:list xml:id="list2130889066" text:continue-numbering="true" text:style-name="L10">
              <text:list-header>
                <text:p text:style-name="P60">• Obje<text:span text:style-name="T12">ctViewer</text:span></text:p>
                <text:p text:style-name="P69">• ObjectEditor</text:p>
                <text:p text:style-name="P69">• ObjectCreator</text:p>
                <text:p text:style-name="P60"><text:span text:style-name="T12">• Obje</text:span>ctEraser</text:p>
              </text:list-header>
            </text:list>
            <text:p text:style-name="Table_20_Contents">Example: <text:span text:style-name="T8">SOGoContactsDefaultRoles = </text:span><text:span text:style-name="T8">("ObjectEditor");</text:span></text:p>
            <text:p text:style-name="Table_20_Contents">Defaults to no role when unset.</text:p>
          </table:table-cell>
        </table:table-row>
        <table:table-row>
          <table:table-cell table:style-name="Table4.A2" office:value-type="string">
            <text:p text:style-name="P31">D</text:p>
          </table:table-cell>
          <table:table-cell table:style-name="Table4.B36" office:value-type="string">
            <text:p text:style-name="Table_20_Contents">SOGoSuperUsernames</text:p>
          </table:table-cell>
          <table:table-cell table:style-name="Table4.C36" office:value-type="string">
            <text:p text:style-name="Table_20_Contents">Parameter used to set which usernames require administrative privileges over all the users tables. For example, this could be used to post events in the users calendar without requiring the user to configure his/her ACLs. In this case you will need to specify those superuser's usernames like this :</text:p>
            <text:p text:style-name="P34"><text:span text:style-name="Code_20__28_inline_29_">SOGoSuperUsernames = (&lt;username1&gt;[, &lt;username2&gt;, ...]);</text:span></text:p>
          </table:table-cell>
        </table:table-row>
        <text:soft-page-break/>
        <table:table-row>
          <table:table-cell table:style-name="Table4.A2" office:value-type="string">
            <text:p text:style-name="P31">U</text:p>
          </table:table-cell>
          <table:table-cell table:style-name="Table4.B36" office:value-type="string">
            <text:p text:style-name="Table_20_Contents">SOGoLanguage</text:p>
          </table:table-cell>
          <table:table-cell table:style-name="Table4.C36" office:value-type="string">
            <text:p text:style-name="Table_20_Contents">Parameter used to set the default language used in the Web interface for SOGo. Possible values are :</text:p>
            <text:list xml:id="list332617778" text:continue-numbering="true" text:style-name="L10">
              <text:list-header>
                <text:p text:style-name="P60">• Braz<text:span text:style-name="T12">ilianPortuguese</text:span></text:p>
                <text:p text:style-name="P69">• Czech</text:p>
                <text:p text:style-name="P69">• Dutch</text:p>
                <text:p text:style-name="P70">• English</text:p>
                <text:p text:style-name="P70">• French</text:p>
                <text:p text:style-name="P70">• German</text:p>
                <text:p text:style-name="P70">• Hungarian</text:p>
              </text:list-header>
            </text:list>
            <text:list xml:id="list638348276" text:style-name="L10">
              <text:list-header>
                <text:p text:style-name="P69">• Italian</text:p>
                <text:p text:style-name="P69">• Russian</text:p>
                <text:p text:style-name="P69">• Spanish</text:p>
                <text:p text:style-name="P69">• Swedish</text:p>
                <text:p text:style-name="P60"><text:span text:style-name="T12">• Wel</text:span>sh</text:p>
              </text:list-header>
            </text:list>
          </table:table-cell>
        </table:table-row>
        <table:table-row>
          <table:table-cell table:style-name="Table4.A2" office:value-type="string">
            <text:p text:style-name="P31">D</text:p>
          </table:table-cell>
          <table:table-cell table:style-name="Table4.B36" office:value-type="string">
            <text:p text:style-name="Table_20_Contents">SOGoNotifyOnPersonalModifications</text:p>
          </table:table-cell>
          <table:table-cell table:style-name="Table4.C36" office:value-type="string">
            <text:p text:style-name="Table_20_Contents">Parameter used to set whether SOGo sends or not email receipts when someone changes his/her own calendar. Possible values are :</text:p>
            <text:list xml:id="list471928240" text:continue-list="list332617778" text:style-name="L10">
              <text:list-header>
                <text:p text:style-name="P68">• YES – to send notifications</text:p>
                <text:p text:style-name="P68">• NO – to not send notifications</text:p>
              </text:list-header>
            </text:list>
            <text:p text:style-name="Table_20_Contents">Defaults to NO when unset. User can overwrite this from the calendar properties window.</text:p>
          </table:table-cell>
        </table:table-row>
        <table:table-row>
          <table:table-cell table:style-name="Table4.A2" office:value-type="string">
            <text:p text:style-name="P31">D</text:p>
          </table:table-cell>
          <table:table-cell table:style-name="Table4.B36" office:value-type="string">
            <text:p text:style-name="Table_20_Contents">SOGoNotifyOnExternalModifications</text:p>
          </table:table-cell>
          <table:table-cell table:style-name="Table4.C36" office:value-type="string">
            <text:p text:style-name="Table_20_Contents">Parameter used to set whether SOGo sends or not email receipts when a modification is being done to his/her own calendar by someone else. Possible values are :</text:p>
            <text:list xml:id="list1105687844" text:continue-numbering="true" text:style-name="L10">
              <text:list-header>
                <text:p text:style-name="P68">• YES – to send notifications</text:p>
                <text:p text:style-name="P68">• NO – to not send notifications</text:p>
              </text:list-header>
            </text:list>
            <text:p text:style-name="Table_20_Contents">Defaults to NO when unset. User can overwrite this from the calendar properties window.</text:p>
          </table:table-cell>
        </table:table-row>
        <table:table-row>
          <table:table-cell table:style-name="Table4.A2" office:value-type="string">
            <text:p text:style-name="P31">D</text:p>
          </table:table-cell>
          <table:table-cell table:style-name="Table4.B36" office:value-type="string">
            <text:p text:style-name="Table_20_Contents">SOGoLDAPContactInfoAttribute</text:p>
          </table:table-cell>
          <table:table-cell table:style-name="Table4.C36" office:value-type="string">
            <text:p text:style-name="Table_20_Contents">Parameter used to specify an LDAP attribute that should be displayed when auto-completing user searches.</text:p>
          </table:table-cell>
        </table:table-row>
        <text:soft-page-break/>
        <table:table-row>
          <table:table-cell table:style-name="Table4.A2" office:value-type="string">
            <text:p text:style-name="P31">D</text:p>
          </table:table-cell>
          <table:table-cell table:style-name="Table4.B36" office:value-type="string">
            <text:p text:style-name="Table_20_Contents">SOGoiPhoneForceAllDayTransparency</text:p>
          </table:table-cell>
          <table:table-cell table:style-name="Table4.C36" office:value-type="string">
            <text:p text:style-name="P35">When set to <text:span text:style-name="T7">YES</text:span>, this will force all-day events sent over by iPhone OS based devices to be transparent. This means that the all-day events will not be considered during freebusy lookups. Defaults to <text:span text:style-name="T7">NO</text:span> when unset.</text:p>
          </table:table-cell>
        </table:table-row>
        <table:table-row>
          <table:table-cell table:style-name="Table4.A2" office:value-type="string">
            <text:p text:style-name="P31">S</text:p>
          </table:table-cell>
          <table:table-cell table:style-name="Table4.B36" office:value-type="string">
            <text:p text:style-name="Table_20_Contents">SOGoEnablePublicAccess</text:p>
          </table:table-cell>
          <table:table-cell table:style-name="Table4.C36" office:value-type="string">
            <text:p text:style-name="P35">Parameter used to allow or not your users to share publicly (ie., requiring not authentication) their calendars and address books.</text:p>
            <text:p text:style-name="P35">Possible values are :</text:p>
            <text:list xml:id="list1184463152" text:continue-numbering="true" text:style-name="L10">
              <text:list-header>
                <text:p text:style-name="P68">• YES – to allow them</text:p>
                <text:p text:style-name="P68">• NO – to prevent them from doing so</text:p>
              </text:list-header>
            </text:list>
            <text:p text:style-name="P35">Defaults to <text:span text:style-name="T7">NO</text:span> when unset.</text:p>
          </table:table-cell>
        </table:table-row>
        <table:table-row>
          <table:table-cell table:style-name="Table4.A2" office:value-type="string">
            <text:p text:style-name="P31">S</text:p>
          </table:table-cell>
          <table:table-cell table:style-name="Table4.B36" office:value-type="string">
            <text:p text:style-name="Table_20_Contents">SOGoPasswordChangeEnabled</text:p>
          </table:table-cell>
          <table:table-cell table:style-name="Table4.C36" office:value-type="string">
            <text:p text:style-name="P35">Parameter used to allow or not users to change their passwords from SOGo.</text:p>
            <text:p text:style-name="P35">Possible values are :</text:p>
            <text:list xml:id="list163654509" text:continue-numbering="true" text:style-name="L10">
              <text:list-header>
                <text:p text:style-name="P68">• YES – to allow them</text:p>
                <text:p text:style-name="P68">• NO – to prevent them from doing so</text:p>
              </text:list-header>
            </text:list>
            <text:p text:style-name="P35">Defaults to <text:span text:style-name="T7">NO</text:span> when unset.</text:p>
          </table:table-cell>
        </table:table-row>
        <table:table-row>
          <table:table-cell table:style-name="Table4.A2" office:value-type="string">
            <text:p text:style-name="P31">S</text:p>
          </table:table-cell>
          <table:table-cell table:style-name="Table4.B36" office:value-type="string">
            <text:p text:style-name="Table_20_Contents">SOGoSupportedLanguages</text:p>
          </table:table-cell>
          <table:table-cell table:style-name="Table4.C36" office:value-type="string">
            <text:p text:style-name="P35">Parameter used to configure which languages are available from SOGo's Web interface. Available languages are specified as an array of string. The default value is :</text:p>
            <text:p text:style-name="P36"><text:s/>( "Czech", "Welsh", "English", "Spanish", "French", "German", "Italian", "Hungarian", "Dutch", "BrazilianPortuguese", "Polish", "Russian", Ukrainian", "Swedish" )</text:p>
          </table:table-cell>
        </table:table-row>
        <table:table-row>
          <table:table-cell table:style-name="Table4.A2" office:value-type="string">
            <text:p text:style-name="P31">D</text:p>
          </table:table-cell>
          <table:table-cell table:style-name="Table4.B36" office:value-type="string">
            <text:p text:style-name="Table_20_Contents">SOGoHideSystemEMail</text:p>
          </table:table-cell>
          <table:table-cell table:style-name="Table4.C36" office:value-type="string">
            <text:p text:style-name="Table_20_Contents"><text:span text:style-name="T5">Parameter used to control if SOGo should hide or not the system email address (UIDFieldName</text:span><text:span text:style-name="T10">@SOGoMailDomain</text:span><text:span text:style-name="T5">). This is currently limited to CalDAV (</text:span><text:span text:style-name="T6">calendar-user-address-set</text:span><text:span text:style-name="T5">).</text:span></text:p>
            <text:p text:style-name="P35">Defaults to <text:span text:style-name="T7">NO</text:span> when unset.</text:p>
          </table:table-cell>
        </table:table-row>
        <table:table-row>
          <table:table-cell table:style-name="Table4.A2" office:value-type="string">
            <text:p text:style-name="P31">D</text:p>
          </table:table-cell>
          <table:table-cell table:style-name="Table4.B36" office:value-type="string">
            <text:p text:style-name="Table_20_Contents">SOGoSearchMinimumWordLength</text:p>
          </table:table-cell>
          <table:table-cell table:style-name="Table4.C36" office:value-type="string">
            <text:p text:style-name="Table_20_Contents">Parameter used to control the minimum length to be used for the search string (attendee completion, address book search, etc.) prior triggering the server-side search operation.</text:p>
            <text:p text:style-name="Table_20_Contents">Defaults to 2 when unset – which means a search operation will be triggered on the 3<text:span text:style-name="T17">rd</text:span> typed character.</text:p>
          </table:table-cell>
        </table:table-row>
      </table:table>
      <text:p text:style-name="Standard"/>
      <text:h text:style-name="P78" text:outline-level="2">Authentication using LDAP</text:h>
      <text:p text:style-name="Standard">SOGo can use a LDAP server to authenticate users and, if desired, to provide global address books. SOGo can also use an SQL backend for this purpose (see the section <text:span text:style-name="T10">Authentication using SQL</text:span> later in this document). Proceed with the following commands to configure an authentication and global address book using an LDAP directory server :</text:p>
      <text:p text:style-name="Code">su – sogo</text:p>
      <text:p text:style-name="Code">defaults write sogod SOGoUserSources '({CNFieldName = cn; <text:line-break/><text:tab/>IDFieldName = uid; UIDFieldName = uid; <text:span text:style-name="T1">IMAPHostFiel</text:span>dName = mailHost; <text:line-break/><text:tab/>baseDN = "ou=users,dc=acme,dc=com"; <text:line-break/><text:tab/>bindDN = "uid=sogo,ou=users,dc=acme,dc=com"; <text:line-break/><text:tab/>bindPassword = qwerty; canAuthenticate = YES; displayName = <text:line-break/><text:tab/>"Shared Addresses"; hostname = "ldap://127.0.0.1:389"; id = public; <text:line-break/><text:tab/>isAddressBook = YES;})'</text:p>
      <text:p text:style-name="P18"/>
      <text:p text:style-name="Standard">In our example, we use a LDAP server running on the same host where SOGo is being installed.</text:p>
      <text:p text:style-name="Standard">You can also, using the filter attribute, restrict the results to match various criteria. For example, you could define the following filter to return only entries belonging to the organization <text:span text:style-name="T10">Inverse </text:span><text:span text:style-name="T9">with a </text:span><text:span text:style-name="T10">mail</text:span><text:span text:style-name="T9"> address and not </text:span><text:span text:style-name="T10">inactive</text:span>:</text:p>
      <text:p text:style-name="Code"><text:s text:c="4"/>filter = "(o='Inverse' AND mail='*' AND status &lt;&gt; 'inactive')";</text:p>
      <text:p text:style-name="Code"/>
      <text:p text:style-name="Standard">Since LDAP sources can serve as user repositories for authentication as well as address books, you can specify the following for each source to make them appear in the address book module:</text:p>
      <text:p text:style-name="Code"><text:soft-page-break/><text:span text:style-name="Code_20__28_inline_29_"><text:s text:c="3"/>displayName = "&lt;human identification name of the address book&gt;";</text:span></text:p>
      <text:p text:style-name="Code"><text:span text:style-name="Code_20__28_inline_29_"><text:s text:c="3"/>isAddressBook = YES;</text:span></text:p>
      <text:p text:style-name="P18"/>
      <text:p text:style-name="Standard">For certain LDAP sources, SOGo also supports indirect binds for user authentication. Here is an example :</text:p>
      <text:p text:style-name="Code">SOGoUserSources =</text:p>
      <text:p text:style-name="Code">(</text:p>
      <text:p text:style-name="Code"><text:s text:c="2"/>{</text:p>
      <text:p text:style-name="Code"><text:s text:c="4"/>type = ldap;</text:p>
      <text:p text:style-name="Code"><text:s text:c="4"/>CNFieldName = cn;</text:p>
      <text:p text:style-name="Code"><text:s text:c="4"/>IDFieldName = cn;</text:p>
      <text:p text:style-name="Code"><text:s text:c="4"/>UIDFieldName = sAMAccountName;</text:p>
      <text:p text:style-name="Code"><text:s text:c="4"/>baseDN = "cn=Users,dc=acme,dc=com";</text:p>
      <text:p text:style-name="Code"><text:s text:c="4"/>bindDN = "cn=sogo,cn=Users,dc=acme,dc=com";</text:p>
      <text:p text:style-name="Code"><text:s text:c="4"/>bindFields = (sAMAccountName);</text:p>
      <text:p text:style-name="Code"><text:s text:c="4"/>bindPassword = qwerty;</text:p>
      <text:p text:style-name="Code"><text:s text:c="4"/>canAuthenticate = YES;</text:p>
      <text:p text:style-name="Code"><text:s text:c="4"/>displayName = "Active Directory";</text:p>
      <text:p text:style-name="Code"><text:s text:c="4"/>hostname = ldap://10.0.0.1:389;</text:p>
      <text:p text:style-name="Code"><text:s text:c="4"/>id = directory;</text:p>
      <text:p text:style-name="Code"><text:s text:c="4"/>isAddressBook = YES;</text:p>
      <text:p text:style-name="Code"><text:s text:c="2"/>}</text:p>
      <text:p text:style-name="Code">);</text:p>
      <text:p text:style-name="P19"/>
      <text:p text:style-name="Standard">In this example, SOGo will use an indirect bind by first determining the user DN. That value is found by doing a search on the fields specified in <text:span text:style-name="Code_20__28_inline_29_">bindFields</text:span>. Most of the time, there will be only one field but it is possible to specify more in the form of an array (for example, <text:span text:style-name="Code_20__28_inline_29_">bindFields = (sAMAccountName, cn) </text:span>). When using multiple fields, only one of the fields needs to match the login name. In the above example, when a user logs in, the login will be checked against the <text:span text:style-name="Code_20__28_inline_29_">sAMAccountName</text:span><text:span text:style-name="T2"> </text:span>entry in all the user cards, and once this card is found, the user DN of this card will be used for checking the user's password.</text:p>
      <text:p text:style-name="Standard">Finally, SOGo supports LDAP-based groups. Groups must be defined like any other authentication sources (ie., <text:span text:style-name="T8">canAuthenticate</text:span> must be set to <text:span text:style-name="T8">YES</text:span> and a group must have a valid email address). In order for SOGo to determine if a specific LDAP entry is a group, SOGo will look for one of the following objectClass attributes :</text:p>
      <text:p text:style-name="P26">❏<text:tab/>group</text:p>
      <text:p text:style-name="P26">❏<text:tab/>groupOfNames</text:p>
      <text:p text:style-name="P26">❏<text:tab/>groupOfUniqueNames</text:p>
      <text:p text:style-name="P26">❏<text:tab/>posixGroup</text:p>
      <text:p text:style-name="Standard">You can set ACLs based on group membership and invite a group to a meeting (and the group will be decomposed to its list of members upon save by SOGo). You can also control the visibility of the group from the list of shared address books or during mail autocompletion by setting the <text:span text:style-name="T8">isAddressBook</text:span> parameter to <text:span text:style-name="T8">YES</text:span> or <text:span text:style-name="T8">NO</text:span>. The following LDAP entry shows how a typical group is defined :</text:p>
      <text:p text:style-name="Code"><text:soft-page-break/>dn: cn=inverse,ou=groups,dc=inverse,dc=ca</text:p>
      <text:p text:style-name="Code">objectClass: groupOfUniqueNames</text:p>
      <text:p text:style-name="Code">objectClass: top</text:p>
      <text:p text:style-name="Code">objectClass: extensibleObject</text:p>
      <text:p text:style-name="Code">uniqueMember: uid=alice,ou=users,dc=inverse,dc=ca</text:p>
      <text:p text:style-name="Code">uniqueMember: uid=bernard,ou=users,dc=inverse,dc=ca</text:p>
      <text:p text:style-name="Code">uniqueMember: uid=bob,ou=users,dc=inverse,dc=ca</text:p>
      <text:p text:style-name="Code">cn: inverse</text:p>
      <text:p text:style-name="Code">structuralObjectClass: groupOfUniqueNames</text:p>
      <text:p text:style-name="Code">mail: inverse@inverse.ca</text:p>
      <text:p text:style-name="Standard"/>
      <text:p text:style-name="Standard">The corresponding SOGoUserSources entry to handle groups like this one would be :</text:p>
      <text:p text:style-name="Code"><text:s text:c="4"/>{</text:p>
      <text:p text:style-name="Code"><text:s text:c="8"/>CNFieldName = cn;</text:p>
      <text:p text:style-name="Code"><text:s text:c="8"/>IDFieldName = cn;</text:p>
      <text:p text:style-name="Code"><text:s text:c="8"/>UIDFieldName = cn;</text:p>
      <text:p text:style-name="Code"><text:s text:c="8"/>baseDN = "ou=groups,dc=inverse,dc=ca”;</text:p>
      <text:p text:style-name="Code"><text:s text:c="8"/>bindDN = "cn=sogo,ou=services,dc=inverse,dc=ca";</text:p>
      <text:p text:style-name="Code"><text:s text:c="8"/>bindPassword = zot;</text:p>
      <text:p text:style-name="Code"><text:s text:c="8"/>canAuthenticate = YES;</text:p>
      <text:p text:style-name="Code"><text:s text:c="8"/>displayName = “Inverse Groups”;</text:p>
      <text:p text:style-name="Code"><text:s text:c="8"/>hostname = ldap://127.0.0.1:389;</text:p>
      <text:p text:style-name="Code"><text:s text:c="8"/>id = inverse_groups;</text:p>
      <text:p text:style-name="Code"><text:s text:c="8"/>isAddressBook = YES;</text:p>
      <text:p text:style-name="Code"><text:s text:c="4"/>}</text:p>
      <text:p text:style-name="Standard"/>
      <text:p text:style-name="Standard">The following table describes the possible parameters related to a LDAP source :</text:p>
      <table:table table:name="Table5" table:style-name="Table5">
        <table:table-column table:style-name="Table5.A"/>
        <table:table-column table:style-name="Table5.B"/>
        <table:table-column table:style-name="Table5.C"/>
        <table:table-row>
          <table:table-cell table:style-name="Table5.A1" office:value-type="string">
            <text:p text:style-name="P31">D</text:p>
          </table:table-cell>
          <table:table-cell table:style-name="Table5.B1" office:value-type="string">
            <text:p text:style-name="Table_20_Contents">SOGoUserSources</text:p>
          </table:table-cell>
          <table:table-cell table:style-name="Table5.C1" office:value-type="string">
            <text:p text:style-name="Table_20_Contents">Parameter used to set the LDAP and/or SQL sources used for authentication and global address books. Multiple sources can be specified as an array of dictionaries. A dictionary that defines an LDAP source can contain the following values:</text:p>
          </table:table-cell>
        </table:table-row>
        <table:table-row table:style-name="Table5.2">
          <table:table-cell table:style-name="Table5.A2" office:value-type="string">
            <text:p text:style-name="P31"/>
          </table:table-cell>
          <table:table-cell table:style-name="Table5.B2" office:value-type="string">
            <text:p text:style-name="P37">type</text:p>
          </table:table-cell>
          <table:table-cell table:style-name="Table5.B2" office:value-type="string">
            <text:p text:style-name="P44">the type of <text:span text:style-name="T12">this</text:span> user source, set to <text:span text:style-name="Code_20__28_inline_29_">ldap</text:span> for an LDAP source</text:p>
          </table:table-cell>
        </table:table-row>
        <table:table-row>
          <table:table-cell table:style-name="Table5.A2" office:value-type="string">
            <text:p text:style-name="P31"/>
          </table:table-cell>
          <table:table-cell table:style-name="Table5.B33" office:value-type="string">
            <text:p text:style-name="P37">id</text:p>
          </table:table-cell>
          <table:table-cell table:style-name="Table5.C33" office:value-type="string">
            <text:p text:style-name="P44">the identification name of the LDAP repository. This must be unique – even when using multiple domains.</text:p>
          </table:table-cell>
        </table:table-row>
        <table:table-row>
          <table:table-cell table:style-name="Table5.A2" office:value-type="string">
            <text:p text:style-name="P31"/>
          </table:table-cell>
          <table:table-cell table:style-name="Table5.B33" office:value-type="string">
            <text:p text:style-name="P37">CNFieldName</text:p>
          </table:table-cell>
          <table:table-cell table:style-name="Table5.C33" office:value-type="string">
            <text:p text:style-name="P44">the field that returns the complete name</text:p>
          </table:table-cell>
        </table:table-row>
        <table:table-row>
          <table:table-cell table:style-name="Table5.A2" office:value-type="string">
            <text:p text:style-name="P31"/>
          </table:table-cell>
          <table:table-cell table:style-name="Table5.B33" office:value-type="string">
            <text:p text:style-name="P37">IDFieldName</text:p>
          </table:table-cell>
          <table:table-cell table:style-name="Table5.C33" office:value-type="string">
            <text:p text:style-name="P44">the field that starts a user DN if bindFields is not used. This field must be unique across the entire SOGo domain</text:p>
          </table:table-cell>
        </table:table-row>
        <table:table-row>
          <table:table-cell table:style-name="Table5.A2" office:value-type="string">
            <text:p text:style-name="P31"/>
          </table:table-cell>
          <table:table-cell table:style-name="Table5.B33" office:value-type="string">
            <text:p text:style-name="P37">UIDFieldName</text:p>
          </table:table-cell>
          <table:table-cell table:style-name="Table5.C33" office:value-type="string">
            <text:p text:style-name="P45">the field that returns the login name</text:p>
          </table:table-cell>
        </table:table-row>
        <table:table-row>
          <table:table-cell table:style-name="Table5.A2" office:value-type="string">
            <text:p text:style-name="P31"/>
          </table:table-cell>
          <table:table-cell table:style-name="Table5.B33" office:value-type="string">
            <text:p text:style-name="P37">MailFieldNames</text:p>
          </table:table-cell>
          <table:table-cell table:style-name="Table5.C33" office:value-type="string">
            <text:p text:style-name="P45">an array of fields that returns the user's email addresses (defaults to <text:span text:style-name="Code_20__28_inline_29_">mail</text:span> when unset)</text:p>
          </table:table-cell>
        </table:table-row>
        <table:table-row>
          <table:table-cell table:style-name="Table5.A2" office:value-type="string">
            <text:p text:style-name="P31"/>
          </table:table-cell>
          <table:table-cell table:style-name="Table5.B33" office:value-type="string">
            <text:p text:style-name="P37">SearchFieldNames</text:p>
          </table:table-cell>
          <table:table-cell table:style-name="Table5.C33" office:value-type="string">
            <text:p text:style-name="P45">an array of fields to to match against the search string when filtering users (defaults to <text:span text:style-name="Code_20__28_inline_29_">sn</text:span>, <text:span text:style-name="Code_20__28_inline_29_">displayName</text:span>, and <text:span text:style-name="Code_20__28_inline_29_">telephoneNumber</text:span> when unset)</text:p>
          </table:table-cell>
        </table:table-row>
        <text:soft-page-break/>
        <table:table-row>
          <table:table-cell table:style-name="Table5.A2" office:value-type="string">
            <text:p text:style-name="P31"/>
          </table:table-cell>
          <table:table-cell table:style-name="Table5.B33" office:value-type="string">
            <text:p text:style-name="P37">IMAPHostFieldName (optional)</text:p>
          </table:table-cell>
          <table:table-cell table:style-name="Table5.C33" office:value-type="string">
            <text:p text:style-name="P45">the field that returns the IMAP hostname for the user</text:p>
          </table:table-cell>
        </table:table-row>
        <table:table-row>
          <table:table-cell table:style-name="Table5.A2" office:value-type="string">
            <text:p text:style-name="P31"/>
          </table:table-cell>
          <table:table-cell table:style-name="Table5.B33" office:value-type="string">
            <text:p text:style-name="P37">IMAPLoginFieldName (optional)</text:p>
          </table:table-cell>
          <table:table-cell table:style-name="Table5.C33" office:value-type="string">
            <text:p text:style-name="P45">the field that returns the IMAP login name for the user (defaults to the value of UIDFieldName when unset)</text:p>
          </table:table-cell>
        </table:table-row>
        <table:table-row>
          <table:table-cell table:style-name="Table5.A2" office:value-type="string">
            <text:p text:style-name="P31"/>
          </table:table-cell>
          <table:table-cell table:style-name="Table5.B33" office:value-type="string">
            <text:p text:style-name="P37">SieveHostFieldName (optional)</text:p>
          </table:table-cell>
          <table:table-cell table:style-name="Table5.C33" office:value-type="string">
            <text:p text:style-name="P45">the field that returns the Sieve hostname for the user</text:p>
          </table:table-cell>
        </table:table-row>
        <table:table-row>
          <table:table-cell table:style-name="Table5.A2" office:value-type="string">
            <text:p text:style-name="P31"/>
          </table:table-cell>
          <table:table-cell table:style-name="Table5.B33" office:value-type="string">
            <text:p text:style-name="P37">baseDN</text:p>
          </table:table-cell>
          <table:table-cell table:style-name="Table5.C33" office:value-type="string">
            <text:p text:style-name="P45">the base DN of your user entries</text:p>
          </table:table-cell>
        </table:table-row>
        <table:table-row>
          <table:table-cell table:style-name="Table5.A2" office:value-type="string">
            <text:p text:style-name="P31"/>
          </table:table-cell>
          <table:table-cell table:style-name="Table5.B33" office:value-type="string">
            <text:p text:style-name="P37">KindFieldName (optional)</text:p>
          </table:table-cell>
          <table:table-cell table:style-name="Table5.C33" office:value-type="string">
            <text:p text:style-name="P45">if set, SOGo will try to determine if the value of the field corresponds to either “group”, “location” or “thing”. If that's the case, SOGo will consider the returned entry to be a resource.</text:p>
            <text:p text:style-name="P45"/>
            <text:p text:style-name="P45">For LDAP-based sources, SOGo can also automatically determine if it's a resource if the entry has the <text:span text:style-name="Code_20__28_inline_29_">calendarresource</text:span> objectClass set.</text:p>
          </table:table-cell>
        </table:table-row>
        <table:table-row>
          <table:table-cell table:style-name="Table5.A2" office:value-type="string">
            <text:p text:style-name="P31"/>
          </table:table-cell>
          <table:table-cell table:style-name="Table5.B33" office:value-type="string">
            <text:p text:style-name="P37">MultipleBookingsFieldName (optional)</text:p>
          </table:table-cell>
          <table:table-cell table:style-name="Table5.C33" office:value-type="string">
            <text:p text:style-name="P45">if set, SOGo will read the value of that field and prevent <text:s/>over-booking resources. If not set, 0 is considered, which means no limit.</text:p>
          </table:table-cell>
        </table:table-row>
        <table:table-row>
          <table:table-cell table:style-name="Table5.A2" office:value-type="string">
            <text:p text:style-name="P31"/>
          </table:table-cell>
          <table:table-cell table:style-name="Table5.B33" office:value-type="string">
            <text:p text:style-name="P37">filter (optional)</text:p>
          </table:table-cell>
          <table:table-cell table:style-name="Table5.C33" office:value-type="string">
            <text:p text:style-name="P45">the LDAP filter</text:p>
          </table:table-cell>
        </table:table-row>
        <table:table-row>
          <table:table-cell table:style-name="Table5.A2" office:value-type="string">
            <text:p text:style-name="P31"/>
          </table:table-cell>
          <table:table-cell table:style-name="Table5.B33" office:value-type="string">
            <text:p text:style-name="P37">scope (optional)</text:p>
          </table:table-cell>
          <table:table-cell table:style-name="Table5.C33" office:value-type="string">
            <text:p text:style-name="P45">either BASE, ONE or SUB</text:p>
          </table:table-cell>
        </table:table-row>
        <table:table-row>
          <table:table-cell table:style-name="Table5.A2" office:value-type="string">
            <text:p text:style-name="P31"/>
          </table:table-cell>
          <table:table-cell table:style-name="Table5.B33" office:value-type="string">
            <text:p text:style-name="P37">bindDN</text:p>
          </table:table-cell>
          <table:table-cell table:style-name="Table5.C33" office:value-type="string">
            <text:p text:style-name="P45">the DN of the login name to use for binding to your server</text:p>
          </table:table-cell>
        </table:table-row>
        <table:table-row>
          <table:table-cell table:style-name="Table5.A2" office:value-type="string">
            <text:p text:style-name="P31"/>
          </table:table-cell>
          <table:table-cell table:style-name="Table5.B33" office:value-type="string">
            <text:p text:style-name="P37">bindPassword</text:p>
          </table:table-cell>
          <table:table-cell table:style-name="Table5.C33" office:value-type="string">
            <text:p text:style-name="P45">its password</text:p>
          </table:table-cell>
        </table:table-row>
        <table:table-row>
          <table:table-cell table:style-name="Table5.A2" office:value-type="string">
            <text:p text:style-name="P31"/>
          </table:table-cell>
          <table:table-cell table:style-name="Table5.B33" office:value-type="string">
            <text:p text:style-name="P37">bindAsCurrentUser</text:p>
          </table:table-cell>
          <table:table-cell table:style-name="Table5.C33" office:value-type="string">
            <text:p text:style-name="P45">if set to YES, SOGo will always keep binding to the LDAP server using the DN of the currently authenticated user. If bindFields is set, bindDN and bindPassword will still be required to find the proper DN of the user.</text:p>
          </table:table-cell>
        </table:table-row>
        <table:table-row>
          <table:table-cell table:style-name="Table5.A2" office:value-type="string">
            <text:p text:style-name="P31"/>
          </table:table-cell>
          <table:table-cell table:style-name="Table5.B33" office:value-type="string">
            <text:p text:style-name="P37">bindFields (optional)</text:p>
          </table:table-cell>
          <table:table-cell table:style-name="Table5.C33" office:value-type="string">
            <text:p text:style-name="P45">an array of fields to use when doing indirect binds</text:p>
          </table:table-cell>
        </table:table-row>
        <table:table-row>
          <table:table-cell table:style-name="Table5.A2" office:value-type="string">
            <text:p text:style-name="P31"/>
          </table:table-cell>
          <table:table-cell table:style-name="Table5.B33" office:value-type="string">
            <text:p text:style-name="P37">hostname</text:p>
          </table:table-cell>
          <table:table-cell table:style-name="Table5.C33" office:value-type="string">
            <text:p text:style-name="P45">a space-delimited list of LDAP URLs or LDAP hostnames.<text:line-break/>LDAP URLs are specified in RFC 4516 and have the following general format:</text:p>
            <text:p text:style-name="P47">scheme://host:port/DN?attributes?scope?filter?extensions</text:p>
            <text:p text:style-name="P45">Note that SOGo doesn't currently support <text:span text:style-name="T8">DN</text:span>, <text:span text:style-name="T8">attributes</text:span>, <text:span text:style-name="T8">scope</text:span> and <text:span text:style-name="T8">filter</text:span> in such URLs. <text:s/>Using them may have undefined side effects.<text:line-break/>URLs examples:<text:line-break/><text:span text:style-name="T8">ldap://127.0.0.1:3389 ldaps://127.0.0.1 ldap://127.0.0.1/????!StartTLS</text:span></text:p>
          </table:table-cell>
        </table:table-row>
        <table:table-row>
          <table:table-cell table:style-name="Table5.A2" office:value-type="string">
            <text:p text:style-name="P31"/>
          </table:table-cell>
          <table:table-cell table:style-name="Table5.B33" office:value-type="string">
            <text:p text:style-name="P37">port(deprecated)</text:p>
          </table:table-cell>
          <table:table-cell table:style-name="Table5.C33" office:value-type="string">
            <text:p text:style-name="P45">port number of the LDAP server.</text:p>
            <text:p text:style-name="P45">A non-default port should be part of the ldap URL in the hostname parameter. </text:p>
          </table:table-cell>
        </table:table-row>
        <table:table-row>
          <table:table-cell table:style-name="Table5.A2" office:value-type="string">
            <text:p text:style-name="P31"/>
          </table:table-cell>
          <table:table-cell table:style-name="Table5.B33" office:value-type="string">
            <text:p text:style-name="P37">encryption (deprecated)</text:p>
          </table:table-cell>
          <table:table-cell table:style-name="Table5.C33" office:value-type="string">
            <text:p text:style-name="P45">either SSL or STARTTLS</text:p>
            <text:p text:style-name="P45">SSL should be specified as 'ldaps://' in the LDAP URL. <text:s/>STARTTLS should be specified as a LDAP Extension in the LDAP URL (ex: <text:span text:style-name="T8">ldap://127.0.0.1/????!StartTLS</text:span>)</text:p>
          </table:table-cell>
        </table:table-row>
        <table:table-row>
          <table:table-cell table:style-name="Table5.A2" office:value-type="string">
            <text:p text:style-name="P31"/>
          </table:table-cell>
          <table:table-cell table:style-name="Table5.B33" office:value-type="string">
            <text:p text:style-name="P37">userPasswordAlgorithm</text:p>
          </table:table-cell>
          <table:table-cell table:style-name="Table5.C33" office:value-type="string">
            <text:p text:style-name="P44"><text:span text:style-name="T13">The algorithm used for password encryption when changing passwords without Password Policies enabled. <text:line-break/>Possible values are: none, plain, crypt, md5, md5-crypt, smd5, cram-md5 and sha, sha256, sha512 and <text:line-break/></text:span><text:span text:style-name="T13">its ssha (e.g. ssha or ssha256) variants (plus setting of the encoding with ".b64" or ".hex"). <text:line-break/></text:span><text:span text:style-name="T13">For a more detailed description see </text:span><text:a xlink:type="simple" xlink:href="http://wiki.dovecot.org/Authentication/PasswordSchemes"><text:span text:style-name="T13">http://wiki.dovecot.org/Authentication/PasswordSchemes</text:span></text:a><text:span text:style-name="T13">. <text:line-break/>Note that cram-md5 is not actually using cram-md5 (due </text:span><text:span text:style-name="T13">to the lack of challange-response mechanism), its <text:line-break/>just saving the intermediate MD5 context as Dovecot stores in its database.</text:span></text:p>
          </table:table-cell>
        </table:table-row>
        <text:soft-page-break/>
        <table:table-row>
          <table:table-cell table:style-name="Table5.A2" office:value-type="string">
            <text:p text:style-name="P31"/>
          </table:table-cell>
          <table:table-cell table:style-name="Table5.B33" office:value-type="string">
            <text:p text:style-name="P37">canAuthenticate</text:p>
          </table:table-cell>
          <table:table-cell table:style-name="Table5.C33" office:value-type="string">
            <text:p text:style-name="P45">If set to YES, this LDAP source is used for authentication</text:p>
          </table:table-cell>
        </table:table-row>
        <table:table-row>
          <table:table-cell table:style-name="Table5.A2" office:value-type="string">
            <text:p text:style-name="P31"/>
          </table:table-cell>
          <table:table-cell table:style-name="Table5.B33" office:value-type="string">
            <text:p text:style-name="P37">passwordPolicy</text:p>
          </table:table-cell>
          <table:table-cell table:style-name="Table5.C33" office:value-type="string">
            <text:p text:style-name="P45">If set to YES, SOGo will use the extended LDAP Password Policies attributes. If you LDAP server does not support those and you activate this feature, every LDAP requests will fail.</text:p>
          </table:table-cell>
        </table:table-row>
        <table:table-row>
          <table:table-cell table:style-name="Table5.A2" office:value-type="string">
            <text:p text:style-name="P31"/>
          </table:table-cell>
          <table:table-cell table:style-name="Table5.B33" office:value-type="string">
            <text:p text:style-name="P37">isAddressBook</text:p>
          </table:table-cell>
          <table:table-cell table:style-name="Table5.C33" office:value-type="string">
            <text:p text:style-name="P45">if set to YES, this LDAP source is used as a shared address book (with read-only access)</text:p>
          </table:table-cell>
        </table:table-row>
        <table:table-row>
          <table:table-cell table:style-name="Table5.A2" office:value-type="string">
            <text:p text:style-name="P31"/>
          </table:table-cell>
          <table:table-cell table:style-name="Table5.B33" office:value-type="string">
            <text:p text:style-name="P37">displayName (optional)</text:p>
          </table:table-cell>
          <table:table-cell table:style-name="Table5.C33" office:value-type="string">
            <text:p text:style-name="P45">if set as an address book, the human identification name of the LDAP repository</text:p>
          </table:table-cell>
        </table:table-row>
        <table:table-row>
          <table:table-cell table:style-name="Table5.A2" office:value-type="string">
            <text:p text:style-name="P31"/>
          </table:table-cell>
          <table:table-cell table:style-name="Table5.B33" office:value-type="string">
            <text:p text:style-name="P37">ModulesConstraints (optional)</text:p>
          </table:table-cell>
          <table:table-cell table:style-name="Table5.C33" office:value-type="string">
            <text:p text:style-name="P45">limits the access of any module through a constraint based on an LDAP attribute; must be a dictionary with keys <text:span text:style-name="Code_20__28_inline_29_">Mail</text:span>, and/or <text:span text:style-name="Code_20__28_inline_29_">Calendar</text:span>, for example:</text:p>
            <text:p text:style-name="P23">ModulesConstraints = {</text:p>
            <text:p text:style-name="P23"><text:tab/>Calendar = {</text:p>
            <text:p text:style-name="P23"><text:tab/><text:tab/>ou = employees;</text:p>
            <text:p text:style-name="P23"><text:tab/>};</text:p>
            <text:p text:style-name="P23">};</text:p>
          </table:table-cell>
        </table:table-row>
        <table:table-row>
          <table:table-cell table:style-name="Table5.A2" office:value-type="string">
            <text:p text:style-name="P31"/>
          </table:table-cell>
          <table:table-cell table:style-name="Table5.B33" office:value-type="string">
            <text:p text:style-name="P37">mapping</text:p>
          </table:table-cell>
          <table:table-cell table:style-name="Table5.C33" office:value-type="string">
            <text:p text:style-name="P45">a dictionary that maps contact fields, as defined by the inetOrgPerson and mozillaAbSchema schemas, to the fields in user by the active schemas of the LDAP source. Each entry must have a field name as key and an array of strings as value. This enables actual fields to be mapped one after another when fetching contact informations.</text:p>
          </table:table-cell>
        </table:table-row>
        <table:table-row>
          <table:table-cell table:style-name="Table5.A2" office:value-type="string">
            <text:p text:style-name="P31"/>
          </table:table-cell>
          <table:table-cell table:style-name="Table5.B33" office:value-type="string">
            <text:p text:style-name="P37">objectClasses</text:p>
          </table:table-cell>
          <table:table-cell table:style-name="Table5.C33" office:value-type="string">
            <text:p text:style-name="P45">when the “modifiers” list (see below) is set, or when using LDAP-based user addressbooks (see “abOU” bellow), this list of object classes will be applied to new records as they are created</text:p>
          </table:table-cell>
        </table:table-row>
        <table:table-row>
          <table:table-cell table:style-name="Table5.A2" office:value-type="string">
            <text:p text:style-name="P31"/>
          </table:table-cell>
          <table:table-cell table:style-name="Table5.B33" office:value-type="string">
            <text:p text:style-name="P37">modifiers</text:p>
          </table:table-cell>
          <table:table-cell table:style-name="Table5.C33" office:value-type="string">
            <text:p text:style-name="P45">a list (array) of usernames that are authorized to perform modifications to the address book defined by this LDAP source</text:p>
          </table:table-cell>
        </table:table-row>
        <table:table-row>
          <table:table-cell table:style-name="Table5.A2" office:value-type="string">
            <text:p text:style-name="P31"/>
          </table:table-cell>
          <table:table-cell table:style-name="Table5.B33" office:value-type="string">
            <text:p text:style-name="P37">abOU</text:p>
          </table:table-cell>
          <table:table-cell table:style-name="Table5.C33" office:value-type="string">
            <text:p text:style-name="P45">this field enables LDAP-based user addressbooks by specifying the value of the address book container beneath each user entry, for example: <text:span text:style-name="Code_20__28_inline_29_">ou=addressbooks,uid=username,dc=domain</text:span></text:p>
          </table:table-cell>
        </table:table-row>
      </table:table>
      <text:p text:style-name="Standard"/>
      <text:p text:style-name="Standard"/>
      <text:p text:style-name="P25">The following parameters can be defined along the other keys of each entry of the SOGoUserSources, but can also defined at the domain and/or system levels :</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38">D</text:p>
          </table:table-cell>
          <table:table-cell table:style-name="Table6.B1" office:value-type="string">
            <text:p text:style-name="Table_20_Contents">SOGoLDAPContactInfoAttribute</text:p>
          </table:table-cell>
          <table:table-cell table:style-name="Table6.B1" office:value-type="string">
            <text:p text:style-name="Table_20_Contents">Parameter <text:span text:style-name="T12">used</text:span> to specify an attribute that should appear in autocompletion of the web interface.</text:p>
          </table:table-cell>
        </table:table-row>
        <table:table-row>
          <table:table-cell table:style-name="Table6.A2" office:value-type="string">
            <text:p text:style-name="P31">D</text:p>
          </table:table-cell>
          <table:table-cell table:style-name="Table6.B2" office:value-type="string">
            <text:p text:style-name="Table_20_Contents">SOGoLDAPQueryLimit</text:p>
          </table:table-cell>
          <table:table-cell table:style-name="Table6.C2" office:value-type="string">
            <text:p text:style-name="Table_20_Contents">Parameter used to limit the number of returned results from the LDAP server whenever SOGo performs a LDAP query (for example, during addresses completion in a shared address book).</text:p>
          </table:table-cell>
        </table:table-row>
        <table:table-row>
          <table:table-cell table:style-name="Table6.A3" office:value-type="string">
            <text:p text:style-name="P31">D</text:p>
          </table:table-cell>
          <table:table-cell table:style-name="Table6.B3" office:value-type="string">
            <text:p text:style-name="Table_20_Contents">SOGoLDAPQueryTimeout</text:p>
          </table:table-cell>
          <table:table-cell table:style-name="Table6.C3" office:value-type="string">
            <text:p text:style-name="Table_20_Contents">Parameter to define the timeout of LDAP queries. The actual time limit for operations is also bounded by the maximum time that the server is configured to allow.<text:line-break/>Defaults to 0 (unlimited).</text:p>
          </table:table-cell>
        </table:table-row>
      </table:table>
      <text:p text:style-name="Standard"/>
      <text:h text:style-name="Heading_20_2" text:outline-level="2">LDAP Attributes Indexing</text:h>
      <text:p text:style-name="Standard">To ensure proper performance of the SOGo application, the following LDAP attributes must be fully indexed :</text:p>
      <text:list xml:id="list789684915" text:style-name="L11">
        <text:list-header>
          <text:p text:style-name="P56">❏<text:tab/>givenName</text:p>
          <text:p text:style-name="P56">❏<text:tab/>cn</text:p>
          <text:p text:style-name="P56">❏<text:tab/>mail</text:p>
          <text:p text:style-name="P56">❏<text:tab/>sn</text:p>
          <text:p text:style-name="P53"/>
        </text:list-header>
      </text:list>
      <text:p text:style-name="Standard">Please refer to the documentation of the software you use in order to index those attributes.</text:p>
      <text:h text:style-name="Heading_20_2" text:outline-level="2">Authenticating using C.A.S.</text:h>
      <text:p text:style-name="Standard">SOGo natively supports C.A.S. authentication. For activating C.A.S. authentication you need first to make sure that the <text:span text:style-name="Code_20__28_inline_29_">SOGoAuthenticationType</text:span> setting is set to “cas” and that the <text:span text:style-name="Code_20__28_inline_29_">SOGoCASServiceURL</text:span> setting is configured appropriately.</text:p>
      <text:p text:style-name="Standard">The tricky part shows up when using SOGo as a frontend interface to an IMAP server as this imposes constraints needed by the C.A.S. protocol to ensure secure communication between the different services. Failing to take those precautions will prevent users from accessing their mails, while still granting basic authentication to SOGo itself.</text:p>
      <text:p text:style-name="Standard"><text:soft-page-break/>The first constraint is that the amount of workers that SOGo uses must be higher than 1 in order to enable the C.A.S. service to perform some validation requests during IMAP authentication. A single worker alone would not, by definition, be able to respond to the C.A.S. requests while treating the user request that required the triggering of those requests. You must therefore configure the <text:span text:style-name="Code_20__28_inline_29_">WOWorkersCount</text:span> setting appropriately.</text:p>
      <text:p text:style-name="Standard">The second constraint is that the SOGo service must be accessible and accessed via https. Moreover, the certificate issued by the SOGo server has to be recognized by the C.A.S. service. In the case of a certificate issued by a third-party authority, there should be nothing to worry about. In the case of a self-signed certificate, the certificate must be registered in the trusted keystore of the C.A.S. application. The procedure to achieve this falls out of the scope of this document but can be summarized as importing the certificate in the proper “keystore” using the <text:span text:style-name="Code_20__28_inline_29_">keytool</text:span> utility and specifying the path for that keystore to the Tomcat instance which provides the C.A.S. service. This is done by tweaking the <text:span text:style-name="Code_20__28_inline_29_">javax.net.ssl.trustStore</text:span> setting, either in the catalina.properties file or in the command-line parameters.</text:p>
      <text:p text:style-name="Standard">If any of those constraints is unsatisfied, the webmail interface of SOGo will display an empty email account. Unfortunately, SOGo has no possibility to detect which one is the cause of the problem. The only indicators are log messages that at least pinpoint the symptoms:</text:p>
      <text:p text:style-name="Quotations">“failure to obtain a PGT from the C.A.S. service”</text:p>
      <text:p text:style-name="Standard">Such an error will show up during authentication of the user to SOGo. It happens when the authentication service has accepted the user authentication ticket but has not returned a “Proxy Granting Ticket”.</text:p>
      <text:p text:style-name="Quotations">“a CAS failure occurred during operation....”</text:p>
      <text:p text:style-name="Standard">This error indicate that an attempt was made to retrieve an authentication ticket for a third-party service. Currently, IMAP is the only such service. Most of the time, this happens as a consequence to the problem described above.</text:p>
      <text:h text:style-name="Heading_20_2" text:outline-level="2">Authenticating using SAML2</text:h>
      <text:p text:style-name="Standard">SOGo natively supports SAML2 authentication. Please refer to the documentation of your identity provider and the SAML2 configuration keys that are listed above for proper setup. Once a SOGo instance is configured properly, the metadata for that instance can be retrieved from <text:span text:style-name="Code_20__28_inline_29_">http://</text:span><text:span text:style-name="Code_20__28_inline_29_">&lt;</text:span><text:span text:style-name="Code_20__28_inline_29_">host</text:span><text:span text:style-name="Code_20__28_inline_29_">name&gt;</text:span><text:span text:style-name="Code_20__28_inline_29_">/SOGo/saml2-metadata</text:span> for registration with the identity provider.</text:p>
      <text:p text:style-name="Standard">In order to relay authentication information to your IMAP server and if you make use of the CrudeSAML SASL plugin, you need to make sure that “NGImap4AuthMechanism” is configured to use the <text:span text:style-name="Emphasis">SAML</text:span> mechanism. If you make use of the CrudeSAML PAM plugin, this value may be left empty.</text:p>
      <text:h text:style-name="Heading_20_2" text:outline-level="2"><text:soft-page-break/>Database Configuration</text:h>
      <text:p text:style-name="Standard">SOGo requires a relational database system in order to store appointments, tasks and contacts information. It also uses the database system to store personal preferences of SOGo users. In this guide, we assume you use PostgreSQL so commands provided the create the database are related to this application. However, other database servers are supported, such as MySQL and Oracle.</text:p>
      <text:p text:style-name="P13">First, make sure that your PostgreSQL server has TCP/IP connections support enabled.</text:p>
      <text:p text:style-name="Standard">Create the database user and schema using the following commands :</text:p>
      <text:p text:style-name="Code">su – postgres</text:p>
      <text:p text:style-name="Code">createuser --no-superuser --no-createdb –-no-createrole \<text:line-break/><text:tab/>–-encrypted --pwprompt sogo</text:p>
      <text:p text:style-name="Code">(specify “sogo” as password)</text:p>
      <text:p text:style-name="Code">createdb -O sogo sogo</text:p>
      <text:p text:style-name="P19"/>
      <text:p text:style-name="Standard">You should then adjust the access rights to the database. To do so, modify the configuration file <text:span text:style-name="Code_20__28_inline_29_">/var/lib/pgsql/data/pg_hba.conf</text:span> in order to add the following line at the very beginning of the file:</text:p>
      <text:p text:style-name="Code">host <text:s text:c="4"/>sogo <text:s text:c="3"/>sogo <text:s text:c="5"/>127.0.0.1/32 <text:s text:c="6"/>md5</text:p>
      <text:p text:style-name="Code"/>
      <text:p text:style-name="Standard">Once added, restart the PostgreSQL database service. Then, modify the SOGo configuration to reflect your database settings :</text:p>
      <text:p text:style-name="Code">su – sogo</text:p>
      <text:p text:style-name="Code">defaults write sogod SOGoProfileURL <text:line-break/><text:tab/>'postgresql://sogo:sogo@localhost:5432/sogo/sogo_user_profile'</text:p>
      <text:p text:style-name="Code">defaults write sogod OCSFolderInfoURL<text:line-break/><text:tab/>'postgresql://sogo:<text:a xlink:type="simple" xlink:href="mailto:sogo@localhost">sogo@localhost</text:a>:5432/sogo/sogo_folder_info'</text:p>
      <text:p text:style-name="Code">defaults write sogod OCSSessionsFolderURL<text:line-break/><text:tab/>'postgresql://sogo:sogo@localhost:5432/sogo/sogo_sessions_folder'</text:p>
      <text:p text:style-name="P19"/>
      <text:p text:style-name="Standard">The following table describes the parameters that were set :</text:p>
      <table:table table:name="Table7" table:style-name="Table7">
        <table:table-column table:style-name="Table7.A"/>
        <table:table-column table:style-name="Table7.B"/>
        <table:table-column table:style-name="Table7.C"/>
        <table:table-row>
          <table:table-cell table:style-name="Table7.A1" office:value-type="string">
            <text:p text:style-name="P31">D</text:p>
          </table:table-cell>
          <table:table-cell table:style-name="Table7.B1" office:value-type="string">
            <text:p text:style-name="Table_20_Contents">SOGoProfileURL</text:p>
          </table:table-cell>
          <table:table-cell table:style-name="Table7.C1" office:value-type="string">
            <text:p text:style-name="Table_20_Contents">Parameter used to set the database URL so that SOGo can retrieve user profiles.</text:p>
            <text:p text:style-name="Table_20_Contents">For MySQL, set the database URL to something like :</text:p>
            <text:p text:style-name="P6"><text:span text:style-name="Code_20__28_inline_29_">mysql://sogo:sogo@localhost:3306/sogo/sogo_user_profile</text:span></text:p>
          </table:table-cell>
        </table:table-row>
        <table:table-row>
          <table:table-cell table:style-name="Table7.A2" office:value-type="string">
            <text:p text:style-name="P31">D</text:p>
          </table:table-cell>
          <table:table-cell table:style-name="Table7.B4" office:value-type="string">
            <text:p text:style-name="Table_20_Contents">OCSFolderInfoURL</text:p>
          </table:table-cell>
          <table:table-cell table:style-name="Table7.C4" office:value-type="string">
            <text:p text:style-name="Table_20_Contents">Parameter used to set the database URL so that SOGo can retrieve the location of user folders (address books and calendars)</text:p>
            <text:p text:style-name="Table_20_Contents">For Oracle, set the database URL to something like :</text:p>
            <text:p text:style-name="P2"><text:span text:style-name="Code_20__28_inline_29_">oracle://sogo:sogo@localhost:1526/sogo/sogo_folder_info</text:span></text:p>
          </table:table-cell>
        </table:table-row>
        <text:soft-page-break/>
        <table:table-row>
          <table:table-cell table:style-name="Table7.A2" office:value-type="string">
            <text:p text:style-name="P31">D</text:p>
          </table:table-cell>
          <table:table-cell table:style-name="Table7.B4" office:value-type="string">
            <text:p text:style-name="Table_20_Contents">OCSSessionsFolderURL</text:p>
          </table:table-cell>
          <table:table-cell table:style-name="Table7.C4" office:value-type="string">
            <text:p text:style-name="Table_20_Contents">Parameter used to set the database URL so that SOGo can store and retrieve secured user sessions information. <text:span text:style-name="T13">For PostgreSQL, the database URL could be set to something like : </text:span><text:span text:style-name="Code_20__28_inline_29_">postgresql://sogo:sogo@localhost:5432/sogo/sogo_sessions_folder</text:span></text:p>
          </table:table-cell>
        </table:table-row>
        <table:table-row>
          <table:table-cell table:style-name="Table7.A2" office:value-type="string">
            <text:p text:style-name="P31">D</text:p>
          </table:table-cell>
          <table:table-cell table:style-name="Table7.B4" office:value-type="string">
            <text:p text:style-name="Table_20_Contents">OCSEMailAlarmsFolderURL</text:p>
          </table:table-cell>
          <table:table-cell table:style-name="Table7.C4" office:value-type="string">
            <text:p text:style-name="P3"><text:span text:style-name="T13">Parameter used to set the database URL for email-based alarms (that can be set on events and tasks). This parameter is relevant only if <text:s/>SOGoEnableEMailAlarms is set to YES. For PostgreSQL, the database URL could be set to something like : </text:span><text:span text:style-name="Code_20__28_inline_29_">postgresql://sogo:sogo@localhost:5432/sogo/sogo_a</text:span><text:span text:style-name="Code_20__28_inline_29_">larms_folder</text:span></text:p>
            <text:p text:style-name="Table_20_Contents">See the “EMail reminders” section in this document for more information.</text:p>
          </table:table-cell>
        </table:table-row>
      </table:table>
      <text:p text:style-name="P13"/>
      <text:p text:style-name="Standard"><text:span text:style-name="T14">If you're using MySQL, make</text:span> sure in your <text:span text:style-name="T8">my.cnf</text:span> file you have :<text:line-break/><text:line-break/><text:span text:style-name="T8">[mysqld]<text:line-break/>...<text:line-break/>character_set_server=utf8<text:line-break/>character_set_client=utf8<text:line-break/><text:line-break/>[client]<text:line-break/>default-character-set=utf8<text:line-break/><text:line-break/>[mysql]<text:line-break/>default-character-set=utf8</text:span><text:line-break/><text:line-break/>and when you create the SOGo database, you correctly specify the charset :<text:line-break/><text:line-break/><text:span text:style-name="T8">create database sogo CHARSET='UTF8'; </text:span></text:p>
      <text:h text:style-name="Heading_20_2" text:outline-level="2">Authentication using SQL</text:h>
      <text:p text:style-name="P13">SOGo can use a SQL-based database server for authentication. The configuration is very similar to LDAP-based authentication.</text:p>
      <text:p text:style-name="Standard">The following table describes all the possible parameters related to a SQL source :</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32">D</text:p>
          </table:table-cell>
          <table:table-cell table:style-name="Table8.B1" office:value-type="string">
            <text:p text:style-name="Table_20_Contents">SOGoUserSources</text:p>
          </table:table-cell>
          <table:table-cell table:style-name="Table8.C1" office:value-type="string">
            <text:p text:style-name="Table_20_Contents">Parameter used to set the SQL and/or LDAP sources used for authentication and global address books. Multiple sources can be specified as an array of dictionaries. A dictionary that defines a SQL source can contain the following values :</text:p>
          </table:table-cell>
        </table:table-row>
        <table:table-row table:style-name="Table8.1">
          <table:table-cell table:style-name="Table8.A2" office:value-type="string">
            <text:p text:style-name="P32"/>
          </table:table-cell>
          <table:table-cell table:style-name="Table8.B7" office:value-type="string">
            <text:p text:style-name="P37">type</text:p>
          </table:table-cell>
          <table:table-cell table:style-name="Table8.C7" office:value-type="string">
            <text:p text:style-name="P44">the type of <text:span text:style-name="T12">this</text:span> user source, set to <text:span text:style-name="Code_20__28_inline_29_">sql</text:span> for a SQL source</text:p>
          </table:table-cell>
        </table:table-row>
        <text:soft-page-break/>
        <table:table-row table:style-name="Table8.1">
          <table:table-cell table:style-name="Table8.A2" office:value-type="string">
            <text:p text:style-name="P32"/>
          </table:table-cell>
          <table:table-cell table:style-name="Table8.B7" office:value-type="string">
            <text:p text:style-name="P37">id</text:p>
          </table:table-cell>
          <table:table-cell table:style-name="Table8.C7" office:value-type="string">
            <text:p text:style-name="P44">the identification name of the SQL repository. This must be unique – even when using multiple domains.</text:p>
          </table:table-cell>
        </table:table-row>
        <table:table-row table:style-name="Table8.1">
          <table:table-cell table:style-name="Table8.A2" office:value-type="string">
            <text:p text:style-name="P32"/>
          </table:table-cell>
          <table:table-cell table:style-name="Table8.B7" office:value-type="string">
            <text:p text:style-name="P37">viewURL</text:p>
          </table:table-cell>
          <table:table-cell table:style-name="Table8.C7" office:value-type="string">
            <text:p text:style-name="P42">database URL of the view used by SOGo. The view expects columns to be present. Required columns are :</text:p>
            <text:list xml:id="list1827131138" text:continue-list="list163654509" text:style-name="L10">
              <text:list-header>
                <text:p text:style-name="P73">• <text:span text:style-name="T8">c_uid</text:span> : will be used for authentication – it's a username or username@domain.tld</text:p>
                <text:p text:style-name="P73">• <text:span text:style-name="T8">c_name</text:span> : will be used to uniquely identify entries – which can be identical to c_uid </text:p>
                <text:p text:style-name="P73">• <text:span text:style-name="T8">c_password</text:span> : password of the user, plain text, crypt, md5 or sha encoded </text:p>
                <text:p text:style-name="P73">• <text:span text:style-name="T8">c_cn</text:span> : the user's common name</text:p>
                <text:p text:style-name="P73">• <text:span text:style-name="T8">mail</text:span> : the user's email address</text:p>
                <text:p text:style-name="P74">Other columns can exist and will actually be mapped automatically if they have the same name as popular LDAP attributes (such as <text:span text:style-name="T8">givenName</text:span>, <text:span text:style-name="T8">sn</text:span>, <text:span text:style-name="T8">department</text:span>, <text:span text:style-name="T8">title</text:span>, <text:span text:style-name="T8">telephoneNumber</text:span>, etc.)</text:p>
              </text:list-header>
            </text:list>
          </table:table-cell>
        </table:table-row>
        <table:table-row table:style-name="Table8.1">
          <table:table-cell table:style-name="Table8.A2" office:value-type="string">
            <text:p text:style-name="P32"/>
          </table:table-cell>
          <table:table-cell table:style-name="Table8.B7" office:value-type="string">
            <text:p text:style-name="P37">userPasswordAlgorithm</text:p>
          </table:table-cell>
          <table:table-cell table:style-name="Table8.C7" office:value-type="string">
            <text:p text:style-name="P44"><text:span text:style-name="T13">The default algorithm used for password encryption when changing passwords. <text:line-break/>Possible values are: none, plain, crypt, md5, md5-crypt, smd5, cram-md5, ldap-md5,  and sha, sha256, sha512 and <text:line-break/>its ssha (e.g. ssha or ssha256) variants. Passwords can have the scheme prepended in the form </text:span><text:span text:style-name="T8">{scheme}encryptedPass</text:span><text:span text:style-name="T13">. <text:line-break/>If no scheme is given, userPasswordAlgorithm is used instead. The schemes listed above follow the algorithms <text:line-break/>described in </text:span><text:a xlink:type="simple" xlink:href="http://wiki.dovecot.org/Authentication/PasswordSchemes"><text:span text:style-name="T13">http://wiki.dovecot.org/Authentication/PasswordSchemes</text:span></text:a><text:span text:style-name="T13">. <text:line-break/>Note that cram-md5 is not actually using cram-md5 (due to the lack of challange-response mechanism), its <text:line-break/>just saving the intermediate MD5 context as Dovecot stores in its database. </text:span></text:p>
          </table:table-cell>
        </table:table-row>
        <table:table-row table:style-name="Table8.1">
          <table:table-cell table:style-name="Table8.A2" office:value-type="string">
            <text:p text:style-name="P32"/>
          </table:table-cell>
          <table:table-cell table:style-name="Table8.B7" office:value-type="string">
            <text:p text:style-name="P37">prependPasswordScheme </text:p>
          </table:table-cell>
          <table:table-cell table:style-name="Table8.C7" office:value-type="string">
            <text:p text:style-name="P44">The default behaviour is to store newly set passwords without the scheme (default: <text:span text:style-name="Code_20__28_inline_29_">prependPasswordScheme = NO</text:span>) . <text:line-break/>This can be overridden by setting <text:span text:style-name="Code_20__28_inline_29_">prependPasswordScheme</text:span> to <text:span text:style-name="Code_20__28_inline_29_">YES</text:span> and will result in passwords stored as <text:span text:style-name="T8">{scheme}encryptedPass</text:span>. </text:p>
          </table:table-cell>
        </table:table-row>
        <table:table-row table:style-name="Table8.1">
          <table:table-cell table:style-name="Table8.A2" office:value-type="string">
            <text:p text:style-name="P32"/>
          </table:table-cell>
          <table:table-cell table:style-name="Table8.B7" office:value-type="string">
            <text:p text:style-name="P37">canAuthenticate</text:p>
          </table:table-cell>
          <table:table-cell table:style-name="Table8.C7" office:value-type="string">
            <text:p text:style-name="P45">if set to <text:span text:style-name="Code_20__28_inline_29_">YES</text:span>, this SQL source is used for authentication</text:p>
          </table:table-cell>
        </table:table-row>
        <table:table-row table:style-name="Table8.1">
          <table:table-cell table:style-name="Table8.A8" office:value-type="string">
            <text:p text:style-name="P32"/>
          </table:table-cell>
          <table:table-cell table:style-name="Table8.B8" office:value-type="string">
            <text:p text:style-name="P29">isAddressBook</text:p>
          </table:table-cell>
          <table:table-cell table:style-name="Table8.B8" office:value-type="string">
            <text:p text:style-name="P46">if set to YES, this SQL source is used as a shared address book (with read-only access)</text:p>
          </table:table-cell>
        </table:table-row>
        <table:table-row table:style-name="Table8.1">
          <table:table-cell table:style-name="Table8.A8" office:value-type="string">
            <text:p text:style-name="P32"/>
          </table:table-cell>
          <table:table-cell table:style-name="Table8.B8" office:value-type="string">
            <text:p text:style-name="P29">authenticationFilter (optional)</text:p>
          </table:table-cell>
          <table:table-cell table:style-name="Table8.B8" office:value-type="string">
            <text:p text:style-name="P46">a filter that limits which users can authenticate from this source</text:p>
          </table:table-cell>
        </table:table-row>
        <table:table-row table:style-name="Table8.1">
          <table:table-cell table:style-name="Table8.A18" office:value-type="string">
            <text:p text:style-name="P31"/>
          </table:table-cell>
          <table:table-cell table:style-name="Table8.B8" office:value-type="string">
            <text:p text:style-name="P29">displayName (optional)</text:p>
          </table:table-cell>
          <table:table-cell table:style-name="Table8.B8" office:value-type="string">
            <text:p text:style-name="P46">if set as an address book, the human identification name of the SQL repository</text:p>
          </table:table-cell>
        </table:table-row>
        <table:table-row table:style-name="Table8.1">
          <table:table-cell table:style-name="Table8.A18" office:value-type="string">
            <text:p text:style-name="P32"/>
          </table:table-cell>
          <table:table-cell table:style-name="Table8.B8" office:value-type="string">
            <text:p text:style-name="P29">LoginFieldNames (optional)</text:p>
          </table:table-cell>
          <table:table-cell table:style-name="Table8.B8" office:value-type="string">
            <text:p text:style-name="P46">an array of fields that specifies the column names that contain valid authentication usernames (defaults to <text:span text:style-name="Code_20__28_inline_29_">c_uid</text:span> when unset)</text:p>
          </table:table-cell>
        </table:table-row>
        <text:soft-page-break/>
        <table:table-row table:style-name="Table8.1">
          <table:table-cell table:style-name="Table8.A18" office:value-type="string">
            <text:p text:style-name="P31"/>
          </table:table-cell>
          <table:table-cell table:style-name="Table8.B8" office:value-type="string">
            <text:p text:style-name="P29">MailFieldNames (optional)</text:p>
          </table:table-cell>
          <table:table-cell table:style-name="Table8.B8" office:value-type="string">
            <text:p text:style-name="P46">an array of fields that specifies the column names that <text:s/>hold additional email addresses (beside the <text:span text:style-name="Code_20__28_inline_29_">mail</text:span> column) for each user</text:p>
          </table:table-cell>
        </table:table-row>
        <table:table-row table:style-name="Table8.1">
          <table:table-cell table:style-name="Table8.A18" office:value-type="string">
            <text:p text:style-name="P31"/>
          </table:table-cell>
          <table:table-cell table:style-name="Table8.B8" office:value-type="string">
            <text:p text:style-name="P29">IMAPHostFieldName (optional)</text:p>
          </table:table-cell>
          <table:table-cell table:style-name="Table8.B8" office:value-type="string">
            <text:p text:style-name="P46">the field that returns the IMAP hostname for the user</text:p>
          </table:table-cell>
        </table:table-row>
        <table:table-row table:style-name="Table8.1">
          <table:table-cell table:style-name="Table8.A18" office:value-type="string">
            <text:p text:style-name="P31"/>
          </table:table-cell>
          <table:table-cell table:style-name="Table8.B8" office:value-type="string">
            <text:p text:style-name="P37">IMAPLoginFieldName (optional)</text:p>
          </table:table-cell>
          <table:table-cell table:style-name="Table8.B8" office:value-type="string">
            <text:p text:style-name="P45">the field that returns the IMAP login name for the user (defaults to <text:span text:style-name="Code_20__28_inline_29_">c_uid</text:span> when unset)</text:p>
          </table:table-cell>
        </table:table-row>
        <table:table-row table:style-name="Table8.1">
          <table:table-cell table:style-name="Table8.A18" office:value-type="string">
            <text:p text:style-name="P31"/>
          </table:table-cell>
          <table:table-cell table:style-name="Table8.B8" office:value-type="string">
            <text:p text:style-name="P37">SieveHostFieldName (optional)</text:p>
          </table:table-cell>
          <table:table-cell table:style-name="Table8.B8" office:value-type="string">
            <text:p text:style-name="P45">the field that returns the Sieve hostname for the user</text:p>
          </table:table-cell>
        </table:table-row>
        <table:table-row table:style-name="Table8.1">
          <table:table-cell table:style-name="Table8.A18" office:value-type="string">
            <text:p text:style-name="P31"/>
          </table:table-cell>
          <table:table-cell table:style-name="Table8.B8" office:value-type="string">
            <text:p text:style-name="P37">KindFieldName (optional)</text:p>
          </table:table-cell>
          <table:table-cell table:style-name="Table8.B8" office:value-type="string">
            <text:p text:style-name="P45">if set, SOGo will try to determine if the value of the field corresponds to either “group”, “location” or “thing”. If that's the case, SOGo will consider the returned entry to be a resource.</text:p>
          </table:table-cell>
        </table:table-row>
        <table:table-row table:style-name="Table8.1">
          <table:table-cell table:style-name="Table8.A18" office:value-type="string">
            <text:p text:style-name="P31"/>
          </table:table-cell>
          <table:table-cell table:style-name="Table8.B8" office:value-type="string">
            <text:p text:style-name="P37">MultipleBookingsFieldName (optional)</text:p>
          </table:table-cell>
          <table:table-cell table:style-name="Table8.B8" office:value-type="string">
            <text:p text:style-name="P45">if set, SOGo will read the value of that field and prevent <text:s/>over-booking resources. If not set, 0 is considered, which means no limit.</text:p>
          </table:table-cell>
        </table:table-row>
        <table:table-row table:style-name="Table8.1">
          <table:table-cell table:style-name="Table8.A18" office:value-type="string">
            <text:p text:style-name="P31"/>
          </table:table-cell>
          <table:table-cell table:style-name="Table8.B8" office:value-type="string">
            <text:p text:style-name="P37">DomainFieldName (optional)</text:p>
          </table:table-cell>
          <table:table-cell table:style-name="Table8.B8" office:value-type="string">
            <text:p text:style-name="P45">If set, SOGo will use the value of that field as the domain associated to the user. See the “Multi-domains Configuration<text:span text:style-name="Emphasis">”</text:span> section in this document for more information.</text:p>
          </table:table-cell>
        </table:table-row>
      </table:table>
      <text:p text:style-name="P13"/>
      <text:p text:style-name="Standard">Here is an example of an SQL-based authentication and address book source:</text:p>
      <text:p text:style-name="Code">SOGoUserSources =</text:p>
      <text:p text:style-name="Code">(</text:p>
      <text:p text:style-name="Code"><text:s text:c="2"/>{</text:p>
      <text:p text:style-name="Code"><text:s text:c="4"/>type = sql;</text:p>
      <text:p text:style-name="Code"><text:s text:c="4"/>id = directory;</text:p>
      <text:p text:style-name="Code"><text:s text:c="4"/>viewURL = "postgresql://sogo:sogo@127.0.0.1:5432/sogo/sogo_view";</text:p>
      <text:p text:style-name="Code"><text:s text:c="4"/>canAuthenticate = YES;</text:p>
      <text:p text:style-name="Code"><text:s text:c="4"/>isAddressBook = YES;</text:p>
      <text:p text:style-name="Code"><text:s text:c="4"/>userPasswordAlgorithm = md5;</text:p>
      <text:p text:style-name="Code"><text:s text:c="2"/>}</text:p>
      <text:p text:style-name="P20">);</text:p>
      <text:p text:style-name="P21"/>
      <text:p text:style-name="P21">Certain database columns must be present in the view/table, such as :</text:p>
      <text:p text:style-name="P20"/>
      <text:p text:style-name="P27"><text:bookmark text:name="bugnotes"/><text:span text:style-name="T8">❏<text:tab/>c_uid</text:span> - will be used for authentication – <text:s/>it's the username or <text:a xlink:type="simple" xlink:href="mailto:username@domain.tld">username@domain.tld</text:a>)</text:p>
      <text:p text:style-name="P27"><text:span text:style-name="T8">❏<text:tab/>c_name</text:span> - which can be identical to c_uid – <text:s/>will be used to uniquely identify entries</text:p>
      <text:p text:style-name="P27"><text:span text:style-name="T8">❏<text:tab/>c_password</text:span> – password of the user, plain-text, md5 or sha encoded for now</text:p>
      <text:p text:style-name="P27"><text:span text:style-name="T8">❏<text:tab/>c_cn</text:span> - the user's common name – such as “John Doe”</text:p>
      <text:p text:style-name="P27"><text:span text:style-name="T8">❏<text:tab/>mail</text:span> – <text:s/>the user's mail address </text:p>
      <text:p text:style-name="P21"><text:soft-page-break/>Note that groups are currently not supported for SQL-based authentication sources.</text:p>
      <text:h text:style-name="Heading_20_2" text:outline-level="2">SMTP Server Configuration</text:h>
      <text:p text:style-name="Standard">SOGo makes use of a SMTP server to send emails from the Web interface, iMIP/iTIP messages and various notifications. Proceed with the following commands to set the parameters for sending mails :</text:p>
      <text:p text:style-name="Code">su - sogo</text:p>
      <text:p text:style-name="Code">defaults write sogod SOGoMailingMechanism smtp</text:p>
      <text:p text:style-name="Code">defaults write sogod SOGoSMTPServer localhost</text:p>
      <text:p text:style-name="P3"/>
      <text:p text:style-name="Standard">The following table describes the parameters that were set :</text:p>
      <table:table table:name="Table9" table:style-name="Table9">
        <table:table-column table:style-name="Table9.A"/>
        <table:table-column table:style-name="Table9.B"/>
        <table:table-column table:style-name="Table9.C"/>
        <table:table-row>
          <table:table-cell table:style-name="Table9.A1" office:value-type="string">
            <text:p text:style-name="P31">D</text:p>
          </table:table-cell>
          <table:table-cell table:style-name="Table9.B1" office:value-type="string">
            <text:p text:style-name="Table_20_Contents">SOGoMailingMechanism</text:p>
          </table:table-cell>
          <table:table-cell table:style-name="Table9.C1" office:value-type="string">
            <text:p text:style-name="Table_20_Contents">Parameter used to set how SOGo sends mail messages. Possible values are :</text:p>
            <text:list xml:id="list1130954680" text:style-name="L12">
              <text:list-header>
                <text:p text:style-name="P71"><text:span text:style-name="Code_20__28_inline_29_">• sendmail</text:span> – to use the sendmail binary</text:p>
                <text:p text:style-name="P71"><text:span text:style-name="Code_20__28_inline_29_">• smtp</text:span> – to use the SMTP protocol</text:p>
              </text:list-header>
            </text:list>
          </table:table-cell>
        </table:table-row>
        <table:table-row>
          <table:table-cell table:style-name="Table9.A2" office:value-type="string">
            <text:p text:style-name="P31">D</text:p>
          </table:table-cell>
          <table:table-cell table:style-name="Table9.B5" office:value-type="string">
            <text:p text:style-name="Table_20_Contents">SOGoSMTPServer</text:p>
          </table:table-cell>
          <table:table-cell table:style-name="Table9.C5" office:value-type="string">
            <text:p text:style-name="Table_20_Contents">The DNS name or IP address of the SMTP server used when <text:span text:style-name="Code_20__28_inline_29_">SOGoMailingMechanism</text:span> is set to <text:span text:style-name="Code_20__28_inline_29_">smtp</text:span>.</text:p>
          </table:table-cell>
        </table:table-row>
        <table:table-row>
          <table:table-cell table:style-name="Table9.A2" office:value-type="string">
            <text:p text:style-name="P31">D</text:p>
          </table:table-cell>
          <table:table-cell table:style-name="Table9.B5" office:value-type="string">
            <text:p text:style-name="Table_20_Contents">SOGoSMTPAuthenticationType</text:p>
          </table:table-cell>
          <table:table-cell table:style-name="Table9.C5" office:value-type="string">
            <text:p text:style-name="Table_20_Contents">Activate SMTP authentication and specifies which type is in use. Current, only “PLAIN” is supported and other values will be ignored.</text:p>
          </table:table-cell>
        </table:table-row>
        <table:table-row>
          <table:table-cell table:style-name="Table9.A2" office:value-type="string">
            <text:p text:style-name="P31">S</text:p>
          </table:table-cell>
          <table:table-cell table:style-name="Table9.B5" office:value-type="string">
            <text:p text:style-name="Table_20_Contents">WOSendMail</text:p>
          </table:table-cell>
          <table:table-cell table:style-name="Table9.C5" office:value-type="string">
            <text:p text:style-name="Table_20_Contents">The path of the sendmail binary.<text:line-break/>Defaults to <text:span text:style-name="Code_20__28_inline_29_">/usr/lib/sendmail</text:span>.</text:p>
          </table:table-cell>
        </table:table-row>
        <table:table-row>
          <table:table-cell table:style-name="Table9.A2" office:value-type="string">
            <text:p text:style-name="P31">D</text:p>
          </table:table-cell>
          <table:table-cell table:style-name="Table9.B5" office:value-type="string">
            <text:p text:style-name="Table_20_Contents">SOGoForceExternalLoginWithEmail</text:p>
          </table:table-cell>
          <table:table-cell table:style-name="Table9.C5" office:value-type="string">
            <text:p text:style-name="Table_20_Contents">Parameter used to specify if, when logging in to the SMTP server, the primary email address of the user will be used instead of the username. Possible values are :</text:p>
            <text:list xml:id="list1025629256" text:style-name="L10">
              <text:list-header>
                <text:p text:style-name="P68">• YES</text:p>
                <text:p text:style-name="P68">• NO</text:p>
                <text:p text:style-name="P68">Defaults to <text:span text:style-name="Code_20__28_inline_29_">NO</text:span> when unset.</text:p>
              </text:list-header>
            </text:list>
          </table:table-cell>
        </table:table-row>
      </table:table>
      <text:p text:style-name="P8"/>
      <text:h text:style-name="Heading_20_2" text:outline-level="2">IMAP Server Configuration</text:h>
      <text:p text:style-name="Standard">SOGo requires an IMAP server in order to let users consult their email messages, manage their <text:s/>folders and more. <text:span text:style-name="T1">Proceed with the following commands to set the parameters for the IMAP server :</text:span></text:p>
      <text:p text:style-name="Code"><text:soft-page-break/>defaults write sogod SOGoDraftsFolderName Drafts</text:p>
      <text:p text:style-name="Code">defaults write sogod SOGoSentFolderName Sent</text:p>
      <text:p text:style-name="Code">defaults write sogod SOGoTrashFolderName Trash</text:p>
      <text:p text:style-name="Code">defaults write sogod SOGoIMAPServer localhost</text:p>
      <text:p text:style-name="Code"/>
      <text:p text:style-name="Standard">The following table describes the parameters that were set :</text:p>
      <table:table table:name="Table10" table:style-name="Table10">
        <table:table-column table:style-name="Table10.A"/>
        <table:table-column table:style-name="Table10.B"/>
        <table:table-column table:style-name="Table10.C"/>
        <table:table-row>
          <table:table-cell table:style-name="Table10.A1" office:value-type="string">
            <text:p text:style-name="P31">U</text:p>
          </table:table-cell>
          <table:table-cell table:style-name="Table10.B4" office:value-type="string">
            <text:p text:style-name="Table_20_Contents">SOGoDraftsFolderName</text:p>
          </table:table-cell>
          <table:table-cell table:style-name="Table10.C4" office:value-type="string">
            <text:p text:style-name="Table_20_Contents">Parameter used to set the IMAP folder name used to store drafts messages.<text:line-break/>Defaults to “Drafts” when unset.</text:p>
            <text:p text:style-name="Table_20_Contents">Use a “/” <text:s/>as a hierarchy separator if <text:s/>referring to an IMAP subfolder. </text:p>
            <text:p text:style-name="Table_20_Contents">For example : <text:span text:style-name="Code_20__28_inline_29_">INBOX/Drafts</text:span></text:p>
          </table:table-cell>
        </table:table-row>
        <table:table-row>
          <table:table-cell table:style-name="Table10.A2" office:value-type="string">
            <text:p text:style-name="P31">U</text:p>
          </table:table-cell>
          <table:table-cell table:style-name="Table10.B2" office:value-type="string">
            <text:p text:style-name="Table_20_Contents">SOGoSentFolderName</text:p>
          </table:table-cell>
          <table:table-cell table:style-name="Table10.C2" office:value-type="string">
            <text:p text:style-name="Table_20_Contents">Parameter used to set the IMAP folder name used to store sent messages. Defaults to “Sent” when unset.</text:p>
            <text:p text:style-name="Table_20_Contents">Use a “/” <text:s/>as a hierarchy separator if <text:s/>referring to an IMAP subfolder. </text:p>
            <text:p text:style-name="Table_20_Contents"><text:span text:style-name="T15">For example :</text:span><text:span text:style-name="T8"> </text:span><text:span text:style-name="Code_20__28_inline_29_">INBOX/Sent</text:span></text:p>
          </table:table-cell>
        </table:table-row>
        <table:table-row>
          <table:table-cell table:style-name="Table10.A1" office:value-type="string">
            <text:p text:style-name="P31">U</text:p>
          </table:table-cell>
          <table:table-cell table:style-name="Table10.B4" office:value-type="string">
            <text:p text:style-name="Table_20_Contents">SOGoTrashFolderName</text:p>
          </table:table-cell>
          <table:table-cell table:style-name="Table10.C4" office:value-type="string">
            <text:p text:style-name="Table_20_Contents">Parameter used to set the IMAP folder name used to store deleted messages. Defaults to “Trash” when unset.</text:p>
            <text:p text:style-name="Table_20_Contents">Use a “/” <text:s/>as a hierarchy separator if <text:s/>referring to an IMAP subfolder. </text:p>
            <text:p text:style-name="Table_20_Contents">For example : <text:span text:style-name="Code_20__28_inline_29_">INBOX/Trash</text:span></text:p>
          </table:table-cell>
        </table:table-row>
        <table:table-row>
          <table:table-cell table:style-name="Table10.A1" office:value-type="string">
            <text:p text:style-name="P31">D</text:p>
          </table:table-cell>
          <table:table-cell table:style-name="Table10.B4" office:value-type="string">
            <text:p text:style-name="Table_20_Contents">SOGoIMAPServer</text:p>
          </table:table-cell>
          <table:table-cell table:style-name="Table10.C4" office:value-type="string">
            <text:p text:style-name="Table_20_Contents">Parameter used to set the DNS name or IP address of the IMAP server used by SOGo. You can also use SSL or TLS by providing a value using an URL, such as :</text:p>
            <text:list xml:id="list925119126" text:style-name="L10">
              <text:list-header>
                <text:p text:style-name="P60">•<text:span text:style-name="Code_20__28_inline_29_"> imaps:</text:span><text:span text:style-name="Code_20__28_inline_29_"><text:span text:style-name="T16">//localhost:993</text:span></text:span></text:p>
                <text:p text:style-name="P60"><text:span text:style-name="T12">•</text:span><text:span text:style-name="Code_20__28_inline_29_"> </text:span><text:span text:style-name="Code_20__28_inline_29_"><text:span text:style-name="T16">imaps:</text:span></text:span><text:span text:style-name="Code_20__28_inline_29_">//localhost:143/?tls=YES</text:span></text:p>
              </text:list-header>
            </text:list>
          </table:table-cell>
        </table:table-row>
        <table:table-row>
          <table:table-cell table:style-name="Table10.A5" office:value-type="string">
            <text:p text:style-name="P31">D</text:p>
          </table:table-cell>
          <table:table-cell table:style-name="Table10.B13" office:value-type="string">
            <text:p text:style-name="Table_20_Contents">SOGoSieveServer</text:p>
          </table:table-cell>
          <table:table-cell table:style-name="Table10.C13" office:value-type="string">
            <text:p text:style-name="Table_20_Contents">Parameter used to set the DNS name or IP address of the Sieve (managesieve) server used by SOGo. You must use an URL such as:</text:p>
            <text:list xml:id="list1789234548" text:continue-numbering="true" text:style-name="L10">
              <text:list-header>
                <text:p text:style-name="P60">•<text:span text:style-name="Code_20__28_inline_29_"> sie</text:span><text:span text:style-name="Code_20__28_inline_29_"><text:span text:style-name="T16">ve://localhost</text:span></text:span></text:p>
                <text:p text:style-name="P60"><text:span text:style-name="T12">•</text:span><text:span text:style-name="Code_20__28_inline_29_"> </text:span><text:span text:style-name="Code_20__28_inline_29_"><text:span text:style-name="T16">sieve://localhost:2000</text:span></text:span></text:p>
                <text:p text:style-name="P60"><text:span text:style-name="T12">•</text:span><text:span text:style-name="Code_20__28_inline_29_"> </text:span><text:span text:style-name="Code_20__28_inline_29_"><text:span text:style-name="T16">sie</text:span></text:span><text:span text:style-name="Code_20__28_inline_29_">ve://localhost:2000/?tls=YES</text:span></text:p>
              </text:list-header>
            </text:list>
            <text:p text:style-name="Table_20_Contents">Note that TLS is supported but SSL is not.</text:p>
          </table:table-cell>
        </table:table-row>
        <table:table-row>
          <table:table-cell table:style-name="Table10.A5" office:value-type="string">
            <text:p text:style-name="P31">U</text:p>
          </table:table-cell>
          <table:table-cell table:style-name="Table10.B13" office:value-type="string">
            <text:p text:style-name="Table_20_Contents">SOGoMailShowSubscribedFoldersOnly</text:p>
          </table:table-cell>
          <table:table-cell table:style-name="Table10.C13" office:value-type="string">
            <text:p text:style-name="Table_20_Contents">Parameter used to specify if the Web interface should only show subscribed IMAP folders. Possible values are :</text:p>
            <text:list xml:id="list514725230" text:continue-numbering="true" text:style-name="L10">
              <text:list-header>
                <text:p text:style-name="P68">• YES</text:p>
                <text:p text:style-name="P68">• NO</text:p>
                <text:p text:style-name="P72">Defaults to <text:span text:style-name="Code_20__28_inline_29_">NO</text:span> when unset.</text:p>
              </text:list-header>
            </text:list>
          </table:table-cell>
        </table:table-row>
        <table:table-row>
          <table:table-cell table:style-name="Table10.A5" office:value-type="string">
            <text:p text:style-name="P31">D</text:p>
          </table:table-cell>
          <table:table-cell table:style-name="Table10.B13" office:value-type="string">
            <text:p text:style-name="Table_20_Contents">SOGoIMAPAclStyle</text:p>
          </table:table-cell>
          <table:table-cell table:style-name="Table10.C13" office:value-type="string">
            <text:list xml:id="list985996429" text:continue-list="list679726291" text:style-name="L12">
              <text:list-header>
                <text:p text:style-name="P71">Parameter used to specify which RFC the IMAP server implements with respect to ACLs. Possible values are :</text:p>
              </text:list-header>
            </text:list>
            <text:list xml:id="list1721347886" text:continue-list="list514725230" text:style-name="L10">
              <text:list-header>
                <text:p text:style-name="P60">•<text:span text:style-name="Code_20__28_inline_29_"> </text:span><text:span text:style-name="Code_20__28_inline_29_"><text:span text:style-name="T16">rfc2086</text:span></text:span></text:p>
                <text:p text:style-name="P60"><text:soft-page-break/><text:span text:style-name="T12">•</text:span><text:span text:style-name="Code_20__28_inline_29_"> </text:span><text:span text:style-name="Code_20__28_inline_29_"><text:span text:style-name="T16">rfc</text:span></text:span><text:span text:style-name="Code_20__28_inline_29_">4314</text:span></text:p>
              </text:list-header>
            </text:list>
            <text:p text:style-name="Table_20_Contents">Defaults to <text:span text:style-name="Code_20__28_inline_29_">rfc4314</text:span> when unset.</text:p>
          </table:table-cell>
        </table:table-row>
        <table:table-row>
          <table:table-cell table:style-name="Table10.A5" office:value-type="string">
            <text:p text:style-name="P31">D</text:p>
          </table:table-cell>
          <table:table-cell table:style-name="Table10.B13" office:value-type="string">
            <text:p text:style-name="Table_20_Contents">SOGoIMAPAclConformsToIMAPExt</text:p>
          </table:table-cell>
          <table:table-cell table:style-name="Table10.C13" office:value-type="string">
            <text:p text:style-name="Table_20_Contents">Parameter used to specify if the IMAP server implements the Internet Message Access Protocol Extension. Possible values are :</text:p>
            <text:list xml:id="list2004897200" text:continue-list="list1025629256" text:style-name="L10">
              <text:list-header>
                <text:p text:style-name="P68">• YES</text:p>
                <text:p text:style-name="P68">• NO</text:p>
                <text:p text:style-name="P68">Defaults to <text:span text:style-name="Code_20__28_inline_29_">NO</text:span> when unset.</text:p>
              </text:list-header>
            </text:list>
          </table:table-cell>
        </table:table-row>
        <table:table-row>
          <table:table-cell table:style-name="Table10.A5" office:value-type="string">
            <text:p text:style-name="P31">D</text:p>
          </table:table-cell>
          <table:table-cell table:style-name="Table10.B13" office:value-type="string">
            <text:p text:style-name="Table_20_Contents">SOGoForceExternalLoginWithEmail</text:p>
          </table:table-cell>
          <table:table-cell table:style-name="Table10.C13" office:value-type="string">
            <text:p text:style-name="Table_20_Contents">Parameter used to specify if, when logging in to the IMAP server, the primary email address of the user will be used instead of the username. Possible values are :</text:p>
            <text:list xml:id="list204521258" text:continue-numbering="true" text:style-name="L10">
              <text:list-header>
                <text:p text:style-name="P68">• YES</text:p>
                <text:p text:style-name="P68">• NO</text:p>
                <text:p text:style-name="P68">Defaults to <text:span text:style-name="Code_20__28_inline_29_">NO</text:span> when unset.</text:p>
              </text:list-header>
            </text:list>
          </table:table-cell>
        </table:table-row>
        <table:table-row>
          <table:table-cell table:style-name="Table10.A5" office:value-type="string">
            <text:p text:style-name="P31">D</text:p>
          </table:table-cell>
          <table:table-cell table:style-name="Table10.B13" office:value-type="string">
            <text:p text:style-name="Table_20_Contents">SOGoMailSpoolPath</text:p>
          </table:table-cell>
          <table:table-cell table:style-name="Table10.C13" office:value-type="string">
            <text:p text:style-name="Table_20_Contents">Parameter used to set the path where temporary email drafts are written.<text:line-break/>Defaults to <text:span text:style-name="Code_20__28_inline_29_">/tmp</text:span>.</text:p>
          </table:table-cell>
        </table:table-row>
        <table:table-row>
          <table:table-cell table:style-name="Table10.A5" office:value-type="string">
            <text:p text:style-name="P31">S</text:p>
          </table:table-cell>
          <table:table-cell table:style-name="Table10.B13" office:value-type="string">
            <text:p text:style-name="Table_20_Contents">NGImap4ConnectionStringSeparator</text:p>
          </table:table-cell>
          <table:table-cell table:style-name="Table10.C13" office:value-type="string">
            <text:p text:style-name="Table_20_Contents">Parameter used to set the IMAP mailbox separator. <text:s/>Setting this will also have an impact on the mailbox separator used by Sieve filters. The default separator is “/”.</text:p>
          </table:table-cell>
        </table:table-row>
        <table:table-row>
          <table:table-cell table:style-name="Table10.A5" office:value-type="string">
            <text:p text:style-name="P31">S</text:p>
          </table:table-cell>
          <table:table-cell table:style-name="Table10.B13" office:value-type="string">
            <text:p text:style-name="Table_20_Contents">NGImap4AuthMechanism</text:p>
          </table:table-cell>
          <table:table-cell table:style-name="Table10.C13" office:value-type="string">
            <text:p text:style-name="Table_20_Contents">Trigger the use of the IMAP “AUTHENTICATE” command with the specified SASL mechanism. Please note that feature might be limited at this time.</text:p>
          </table:table-cell>
        </table:table-row>
        <table:table-row>
          <table:table-cell table:style-name="Table10.A5" office:value-type="string">
            <text:p text:style-name="P31">D</text:p>
          </table:table-cell>
          <table:table-cell table:style-name="Table10.B13" office:value-type="string">
            <text:p text:style-name="P3"><text:bookmark text:name="bugnotes2"/><text:bookmark text:name="bugnotes1"/>NGImap4ConnectionGroupPrefix</text:p>
            <text:p text:style-name="Table_20_Contents"/>
          </table:table-cell>
          <table:table-cell table:style-name="Table10.C13" office:value-type="string">
            <text:p text:style-name="P3"><text:bookmark text:name="bugnotes4"/><text:bookmark text:name="bugnotes3"/>Prefix to prepend to names in IMAP ACL transactions, to indicate the name is a group name not a user name. RFC4314 gives examples where group names are prefixed with '$'. Dovecot, for one, follows this scheme, and will, for example, apply permissions for '$admins' to all users in group 'admins' in the absence of specific permissions for the individual user. The default prefix is '$'. </text:p>
          </table:table-cell>
        </table:table-row>
      </table:table>
      <text:p text:style-name="P7"/>
      <text:h text:style-name="Heading_20_2" text:outline-level="2">Web Interface Configuration</text:h>
      <text:p text:style-name="Text_20_body">The following additional parameters only affect the Web interface behaviour of SOGo.</text:p>
      <text:p text:style-name="Text_20_body"/>
      <table:table table:name="Table11" table:style-name="Table11">
        <table:table-column table:style-name="Table11.A"/>
        <table:table-column table:style-name="Table11.B"/>
        <table:table-column table:style-name="Table11.C"/>
        <table:table-row>
          <table:table-cell table:style-name="Table11.A1" office:value-type="string">
            <text:p text:style-name="P31">S</text:p>
          </table:table-cell>
          <table:table-cell table:style-name="Table11.B6" office:value-type="string">
            <text:p text:style-name="Table_20_Contents">SOGoPageTitle</text:p>
          </table:table-cell>
          <table:table-cell table:style-name="Table11.C5" office:value-type="string">
            <text:p text:style-name="Table_20_Contents">Parameter used to define the Web page title.<text:line-break/><text:soft-page-break/>Defaults to <text:span text:style-name="Code_20__28_inline_29_">SOGo</text:span> when unset.</text:p>
          </table:table-cell>
        </table:table-row>
        <table:table-row>
          <table:table-cell table:style-name="Table11.A2" office:value-type="string">
            <text:p text:style-name="P31">U</text:p>
          </table:table-cell>
          <table:table-cell table:style-name="Table11.B37" office:value-type="string">
            <text:p text:style-name="Table_20_Contents">SOGoLoginModule</text:p>
          </table:table-cell>
          <table:table-cell table:style-name="Table11.C37" office:value-type="string">
            <text:p text:style-name="Table_20_Contents">Parameter used to specify which module to show after login. Possible values are :</text:p>
            <text:list xml:id="list1478133941" text:continue-numbering="true" text:style-name="L10">
              <text:list-header>
                <text:p text:style-name="P60">•<text:span text:style-name="Code_20__28_inline_29_"> Cal</text:span><text:span text:style-name="Code_20__28_inline_29_"><text:span text:style-name="T16">endar</text:span></text:span></text:p>
                <text:p text:style-name="P60"><text:span text:style-name="T16">•</text:span><text:span text:style-name="Code_20__28_inline_29_"><text:span text:style-name="T16"> Mail</text:span></text:span></text:p>
                <text:p text:style-name="P60"><text:span text:style-name="T16">•</text:span><text:span text:style-name="Code_20__28_inline_29_"><text:span text:style-name="T16"> Con</text:span></text:span><text:span text:style-name="Code_20__28_inline_29_">tacts</text:span></text:p>
              </text:list-header>
            </text:list>
            <text:p text:style-name="Table_20_Contents">Defaults to <text:span text:style-name="Code_20__28_inline_29_">Calendar</text:span> when unset.</text:p>
          </table:table-cell>
        </table:table-row>
        <table:table-row>
          <table:table-cell table:style-name="Table11.A2" office:value-type="string">
            <text:p text:style-name="P33">S</text:p>
          </table:table-cell>
          <table:table-cell table:style-name="Table11.B37" office:value-type="string">
            <text:p text:style-name="P39">SOGoFaviconRelativeURL</text:p>
          </table:table-cell>
          <table:table-cell table:style-name="Table11.C37" office:value-type="string">
            <text:p text:style-name="Table_20_Contents"><text:span text:style-name="T11">Parameter used to specify the relative </text:span><text:span text:style-name="T11">URL of the site favion.<text:line-break/></text:span><text:span text:style-name="T11">When unset, defaults to the file </text:span><text:span text:style-name="Code_20__28_inline_29_"><text:span text:style-name="T11">sogo.ico</text:span></text:span><text:span text:style-name="T11"> under </text:span><text:span text:style-name="T11">the default web resources directory.</text:span></text:p>
          </table:table-cell>
        </table:table-row>
        <table:table-row table:style-name="Table11.4">
          <table:table-cell table:style-name="Table11.A4" office:value-type="string">
            <text:p text:style-name="P33">S</text:p>
          </table:table-cell>
          <table:table-cell table:style-name="Table11.B4" office:value-type="string">
            <text:p text:style-name="P39">SOGoZipPath</text:p>
          </table:table-cell>
          <table:table-cell table:style-name="Table11.C4" office:value-type="string">
            <text:p text:style-name="Table_20_Contents"><text:span text:style-name="T11">Parameter used to specify the path of the zip binary used to archive messages. Defaults to </text:span><text:span text:style-name="Code_20__28_inline_29_"><text:span text:style-name="T11">/usr/bin/zip w</text:span></text:span><text:span text:style-name="T11">hen unset.</text:span></text:p>
          </table:table-cell>
        </table:table-row>
        <table:table-row table:style-name="Table11.4">
          <table:table-cell table:style-name="Table11.A5" office:value-type="string">
            <text:p text:style-name="P31">D</text:p>
          </table:table-cell>
          <table:table-cell table:style-name="Table11.B5" office:value-type="string">
            <text:p text:style-name="Table_20_Contents">SOGoSoftQuotaRatio</text:p>
          </table:table-cell>
          <table:table-cell table:style-name="Table11.C5" office:value-type="string">
            <text:p text:style-name="Table_20_Contents">Parameter used to change the quota returned by the IMAP server by multiplying it by the specified ratio. Acts as a soft quota. Example: <text:span text:style-name="Code_20__28_inline_29_">0.8</text:span></text:p>
          </table:table-cell>
        </table:table-row>
        <table:table-row>
          <table:table-cell table:style-name="Table11.A1" office:value-type="string">
            <text:p text:style-name="P31">U</text:p>
          </table:table-cell>
          <table:table-cell table:style-name="Table11.B6" office:value-type="string">
            <text:p text:style-name="Table_20_Contents">SOGoMailUseOutlookStyleReplies<text:line-break/>(not currently editable in Web interface)</text:p>
          </table:table-cell>
          <table:table-cell table:style-name="Table11.C37" office:value-type="string">
            <text:p text:style-name="Table_20_Contents">Parameter used to set if email replies should use Outlook's style. Defaults to NO when unset.</text:p>
          </table:table-cell>
        </table:table-row>
        <table:table-row>
          <table:table-cell table:style-name="Table11.A2" office:value-type="string">
            <text:p text:style-name="P31">U</text:p>
          </table:table-cell>
          <table:table-cell table:style-name="Table11.B37" office:value-type="string">
            <text:p text:style-name="Table_20_Contents">SOGoMailListViewColumnsOrder<text:line-break/>(not currently editable in Web interface)</text:p>
          </table:table-cell>
          <table:table-cell table:style-name="Table11.C37" office:value-type="string">
            <text:p text:style-name="Table_20_Contents">Parameter used to specify the default order of the columns from the SOGo webmail interface. The parameter is an array, for example :</text:p>
            <text:p text:style-name="Table_20_Contents"/>
            <text:p text:style-name="Table_20_Contents">S<text:span text:style-name="Code_20__28_inline_29_">OGoMailListViewColumnsOrder = </text:span><text:span text:style-name="Code_20__28_inline_29_">(Flagged, Attachment, Priority, From, Subject, Unread, Date, Size);</text:span></text:p>
          </table:table-cell>
        </table:table-row>
        <table:table-row>
          <table:table-cell table:style-name="Table11.A2" office:value-type="string">
            <text:p text:style-name="P31">D</text:p>
          </table:table-cell>
          <table:table-cell table:style-name="Table11.B37" office:value-type="string">
            <text:p text:style-name="Table_20_Contents">SOGoVacationEnabled</text:p>
          </table:table-cell>
          <table:table-cell table:style-name="Table11.C37" office:value-type="string">
            <text:p text:style-name="Table_20_Contents">Parameter used to activate the edition from the preferences window of a vacation message.</text:p>
            <text:p text:style-name="Table_20_Contents">Requires Sieve script support on the IMAP host.<text:line-break/>Defaults to NO when unset.</text:p>
            <text:p text:style-name="Table_20_Contents"/>
            <text:p text:style-name="Table_20_Contents">When enabling this parameter, one must also enable the associated cronjob in /etc/cron.d/sogo in order to activate automatic vacation message expiration.</text:p>
            <text:p text:style-name="Table_20_Contents">See the “<text:span text:style-name="T10">Cronjob</text:span> — Vacation messages expiration”<text:span text:style-name="T9"> section below for details.</text:span></text:p>
          </table:table-cell>
        </table:table-row>
        <table:table-row>
          <table:table-cell table:style-name="Table11.A2" office:value-type="string">
            <text:p text:style-name="P31">D</text:p>
          </table:table-cell>
          <table:table-cell table:style-name="Table11.B37" office:value-type="string">
            <text:p text:style-name="Table_20_Contents">SOGoForwardEnabled</text:p>
          </table:table-cell>
          <table:table-cell table:style-name="Table11.C37" office:value-type="string">
            <text:p text:style-name="Table_20_Contents">Parameter used to activate the edition from the preferences window of a forwarding email address. Requires Sieve script support on the IMAP host.<text:line-break/>Defaults to NO when unset.</text:p>
          </table:table-cell>
        </table:table-row>
        <table:table-row>
          <table:table-cell table:style-name="Table11.A2" office:value-type="string">
            <text:p text:style-name="P31">D</text:p>
          </table:table-cell>
          <table:table-cell table:style-name="Table11.B37" office:value-type="string">
            <text:p text:style-name="Table_20_Contents">SOGoSieveScriptsEnabled</text:p>
          </table:table-cell>
          <table:table-cell table:style-name="Table11.C37" office:value-type="string">
            <text:p text:style-name="Table_20_Contents">Parameter used to activate the edition from the preferences windows of server-side mail filters. Requires Sieve script support on the IMAP host.<text:line-break/><text:soft-page-break/>Defaults to NO when unset.</text:p>
          </table:table-cell>
        </table:table-row>
        <table:table-row>
          <table:table-cell table:style-name="Table11.A2" office:value-type="string">
            <text:p text:style-name="P31">D</text:p>
          </table:table-cell>
          <table:table-cell table:style-name="Table11.B37" office:value-type="string">
            <text:p text:style-name="Table_20_Contents">SOGoMailPollingIntervals</text:p>
          </table:table-cell>
          <table:table-cell table:style-name="Table11.C37" office:value-type="string">
            <text:p text:style-name="Table_20_Contents">Parameter used to define the mail polling intervals (in minutes) available to the user. The parameter is an array that can contain the following numbers:</text:p>
            <text:list xml:id="list969503826" text:continue-list="list985996429" text:style-name="L12">
              <text:list-header>
                <text:p text:style-name="P71">•<text:span text:style-name="Code_20__28_inline_29_"> 1</text:span></text:p>
                <text:p text:style-name="P71">•<text:span text:style-name="Code_20__28_inline_29_"> 2</text:span></text:p>
                <text:p text:style-name="P71">•<text:span text:style-name="Code_20__28_inline_29_"> 5</text:span></text:p>
                <text:p text:style-name="P71">•<text:span text:style-name="Code_20__28_inline_29_"> 10</text:span></text:p>
                <text:p text:style-name="P71">•<text:span text:style-name="Code_20__28_inline_29_"> 20</text:span></text:p>
                <text:p text:style-name="P71">•<text:span text:style-name="Code_20__28_inline_29_"> 30</text:span></text:p>
                <text:p text:style-name="P71">•<text:span text:style-name="Code_20__28_inline_29_"> 60</text:span></text:p>
                <text:p text:style-name="P71">Defaults to the list above when unset.</text:p>
              </text:list-header>
            </text:list>
          </table:table-cell>
        </table:table-row>
        <table:table-row>
          <table:table-cell table:style-name="Table11.A2" office:value-type="string">
            <text:p text:style-name="P31">U</text:p>
          </table:table-cell>
          <table:table-cell table:style-name="Table11.B37" office:value-type="string">
            <text:p text:style-name="Table_20_Contents">SOGoMailMessageCheck</text:p>
          </table:table-cell>
          <table:table-cell table:style-name="Table11.C37" office:value-type="string">
            <text:p text:style-name="Table_20_Contents">Parameter used to define the mail polling interval at which the IMAP server is queried for new messages. Possible values are :</text:p>
            <text:list xml:id="list1555559728" text:continue-numbering="true" text:style-name="L12">
              <text:list-header>
                <text:p text:style-name="P71">•<text:span text:style-name="Code_20__28_inline_29_"> manually</text:span></text:p>
                <text:p text:style-name="P71">•<text:span text:style-name="Code_20__28_inline_29_"> every_minute</text:span></text:p>
                <text:p text:style-name="P71">•<text:span text:style-name="Code_20__28_inline_29_"> every_2_minutes</text:span></text:p>
                <text:p text:style-name="P71">•<text:span text:style-name="Code_20__28_inline_29_"> every_5_minutes</text:span></text:p>
                <text:p text:style-name="P71">•<text:span text:style-name="Code_20__28_inline_29_"> every_10_minutes</text:span></text:p>
                <text:p text:style-name="P71">•<text:span text:style-name="Code_20__28_inline_29_"> every_20_minutes</text:span></text:p>
                <text:p text:style-name="P71">•<text:span text:style-name="Code_20__28_inline_29_"> every_30_minutes</text:span></text:p>
                <text:p text:style-name="P71">•<text:span text:style-name="Code_20__28_inline_29_"> once_per_hour</text:span></text:p>
              </text:list-header>
            </text:list>
            <text:p text:style-name="Table_20_Contents">Defaults to <text:span text:style-name="Code_20__28_inline_29_">manually</text:span> when unset.</text:p>
          </table:table-cell>
        </table:table-row>
        <table:table-row>
          <table:table-cell table:style-name="Table11.A2" office:value-type="string">
            <text:p text:style-name="P31">D</text:p>
          </table:table-cell>
          <table:table-cell table:style-name="Table11.B37" office:value-type="string">
            <text:p text:style-name="P40">SOGoMailAuxiliaryUserAccountsEnabled</text:p>
          </table:table-cell>
          <table:table-cell table:style-name="Table11.C37" office:value-type="string">
            <text:p text:style-name="Table_20_Contents">Parameter used to activate the auxiliary IMAP accounts in SOGo. When set to YES, users can add other IMAP accounts that will be visible from the SOGo Webmail interface.</text:p>
            <text:p text:style-name="Table_20_Contents">Defaults to NO when unset.</text:p>
          </table:table-cell>
        </table:table-row>
        <table:table-row>
          <table:table-cell table:style-name="Table11.A2" office:value-type="string">
            <text:p text:style-name="P31">U</text:p>
          </table:table-cell>
          <table:table-cell table:style-name="Table11.B37" office:value-type="string">
            <text:p text:style-name="P40">SOGoDefaultCalendar</text:p>
          </table:table-cell>
          <table:table-cell table:style-name="Table11.C37" office:value-type="string">
            <text:p text:style-name="Table_20_Contents">Parameter used to specify which calendar is used when creating an event or a task. Possible values are :</text:p>
            <text:list xml:id="list889615853" text:continue-numbering="true" text:style-name="L12">
              <text:list-header>
                <text:p text:style-name="P61">•<text:span text:style-name="Code_20__28_inline_29_"> s</text:span><text:span text:style-name="Code_20__28_inline_29_"><text:span text:style-name="T16">elected</text:span></text:span></text:p>
                <text:p text:style-name="P61"><text:span text:style-name="T16">•</text:span><text:span text:style-name="Code_20__28_inline_29_"><text:span text:style-name="T16"> personal</text:span></text:span></text:p>
                <text:p text:style-name="P61"><text:span text:style-name="T16">•</text:span><text:span text:style-name="Code_20__28_inline_29_"><text:span text:style-name="T16"> f</text:span></text:span><text:span text:style-name="Code_20__28_inline_29_">irst</text:span></text:p>
              </text:list-header>
            </text:list>
            <text:p text:style-name="Table_20_Contents">Defaults to <text:span text:style-name="Code_20__28_inline_29_">selected</text:span> when unset.</text:p>
          </table:table-cell>
        </table:table-row>
        <table:table-row>
          <table:table-cell table:style-name="Table11.A2" office:value-type="string">
            <text:p text:style-name="P31">U</text:p>
          </table:table-cell>
          <table:table-cell table:style-name="Table11.B37" office:value-type="string">
            <text:p text:style-name="Table_20_Contents">SOGoDayStartTime</text:p>
          </table:table-cell>
          <table:table-cell table:style-name="Table11.C37" office:value-type="string">
            <text:p text:style-name="Table_20_Contents">The hour at which the day starts (0 through 12).</text:p>
            <text:p text:style-name="Table_20_Contents">Defaults to 8 when unset.</text:p>
          </table:table-cell>
        </table:table-row>
        <table:table-row>
          <table:table-cell table:style-name="Table11.A2" office:value-type="string">
            <text:p text:style-name="P31">U</text:p>
          </table:table-cell>
          <table:table-cell table:style-name="Table11.B37" office:value-type="string">
            <text:p text:style-name="Table_20_Contents">SOGoDayEndTime</text:p>
          </table:table-cell>
          <table:table-cell table:style-name="Table11.C37" office:value-type="string">
            <text:p text:style-name="Table_20_Contents">The hour at which the day ends (12 through 23).</text:p>
            <text:p text:style-name="Table_20_Contents">Defaults to 18 when unset.</text:p>
          </table:table-cell>
        </table:table-row>
        <table:table-row>
          <table:table-cell table:style-name="Table11.A2" office:value-type="string">
            <text:p text:style-name="P31">U</text:p>
          </table:table-cell>
          <table:table-cell table:style-name="Table11.B37" office:value-type="string">
            <text:p text:style-name="Table_20_Contents">SOGoFirstDayOfWeek</text:p>
          </table:table-cell>
          <table:table-cell table:style-name="Table11.C37" office:value-type="string">
            <text:p text:style-name="Table_20_Contents">The day at which the week starts in the week and month views (0 through 6). 0 indicates Sunday.</text:p>
            <text:p text:style-name="Table_20_Contents">Defaults to 0 when unset.</text:p>
          </table:table-cell>
        </table:table-row>
        <table:table-row>
          <table:table-cell table:style-name="Table11.A2" office:value-type="string">
            <text:p text:style-name="P31">U</text:p>
          </table:table-cell>
          <table:table-cell table:style-name="Table11.B37" office:value-type="string">
            <text:p text:style-name="Table_20_Contents">SOGoFirstWeekOfYear</text:p>
          </table:table-cell>
          <table:table-cell table:style-name="Table11.C37" office:value-type="string">
            <text:p text:style-name="Table_20_Contents">Parameter used to defined how is identified the first week of the year. Possible values are :</text:p>
            <text:list xml:id="list1055676892" text:continue-numbering="true" text:style-name="L12">
              <text:list-header>
                <text:p text:style-name="P61"><text:soft-page-break/>•<text:span text:style-name="Code_20__28_inline_29_"> Jan</text:span><text:span text:style-name="Code_20__28_inline_29_"><text:span text:style-name="T16">uary1</text:span></text:span></text:p>
                <text:p text:style-name="P61"><text:span text:style-name="T16">•</text:span><text:span text:style-name="Code_20__28_inline_29_"><text:span text:style-name="T16"> First4DayWeek</text:span></text:span></text:p>
                <text:p text:style-name="P61"><text:span text:style-name="T16">•</text:span><text:span text:style-name="Code_20__28_inline_29_"><text:span text:style-name="T16"> Fir</text:span></text:span><text:span text:style-name="Code_20__28_inline_29_">stFullWeek</text:span></text:p>
              </text:list-header>
            </text:list>
            <text:p text:style-name="Table_20_Contents">Defaults to <text:span text:style-name="Code_20__28_inline_29_">January1</text:span> when unset.</text:p>
          </table:table-cell>
        </table:table-row>
        <table:table-row>
          <table:table-cell table:style-name="Table11.A2" office:value-type="string">
            <text:p text:style-name="P31">U</text:p>
          </table:table-cell>
          <table:table-cell table:style-name="Table11.B37" office:value-type="string">
            <text:p text:style-name="Table_20_Contents">SOGoTimeFormat</text:p>
          </table:table-cell>
          <table:table-cell table:style-name="Table11.C37" office:value-type="string">
            <text:p text:style-name="Table_20_Contents">The format used to display time in the timeline of the day and week views. Please refer to the documentation for the <text:span text:style-name="T10">date</text:span> command or the <text:span text:style-name="T10">strftime</text:span><text:span text:style-name="T9"> C function for the list of available </text:span><text:span text:style-name="T9">format sequence.</text:span></text:p>
            <text:p text:style-name="Table_20_Contents">Defaults to <text:span text:style-name="Code_20__28_inline_29_">%H:%M</text:span>.</text:p>
          </table:table-cell>
        </table:table-row>
        <table:table-row>
          <table:table-cell table:style-name="Table11.A2" office:value-type="string">
            <text:p text:style-name="P31">U</text:p>
          </table:table-cell>
          <table:table-cell table:style-name="Table11.B37" office:value-type="string">
            <text:p text:style-name="Table_20_Contents">SOGoCalendarCategories</text:p>
          </table:table-cell>
          <table:table-cell table:style-name="Table11.C37" office:value-type="string">
            <text:p text:style-name="Table_20_Contents">Parameter used to define the categories that can be associated to events. This parameter is an array of arbitrary strings.<text:line-break/>Defaults to a list that depends on the language.</text:p>
          </table:table-cell>
        </table:table-row>
        <table:table-row>
          <table:table-cell table:style-name="Table11.A2" office:value-type="string">
            <text:p text:style-name="P31">U</text:p>
          </table:table-cell>
          <table:table-cell table:style-name="Table11.B37" office:value-type="string">
            <text:p text:style-name="Table_20_Contents">SOGoCalendarDefaultCategoryColor</text:p>
          </table:table-cell>
          <table:table-cell table:style-name="Table11.C37" office:value-type="string">
            <text:p text:style-name="Table_20_Contents">Parameter used to define the default colour of categories.<text:line-break/>Defaults to <text:span text:style-name="Code_20__28_inline_29_">#F0F0F0</text:span> when unset.</text:p>
          </table:table-cell>
        </table:table-row>
        <table:table-row>
          <table:table-cell table:style-name="Table11.A2" office:value-type="string">
            <text:p text:style-name="P31">U</text:p>
          </table:table-cell>
          <table:table-cell table:style-name="Table11.B37" office:value-type="string">
            <text:p text:style-name="Table_20_Contents">SOGoCalendarEventsDefaultClassification</text:p>
          </table:table-cell>
          <table:table-cell table:style-name="Table11.C37" office:value-type="string">
            <text:p text:style-name="Table_20_Contents">Parameter used to defined the default classification for new events. Possible values are :</text:p>
            <text:p text:style-name="Table_20_Contents">•<text:span text:style-name="Code_20__28_inline_29_"> PUBLIC</text:span></text:p>
            <text:p text:style-name="Table_20_Contents">•<text:span text:style-name="Code_20__28_inline_29_"> CONFIDENTIAL</text:span></text:p>
            <text:p text:style-name="Table_20_Contents">•<text:span text:style-name="Code_20__28_inline_29_"> PRIVATE</text:span></text:p>
            <text:p text:style-name="Table_20_Contents">Defaults to <text:span text:style-name="Code_20__28_inline_29_">PUBLIC</text:span> when unset.</text:p>
          </table:table-cell>
        </table:table-row>
        <table:table-row>
          <table:table-cell table:style-name="Table11.A2" office:value-type="string">
            <text:p text:style-name="P31">U</text:p>
          </table:table-cell>
          <table:table-cell table:style-name="Table11.B37" office:value-type="string">
            <text:p text:style-name="Table_20_Contents">SOGoCalendarTasksDefaultClassification</text:p>
          </table:table-cell>
          <table:table-cell table:style-name="Table11.C37" office:value-type="string">
            <text:p text:style-name="Table_20_Contents">Parameter used to defined the default classification for new tasks. Possible values are :</text:p>
            <text:p text:style-name="Table_20_Contents">•<text:span text:style-name="Code_20__28_inline_29_"> PUBLIC</text:span></text:p>
            <text:p text:style-name="Table_20_Contents">•<text:span text:style-name="Code_20__28_inline_29_"> CONFIDENTIAL</text:span></text:p>
            <text:p text:style-name="Table_20_Contents">•<text:span text:style-name="Code_20__28_inline_29_"> PRIVATE</text:span></text:p>
            <text:p text:style-name="Table_20_Contents">Defaults to <text:span text:style-name="Code_20__28_inline_29_">PUBLIC</text:span> when unset.</text:p>
          </table:table-cell>
        </table:table-row>
        <table:table-row>
          <table:table-cell table:style-name="Table11.A2" office:value-type="string">
            <text:p text:style-name="P31">D</text:p>
          </table:table-cell>
          <table:table-cell table:style-name="Table11.B37" office:value-type="string">
            <text:p text:style-name="Table_20_Contents">SOGoFreeBusyDefaultInterval</text:p>
          </table:table-cell>
          <table:table-cell table:style-name="Table11.C37" office:value-type="string">
            <text:p text:style-name="Table_20_Contents">The number of days to include in the free busy information. The parameter is an array of two numbers, the first being the number of days prior to the current day and the second being the number of days following the current day.</text:p>
            <text:p text:style-name="Table_20_Contents">Defaults to <text:span text:style-name="Code_20__28_inline_29_">(7, 7)</text:span> when unset.</text:p>
          </table:table-cell>
        </table:table-row>
        <table:table-row>
          <table:table-cell table:style-name="Table11.A2" office:value-type="string">
            <text:p text:style-name="P31">U</text:p>
          </table:table-cell>
          <table:table-cell table:style-name="Table11.B37" office:value-type="string">
            <text:p text:style-name="Table_20_Contents">SOGoBusyOffHours</text:p>
          </table:table-cell>
          <table:table-cell table:style-name="Table11.C37" office:value-type="string">
            <text:p text:style-name="Table_20_Contents">Parameter used to specify if off-hours should be automatically added to the free-busy information. Off hours included weekends and periods covered between <text:span text:style-name="Code_20__28_inline_29_">SOGoDayEndTime</text:span> and <text:span text:style-name="Code_20__28_inline_29_">SOGoDayStartTime</text:span>.<text:line-break/>Defaults to NO when unset.</text:p>
          </table:table-cell>
        </table:table-row>
        <table:table-row>
          <table:table-cell table:style-name="Table11.A2" office:value-type="string">
            <text:p text:style-name="P31">U</text:p>
          </table:table-cell>
          <table:table-cell table:style-name="Table11.B37" office:value-type="string">
            <text:p text:style-name="Table_20_Contents">SOGoMailMessageForwarding</text:p>
          </table:table-cell>
          <table:table-cell table:style-name="Table11.C37" office:value-type="string">
            <text:p text:style-name="Table_20_Contents">The method the message is to be forwarded. Possible values are :</text:p>
            <text:list xml:id="list314818265" text:continue-numbering="true" text:style-name="L12">
              <text:list-header>
                <text:p text:style-name="P61">•<text:span text:style-name="Code_20__28_inline_29_"> inl</text:span><text:span text:style-name="Code_20__28_inline_29_"><text:span text:style-name="T16">ine</text:span></text:span></text:p>
                <text:p text:style-name="P61"><text:span text:style-name="T16">•</text:span><text:span text:style-name="Code_20__28_inline_29_"><text:span text:style-name="T16"> att</text:span></text:span><text:span text:style-name="Code_20__28_inline_29_">ached</text:span></text:p>
              </text:list-header>
            </text:list>
            <text:p text:style-name="Table_20_Contents">Defaults to <text:span text:style-name="Code_20__28_inline_29_">inline</text:span> when unset.</text:p>
          </table:table-cell>
        </table:table-row>
        <text:soft-page-break/>
        <table:table-row>
          <table:table-cell table:style-name="Table11.A2" office:value-type="string">
            <text:p text:style-name="P31">U</text:p>
          </table:table-cell>
          <table:table-cell table:style-name="Table11.B37" office:value-type="string">
            <text:p text:style-name="Table_20_Contents">SOGoMailCustomFullName</text:p>
          </table:table-cell>
          <table:table-cell table:style-name="Table11.C37" office:value-type="string">
            <text:p text:style-name="Table_20_Contents">The string to use as full name when composing an email, if <text:span text:style-name="Code_20__28_inline_29_">SOGoMailCustomFromEnabled</text:span> is set in the user's domain defaults. When unset, the full name specified in the user sources for the user is used instead.</text:p>
          </table:table-cell>
        </table:table-row>
        <table:table-row>
          <table:table-cell table:style-name="Table11.A2" office:value-type="string">
            <text:p text:style-name="P31">U</text:p>
          </table:table-cell>
          <table:table-cell table:style-name="Table11.B37" office:value-type="string">
            <text:p text:style-name="Table_20_Contents">SOGoMailCustomEmail</text:p>
          </table:table-cell>
          <table:table-cell table:style-name="Table11.C37" office:value-type="string">
            <text:p text:style-name="Table_20_Contents">The string to use as email address when composing an email, if <text:span text:style-name="Code_20__28_inline_29_">SOGoMailCustomFromEnabled</text:span> is set in the user's domain defaults. When unset, the email specified in the user sources for the user is used instead.</text:p>
          </table:table-cell>
        </table:table-row>
        <table:table-row>
          <table:table-cell table:style-name="Table11.A2" office:value-type="string">
            <text:p text:style-name="P31">U</text:p>
          </table:table-cell>
          <table:table-cell table:style-name="Table11.B37" office:value-type="string">
            <text:p text:style-name="Table_20_Contents">SOGoMailReplyPlacement</text:p>
          </table:table-cell>
          <table:table-cell table:style-name="Table11.C37" office:value-type="string">
            <text:p text:style-name="Table_20_Contents">The reply placement with respect to the quoted message. Possible values are :</text:p>
            <text:list xml:id="list1961543229" text:continue-numbering="true" text:style-name="L12">
              <text:list-header>
                <text:p text:style-name="P61">•<text:span text:style-name="Code_20__28_inline_29_"> a</text:span><text:span text:style-name="Code_20__28_inline_29_"><text:span text:style-name="T16">bove</text:span></text:span></text:p>
                <text:p text:style-name="P61"><text:span text:style-name="T16">•</text:span><text:span text:style-name="Code_20__28_inline_29_"><text:span text:style-name="T16"> b</text:span></text:span><text:span text:style-name="Code_20__28_inline_29_">elow</text:span></text:p>
              </text:list-header>
            </text:list>
            <text:p text:style-name="Table_20_Contents">Defaults to <text:span text:style-name="Code_20__28_inline_29_">below.</text:span></text:p>
          </table:table-cell>
        </table:table-row>
        <table:table-row>
          <table:table-cell table:style-name="Table11.A2" office:value-type="string">
            <text:p text:style-name="P31">U</text:p>
          </table:table-cell>
          <table:table-cell table:style-name="Table11.B37" office:value-type="string">
            <text:p text:style-name="Table_20_Contents">SOGoMailReplyTo</text:p>
          </table:table-cell>
          <table:table-cell table:style-name="Table11.C37" office:value-type="string">
            <text:p text:style-name="Table_20_Contents">The email address to use in the “reply-to” header field when the user sends a message. Ignored when empty.</text:p>
          </table:table-cell>
        </table:table-row>
        <table:table-row>
          <table:table-cell table:style-name="Table11.A2" office:value-type="string">
            <text:p text:style-name="P31">U</text:p>
          </table:table-cell>
          <table:table-cell table:style-name="Table11.B37" office:value-type="string">
            <text:p text:style-name="Table_20_Contents">SOGoMailSignaturePlacement</text:p>
          </table:table-cell>
          <table:table-cell table:style-name="Table11.C37" office:value-type="string">
            <text:p text:style-name="Table_20_Contents">The placement of the signature with respect to the quoted message. Possible values are :</text:p>
            <text:list xml:id="list1698770641" text:continue-numbering="true" text:style-name="L12">
              <text:list-header>
                <text:p text:style-name="P61">•<text:span text:style-name="Code_20__28_inline_29_"> abov</text:span><text:span text:style-name="Code_20__28_inline_29_"><text:span text:style-name="T16">e</text:span></text:span></text:p>
                <text:p text:style-name="P61"><text:span text:style-name="T16">•</text:span><text:span text:style-name="Code_20__28_inline_29_"><text:span text:style-name="T16"> belo</text:span></text:span><text:span text:style-name="Code_20__28_inline_29_">w</text:span></text:p>
              </text:list-header>
            </text:list>
            <text:p text:style-name="Table_20_Contents">Defaults to <text:span text:style-name="Code_20__28_inline_29_">below.</text:span></text:p>
          </table:table-cell>
        </table:table-row>
        <table:table-row>
          <table:table-cell table:style-name="Table11.A2" office:value-type="string">
            <text:p text:style-name="P31">U</text:p>
          </table:table-cell>
          <table:table-cell table:style-name="Table11.B37" office:value-type="string">
            <text:p text:style-name="Table_20_Contents">SOGoMailComposeMessageType</text:p>
          </table:table-cell>
          <table:table-cell table:style-name="Table11.C37" office:value-type="string">
            <text:p text:style-name="Table_20_Contents">The message composition format. Possible values are :</text:p>
            <text:list xml:id="list506262357" text:continue-numbering="true" text:style-name="L12">
              <text:list-header>
                <text:p text:style-name="P61">•<text:span text:style-name="Code_20__28_inline_29_"> te</text:span><text:span text:style-name="Code_20__28_inline_29_"><text:span text:style-name="T16">xt</text:span></text:span></text:p>
                <text:p text:style-name="P61"><text:span text:style-name="T16">•</text:span><text:span text:style-name="Code_20__28_inline_29_"><text:span text:style-name="T16"> h</text:span></text:span><text:span text:style-name="Code_20__28_inline_29_">tml</text:span></text:p>
              </text:list-header>
            </text:list>
            <text:p text:style-name="Table_20_Contents">Defaults to <text:span text:style-name="Code_20__28_inline_29_">text.</text:span></text:p>
          </table:table-cell>
        </table:table-row>
        <table:table-row>
          <table:table-cell table:style-name="Table11.A2" office:value-type="string">
            <text:p text:style-name="P31">S</text:p>
          </table:table-cell>
          <table:table-cell table:style-name="Table11.B37" office:value-type="string">
            <text:p text:style-name="P5">SOGoEnableEMailAlarms</text:p>
          </table:table-cell>
          <table:table-cell table:style-name="Table11.C37" office:value-type="string">
            <text:p text:style-name="Table_20_Contents">Parameter used to enable email-based alarms on events and tasks.</text:p>
            <text:p text:style-name="Table_20_Contents">Defaults to <text:span text:style-name="T7">NO</text:span> when unset.</text:p>
            <text:p text:style-name="Table_20_Contents">For this feature to work correctly, one must also set the <text:span text:style-name="T13">OCSEMailAlarmsFolderURL</text:span> parameter and enable the associated <text:span text:style-name="T10">cronjob</text:span><text:span text:style-name="T9">.</text:span></text:p>
            <text:p text:style-name="Table_20_Contents">See the “<text:span text:style-name="T10">Cronjob</text:span> — EMail reminders” section from this document for more information.</text:p>
          </table:table-cell>
        </table:table-row>
        <table:table-row>
          <table:table-cell table:style-name="Table11.A2" office:value-type="string">
            <text:p text:style-name="P31">U</text:p>
          </table:table-cell>
          <table:table-cell table:style-name="Table11.B37" office:value-type="string">
            <text:p text:style-name="P5">SOGoContactsCategories</text:p>
          </table:table-cell>
          <table:table-cell table:style-name="Table11.C37" office:value-type="string">
            <text:p text:style-name="Table_20_Contents">Parameter used to define the categories that can be associated to contacts. This parameter is an array of arbitrary strings.<text:line-break/>Defaults to a list that depends on the language.</text:p>
          </table:table-cell>
        </table:table-row>
        <table:table-row>
          <table:table-cell table:style-name="Table11.A2" office:value-type="string">
            <text:p text:style-name="P31">D</text:p>
          </table:table-cell>
          <table:table-cell table:style-name="Table11.B37" office:value-type="string">
            <text:p text:style-name="P5">SOGoUIAdditionalJSFiles</text:p>
          </table:table-cell>
          <table:table-cell table:style-name="Table11.C37" office:value-type="string">
            <text:p text:style-name="Table_20_Contents">Parameter used to define the list of additional JavaScript files loaded by SOGo for all displayed web pages. This parameter is an array of strings corresponding of paths to the arbitrary JavaScript files.</text:p>
          </table:table-cell>
        </table:table-row>
        <table:table-row>
          <table:table-cell table:style-name="Table11.A2" office:value-type="string">
            <text:p text:style-name="P31">D</text:p>
          </table:table-cell>
          <table:table-cell table:style-name="Table11.B37" office:value-type="string">
            <text:p text:style-name="P5">SOGoMailCustomFromEnabled<text:soft-page-break/></text:p>
          </table:table-cell>
          <table:table-cell table:style-name="Table11.C37" office:value-type="string">
            <text:p text:style-name="Table_20_Contents">Parameter used to allow or not users to specify <text:soft-page-break/>custom “From” addresses from SOGo's preferences panel.</text:p>
            <text:p text:style-name="Table_20_Contents">Defaults to <text:span text:style-name="T7">NO</text:span> when unset.</text:p>
          </table:table-cell>
        </table:table-row>
        <table:table-row>
          <table:table-cell table:style-name="Table11.A2" office:value-type="string">
            <text:p text:style-name="P31">D</text:p>
          </table:table-cell>
          <table:table-cell table:style-name="Table11.B37" office:value-type="string">
            <text:p text:style-name="P5">SOGoUIxAdditionalPreferences</text:p>
          </table:table-cell>
          <table:table-cell table:style-name="Table11.C37" office:value-type="string">
            <text:p text:style-name="Table_20_Contents">Parameter used to enable an extra preferences tab using the content of the template named <text:span text:style-name="Code_20__28_inline_29_">UIxAdditionalPreferences.wox</text:span>. This template should be put under <text:span text:style-name="Code_20__28_inline_29_">/home/sogo/GNUstep/Library/SOGo/Templates/PreferencesUI/</text:span>.</text:p>
            <text:p text:style-name="Table_20_Contents">Defaults to <text:span text:style-name="T7">NO</text:span> when unset.</text:p>
          </table:table-cell>
        </table:table-row>
      </table:table>
      <text:p text:style-name="Text_20_body"/>
      <text:h text:style-name="Heading_20_2" text:outline-level="2">SOGo Configuration Summary</text:h>
      <text:p text:style-name="P50">The complete SOGo configuration file, which is located in <text:span text:style-name="Code_20__28_inline_29_">/home/sogo/GNUstep/Defaults/.GNUstepDefaults</text:span> should look like this :</text:p>
      <text:p text:style-name="Code"><text:soft-page-break/>{</text:p>
      <text:p text:style-name="Code"><text:s text:c="4"/>"sogod" = {</text:p>
      <text:p text:style-name="Code"><text:tab/>SOGoProfileURL = "postgresql://sogo:sogo@localhost:5432/sogo/sogo_user_profile";</text:p>
      <text:p text:style-name="Code"><text:tab/>OCSFolderInfoURL = "postgresql://sogo:sogo@localhost:5432/sogo/sogo_folder_info";</text:p>
      <text:p text:style-name="Code"><text:tab/>OCSSessionsFolderURL =<text:line-break/><text:tab/>“postgresql://sogo:sogo@localhost:5432/sogo/sogo_sessions_folder”;</text:p>
      <text:p text:style-name="Code"><text:tab/>SOGoAppointmentSendEMailNotifications = YES;</text:p>
      <text:p text:style-name="Code"><text:tab/>SOGoCalendarDefaultRoles = (</text:p>
      <text:p text:style-name="Code"><text:tab/><text:tab/>PublicViewer,</text:p>
      <text:p text:style-name="Code"><text:tab/><text:tab/>ConfidentialDAndTViewer</text:p>
      <text:p text:style-name="Code"><text:tab/>);</text:p>
      <text:p text:style-name="Code"><text:tab/>SOGoLanguage = English;</text:p>
      <text:p text:style-name="Code"><text:tab/>SOGoMailDomain = acme.com;</text:p>
      <text:p text:style-name="Code"><text:tab/>SOGoDraftsFolderName = Drafts;</text:p>
      <text:p text:style-name="Code"><text:tab/>SOGoIMAPServer = localhost;</text:p>
      <text:p text:style-name="Code"><text:tab/>SOGoUserSources = (</text:p>
      <text:p text:style-name="Code"><text:tab/> <text:s text:c="3"/>{</text:p>
      <text:p text:style-name="Code"><text:tab/><text:tab/>type = ldap;</text:p>
      <text:p text:style-name="Code"><text:tab/><text:tab/>CNFieldName = cn;</text:p>
      <text:p text:style-name="Code"><text:tab/><text:tab/>IDFieldName = uid;</text:p>
      <text:p text:style-name="Code"><text:tab/><text:tab/>UIDFieldName = uid;</text:p>
      <text:p text:style-name="Code"><text:tab/><text:tab/>baseDN = "ou=users,dc=acme,dc=com";</text:p>
      <text:p text:style-name="Code"><text:tab/><text:tab/>bindDN = "uid=sogo,ou=users,dc=acme,dc=com";</text:p>
      <text:p text:style-name="Code"><text:tab/><text:tab/>bindPassword = qwerty;</text:p>
      <text:p text:style-name="Code"><text:tab/><text:tab/>canAuthenticate = YES;</text:p>
      <text:p text:style-name="Code"><text:tab/><text:tab/>displayName = "Shared Addresses";</text:p>
      <text:p text:style-name="Code"><text:tab/><text:tab/>hostname = localhost;</text:p>
      <text:p text:style-name="Code"><text:tab/><text:tab/>id = public;</text:p>
      <text:p text:style-name="Code"><text:tab/><text:tab/>isAddressBook = YES;</text:p>
      <text:p text:style-name="Code"><text:tab/><text:tab/>port = 389;</text:p>
      <text:p text:style-name="Code"><text:tab/> <text:s text:c="3"/>}</text:p>
      <text:p text:style-name="Code"><text:tab/>);</text:p>
      <text:p text:style-name="Code"><text:tab/>SOGoMailingMechanism = smtp;</text:p>
      <text:p text:style-name="Code"><text:tab/>SOGoSMTPServer = 127.0.0.1;</text:p>
      <text:p text:style-name="Code"><text:tab/>SOGoSentFolderName = Sent;</text:p>
      <text:p text:style-name="Code"><text:tab/>SOGoTimeZone = America/Montreal;</text:p>
      <text:p text:style-name="Code"><text:tab/>SOGoTrashFolderName = Trash;</text:p>
      <text:p text:style-name="Code"><text:s text:c="4"/>};</text:p>
      <text:p text:style-name="Code">}</text:p>
      <text:p text:style-name="Code"/>
      <text:h text:style-name="Heading_20_2" text:outline-level="2">Multi-domains Configuration</text:h>
      <text:p text:style-name="Standard">If you want your installation to isolate two groups of users, you must define a distinct authentication source for each <text:span text:style-name="T10">domain</text:span>. Following is the same configuration that now includes two domains (acme.com and coyote.com) :</text:p>
      <text:p text:style-name="Code"><text:soft-page-break/>{</text:p>
      <text:p text:style-name="Code"><text:s text:c="2"/>"sogod" = {</text:p>
      <text:p text:style-name="Code"><text:tab/>SOGoProfileURL = "postgresql://sogo:sogo@localhost:5432/sogo/sogo_user_profile";</text:p>
      <text:p text:style-name="Code"><text:tab/>OCSFolderInfoURL = "postgresql://sogo:sogo@localhost:5432/sogo/sogo_folder_info";</text:p>
      <text:p text:style-name="Code"><text:tab/>OCSSessionsFolderURL =<text:line-break/><text:tab/>“postgresql://sogo:sogo@localhost:5432/sogo/sogo_sessions_folder”;</text:p>
      <text:p text:style-name="Code"><text:tab/>SOGoAppointmentSendEMailNotifications = YES;</text:p>
      <text:p text:style-name="Code"><text:tab/>SOGoCalendarDefaultRoles = (</text:p>
      <text:p text:style-name="Code"><text:tab/><text:tab/>PublicViewer,</text:p>
      <text:p text:style-name="Code"><text:tab/><text:tab/>ConfidentialDAndTViewer</text:p>
      <text:p text:style-name="Code"><text:tab/>);</text:p>
      <text:p text:style-name="Code"><text:tab/>SOGoLanguage = English;</text:p>
      <text:p text:style-name="Code"><text:tab/>SOGoMailingMechanism = smtp;</text:p>
      <text:p text:style-name="Code"><text:tab/>SOGoSMTPServer = 127.0.0.1;</text:p>
      <text:p text:style-name="Code"><text:tab/>SOGoSentFolderName = Sent;</text:p>
      <text:p text:style-name="Code"><text:tab/>SOGoTimeZone = America/Montreal;</text:p>
      <text:p text:style-name="Code"><text:tab/>SOGoTrashFolderName = Trash;</text:p>
      <text:p text:style-name="Code"><text:tab/>SOGoIMAPServer = localhost;</text:p>
      <text:p text:style-name="Code"><text:tab/>domains = {</text:p>
      <text:p text:style-name="Code"><text:tab/><text:tab/>acme = {</text:p>
      <text:p text:style-name="Code"><text:tab/><text:tab/><text:tab/>SOGoMailDomain = acme.com;</text:p>
      <text:p text:style-name="Code"><text:tab/><text:tab/><text:tab/>SOGoDraftsFolderName = Drafts;</text:p>
      <text:p text:style-name="Code"><text:tab/><text:tab/><text:tab/>SOGoUserSources = (</text:p>
      <text:p text:style-name="Code"><text:tab/><text:tab/><text:tab/> <text:s text:c="3"/>{</text:p>
      <text:p text:style-name="Code"><text:tab/><text:tab/><text:tab/><text:tab/>type = ldap;</text:p>
      <text:p text:style-name="Code"><text:tab/><text:tab/><text:tab/><text:tab/>CNFieldName = cn;</text:p>
      <text:p text:style-name="Code"><text:tab/><text:tab/><text:tab/><text:tab/>IDFieldName = uid;</text:p>
      <text:p text:style-name="Code"><text:tab/><text:tab/><text:tab/><text:tab/>UIDFieldName = uid;</text:p>
      <text:p text:style-name="Code"><text:tab/><text:tab/><text:tab/><text:tab/>baseDN = "ou=users,dc=acme,dc=com";</text:p>
      <text:p text:style-name="Code"><text:tab/><text:tab/><text:tab/><text:tab/>bindDN = "uid=sogo,ou=users,dc=acme,dc=com";</text:p>
      <text:p text:style-name="Code"><text:tab/><text:tab/><text:tab/><text:tab/>bindPassword = qwerty;</text:p>
      <text:p text:style-name="Code"><text:tab/><text:tab/><text:tab/><text:tab/>canAuthenticate = YES;</text:p>
      <text:p text:style-name="Code"><text:tab/><text:tab/><text:tab/><text:tab/>displayName = "Shared Addresses";</text:p>
      <text:p text:style-name="Code"><text:tab/><text:tab/><text:tab/><text:tab/>hostname = localhost;</text:p>
      <text:p text:style-name="Code"><text:tab/><text:tab/><text:tab/><text:tab/>id = public_acme;</text:p>
      <text:p text:style-name="Code"><text:tab/><text:tab/><text:tab/><text:tab/>isAddressBook = YES;</text:p>
      <text:p text:style-name="Code"><text:tab/><text:tab/><text:tab/><text:tab/>port = 389;</text:p>
      <text:p text:style-name="Code"><text:tab/><text:tab/><text:tab/> <text:s text:c="3"/>}</text:p>
      <text:p text:style-name="Code"><text:tab/><text:tab/><text:tab/>);</text:p>
      <text:p text:style-name="Code"><text:tab/><text:tab/>};</text:p>
      <text:p text:style-name="Code"><text:tab/><text:tab/>coyote = {</text:p>
      <text:p text:style-name="Code"><text:tab/><text:tab/><text:tab/>SOGoMailDomain = coyote.com;</text:p>
      <text:p text:style-name="Code"><text:tab/><text:tab/><text:tab/>SOGoIMAPServer = imap.coyote.com;</text:p>
      <text:p text:style-name="Code"><text:tab/><text:tab/><text:tab/>SOGoUserSources = (</text:p>
      <text:p text:style-name="Code"><text:tab/><text:tab/><text:tab/> <text:s text:c="3"/>{</text:p>
      <text:p text:style-name="Code"><text:tab/><text:tab/><text:tab/><text:tab/>type = ldap;</text:p>
      <text:p text:style-name="Code"><text:tab/><text:tab/><text:tab/><text:tab/>CNFieldName = cn;</text:p>
      <text:p text:style-name="Code"><text:tab/><text:tab/><text:tab/><text:tab/>IDFieldName = uid;</text:p>
      <text:p text:style-name="Code"><text:tab/><text:tab/><text:tab/><text:tab/>UIDFieldName = uid;</text:p>
      <text:p text:style-name="Code"><text:tab/><text:tab/><text:tab/><text:tab/>baseDN = "ou=users,dc=coyote,dc=com";</text:p>
      <text:p text:style-name="Code"><text:soft-page-break/><text:tab/><text:tab/><text:tab/><text:tab/>bindDN = "uid=sogo,ou=users,dc=coyote,dc=com";</text:p>
      <text:p text:style-name="Code"><text:tab/><text:tab/><text:tab/><text:tab/>bindPassword = qwerty;</text:p>
      <text:p text:style-name="Code"><text:tab/><text:tab/><text:tab/><text:tab/>canAuthenticate = YES;</text:p>
      <text:p text:style-name="Code"><text:tab/><text:tab/><text:tab/><text:tab/>displayName = "Shared Addresses";</text:p>
      <text:p text:style-name="Code"><text:tab/><text:tab/><text:tab/><text:tab/>hostname = localhost;</text:p>
      <text:p text:style-name="Code"><text:tab/><text:tab/><text:tab/><text:tab/>id = public_coyote;</text:p>
      <text:p text:style-name="Code"><text:tab/><text:tab/><text:tab/><text:tab/>isAddressBook = YES;</text:p>
      <text:p text:style-name="Code"><text:tab/><text:tab/><text:tab/><text:tab/>port = 389;</text:p>
      <text:p text:style-name="Code"><text:tab/><text:tab/><text:tab/> <text:s text:c="3"/>}</text:p>
      <text:p text:style-name="Code"><text:tab/><text:tab/><text:tab/>);</text:p>
      <text:p text:style-name="Code"><text:tab/><text:tab/>}</text:p>
      <text:p text:style-name="Code"><text:tab/>};</text:p>
      <text:p text:style-name="Code"><text:s text:c="3"/>};</text:p>
      <text:p text:style-name="Code">}</text:p>
      <text:p text:style-name="Standard"/>
      <text:p text:style-name="Text_20_body">The following additional parameters only affect SOGo when using multiple domains.</text:p>
      <table:table table:name="Table12" table:style-name="Table12">
        <table:table-column table:style-name="Table12.A"/>
        <table:table-column table:style-name="Table12.B"/>
        <table:table-column table:style-name="Table12.C"/>
        <table:table-row>
          <table:table-cell table:style-name="Table12.A1" office:value-type="string">
            <text:p text:style-name="P31">S</text:p>
          </table:table-cell>
          <table:table-cell table:style-name="Table12.B1" office:value-type="string">
            <text:p text:style-name="Table_20_Contents">SOGoEnableDomainBasedUID</text:p>
          </table:table-cell>
          <table:table-cell table:style-name="Table12.C1" office:value-type="string">
            <text:p text:style-name="Table_20_Contents">Parameter used to activate user identification by domain. Users will be able (without being required) to login using the form <text:a xlink:type="simple" xlink:href="mailto:username@domain"><text:span text:style-name="Code_20__28_inline_29_">username@domain</text:span></text:a>, meaning that values of <text:span text:style-name="Code_20__28_inline_29_">UIDFieldName</text:span> no longer have to be unique among all domains but only within the same domain. Internally, users will always be identified by the concatenation of their username and domain. Consequently, activating this parameter on an existing system implies that user identifiers <text:s/>will change and their previous calendars and address books will no longer be accessible unless a conversion is performed.<text:line-break/>Defaults to <text:span text:style-name="Code_20__28_inline_29_">NO</text:span> when unset.</text:p>
          </table:table-cell>
        </table:table-row>
        <table:table-row>
          <table:table-cell table:style-name="Table12.A2" office:value-type="string">
            <text:p text:style-name="P31">S</text:p>
          </table:table-cell>
          <table:table-cell table:style-name="Table12.B2" office:value-type="string">
            <text:p text:style-name="Table_20_Contents">SOGoLoginDomains</text:p>
          </table:table-cell>
          <table:table-cell table:style-name="Table12.C2" office:value-type="string">
            <text:p text:style-name="Table_20_Contents">Parameter used to define which domains should be selectable from the login page. This parameter is an array of keys from the <text:span text:style-name="Code_20__28_inline_29_">domains</text:span> dictionary.<text:line-break/>Defaults to an empty array, which means that no domains appear on the login page. If you prefer having the domain names listed, just use these as keys for the the <text:span text:style-name="Code_20__28_inline_29_">domains</text:span> dictionary.</text:p>
          </table:table-cell>
        </table:table-row>
        <table:table-row>
          <table:table-cell table:style-name="Table12.A3" office:value-type="string">
            <text:p text:style-name="P31">S</text:p>
          </table:table-cell>
          <table:table-cell table:style-name="Table12.B3" office:value-type="string">
            <text:p text:style-name="Table_20_Contents">SOGoDomainsVisibility</text:p>
          </table:table-cell>
          <table:table-cell table:style-name="Table12.C3" office:value-type="string">
            <text:p text:style-name="Table_20_Contents">Parameter used to set domains visible among themselves. This parameter is an array of arrays.<text:line-break/>Example: <text:span text:style-name="Code_20__28_inline_29_">SOGoDomainsVisibility = ((acme, coyote));<text:line-break/></text:span>Defaults to an empty array, which means domains are isolated from each other.</text:p>
          </table:table-cell>
        </table:table-row>
      </table:table>
      <text:p text:style-name="Standard"/>
      <text:h text:style-name="P77" text:outline-level="2">Apache Configuration</text:h>
      <text:p text:style-name="P15">The SOGo configuration for Apache is located in <text:span text:style-name="Code_20__28_inline_29_">/etc/httpd/conf.d/SOGo.conf</text:span>.</text:p>
      <text:p text:style-name="Standard">Upon SOGo installation, a default configuration file is created which is suitable for most configurations.</text:p>
      <text:p text:style-name="Standard">You must also configure the following parameters in the SOGo configuration file for Apache in order to have a working installation :</text:p>
      <text:p text:style-name="P10">RequestHeader set "x-webobjects-server-port" "80"<text:line-break/>RequestHeader set "x-webobjects-server-name" "yourhostname"<text:line-break/>RequestHeader set "x-webobjects-server-url" "http://yourhostname"</text:p>
      <text:p text:style-name="Standard">You may consider enabling SSL on top of this current installation to secure access to your SOGo installation.</text:p>
      <text:p text:style-name="Standard">See <text:a xlink:type="simple" xlink:href="http://httpd.apache.org/docs/2.2/ssl/">http://httpd.apache.org/docs/2.2/ssl/</text:a> for details.</text:p>
      <text:p text:style-name="Standard">You might also have to adjust the configuration if you have SELinux enabled.</text:p>
      <text:p text:style-name="Standard">The default configuration will use <text:span text:style-name="T8">mod_proxy</text:span> and <text:span text:style-name="T8">mod_headers</text:span> to relay requests to the <text:span text:style-name="T8">sogod</text:span> parent process. This is suitable for small to medium deployments.</text:p>
      <text:h text:style-name="Heading_20_2" text:outline-level="2">Starting Services</text:h>
      <text:p text:style-name="Standard">Once SOGo if fully installed and configured, start the services using the following command :</text:p>
      <text:p text:style-name="Code">service sogod start</text:p>
      <text:p text:style-name="P19"/>
      <text:p text:style-name="Standard">You may verify using the <text:span text:style-name="T2">chkconfig</text:span> command that the SOGo service is automatically started at boot time. Restart the Apache service since modules and configuration files were added :</text:p>
      <text:p text:style-name="Code">service httpd restart</text:p>
      <text:p text:style-name="Code"/>
      <text:p text:style-name="Standard">Finally, you should also make sure that the <text:span text:style-name="Code_20__28_inline_29_">memcached</text:span> service is started and that it is also automatically started at boot time.</text:p>
      <text:h text:style-name="P77" text:outline-level="2"><text:span text:style-name="T10">Cronjob</text:span> — EMail reminders</text:h>
      <text:p text:style-name="P14">SOGo allows you to set email-based reminders for events and tasks. To enable this, you must enable the SOGoEnableEMailAlarms preference and set the OCSEMailAlarmsFolderURL preference accordingly.</text:p>
      <text:p text:style-name="P14">Once you've correctly set those two preferences, you must create a <text:span text:style-name="T10">cronjob</text:span> that will run under the “sogo” user. This <text:span text:style-name="T10">cronjob</text:span> should be run every minute.</text:p>
      <text:p text:style-name="Standard"><text:span text:style-name="T13">A commented out e</text:span>xample should have been installed in <text:span text:style-name="Code_20__28_inline_29_">/etc/cron.d/sogo</text:span>, to enable it, simply uncomment it.</text:p>
      <text:p text:style-name="P14">As a reference, the <text:span text:style-name="T10">cronjob</text:span> should de defined like this::</text:p>
      <text:p text:style-name="Code">* * * * * <text:s text:c="6"/>/usr/sbin/sogo-ealarms-notify</text:p>
      <text:p text:style-name="Code"/>
      <text:h text:style-name="Heading_20_2" text:outline-level="2"><text:span text:style-name="T10">Cronjob</text:span> — Vacation messages expiration</text:h>
      <text:p text:style-name="Standard">When vacation messages are enabled (see the parameter “SOGoVacationEnabled”), users can set an expiration date to messages auto-reply. For this feature to work, you must run a <text:span text:style-name="Keyword">cronjob</text:span> under the “sogo” user.</text:p>
      <text:p text:style-name="Standard">A commented out example should have been installed in <text:span text:style-name="Code_20__28_inline_29_">/etc/cron.d/sogo</text:span>. To enable it, set <text:s/>the <text:span text:style-name="Code_20__28_inline_29_">authname</text:span> and <text:span text:style-name="Code_20__28_inline_29_">authpassword</text:span> parameters to the credentials of a sieve administrator and uncomment it.</text:p>
      <text:p text:style-name="Standard">The <text:span text:style-name="Keyword">cronjob</text:span> should look like this :</text:p>
      <text:p text:style-name="Code">0 0 * * * <text:s text:c="2"/>sogo /usr/sbin/sogo-tool expire-autoreply authname:authpassword</text:p>
      <text:h text:style-name="Heading_20_1" text:outline-level="1">Managing User Accounts</text:h>
      <text:h text:style-name="Heading_20_2" text:outline-level="2">Creating the SOGo Administrative Account</text:h>
      <text:p text:style-name="Standard">First, create the SOGo administrative account in your LDAP server. The following LDIF file (<text:span text:style-name="Code_20__28_inline_29_">sogo.ldif</text:span>) can be used as an example :</text:p>
      <text:p text:style-name="Code">dn: uid=sogo,ou=users,dc=acme,dc=com</text:p>
      <text:p text:style-name="Code">objectClass: top</text:p>
      <text:p text:style-name="Code">objectClass: inetOrgPerson</text:p>
      <text:p text:style-name="Code">objectClass: person</text:p>
      <text:p text:style-name="Code">objectClass: organizationalPerson</text:p>
      <text:p text:style-name="Code">uid: sogo</text:p>
      <text:p text:style-name="Code">cn: SOGo Administrator </text:p>
      <text:p text:style-name="Code">mail: sogo@acme.com</text:p>
      <text:p text:style-name="Code">sn: Administrator</text:p>
      <text:p text:style-name="Code">givenName: SOGo</text:p>
      <text:p text:style-name="P19"/>
      <text:p text:style-name="Standard">Load the LDIF file inside your LDAP server using the following command :</text:p>
      <text:p text:style-name="Code">ldapadd -f sogo.ldif -x -w qwerty -D cn=Manager,dc=acme,dc=com</text:p>
      <text:p text:style-name="Code"/>
      <text:p text:style-name="Standard">Finally, set the password <text:span text:style-name="T1">(to the value “qwerty”) </text:span>of the SOGo administrative account using the following command :</text:p>
      <text:p text:style-name="Code">ldappasswd -h localhost -x -w qwerty -D cn=Manager,dc=acme,dc=com uid=sogo,ou=users,dc=acme,dc=com -s qwerty</text:p>
      <text:p text:style-name="Standard"/>
      <text:h text:style-name="P77" text:outline-level="2">Creating a User Account</text:h>
      <text:p text:style-name="Standard">SOGo uses LDAP directories to authenticate users. Use the following LDIF file (<text:span text:style-name="Code_20__28_inline_29_">jdoe.ldif</text:span>) as an example to create a SOGo user account :</text:p>
      <text:p text:style-name="Code">dn: uid=jdoe,ou=users,dc=acme,dc=com</text:p>
      <text:p text:style-name="Code">objectClass: top</text:p>
      <text:p text:style-name="Code">objectClass: inetOrgPerson</text:p>
      <text:p text:style-name="Code">objectClass: person</text:p>
      <text:p text:style-name="Code">objectClass: organizationalPerson</text:p>
      <text:p text:style-name="Code">uid: jdoe</text:p>
      <text:p text:style-name="Code">cn: John Doe</text:p>
      <text:p text:style-name="Code">mail: jdoe@acme.com</text:p>
      <text:p text:style-name="Code">sn: Doe</text:p>
      <text:p text:style-name="Code">givenName: John</text:p>
      <text:p text:style-name="P19"/>
      <text:p text:style-name="Standard">Load the LDIF file inside your LDAP server using the following command :</text:p>
      <text:p text:style-name="Code">ldapadd -f jdoe.ldif -x -w qwerty -D cn=Manager,dc=acme,dc=com</text:p>
      <text:p text:style-name="P19"/>
      <text:p text:style-name="Standard">Finally, set the password (to the value “qwerty”) of the SOGo administrative account using the following command :</text:p>
      <text:p text:style-name="Code">ldappasswd -h localhost -x -w qwerty -D cn=Manager,dc=acme,dc=com uid=jdoe,ou=users,dc=acme,dc=com -s qwerty</text:p>
      <text:p text:style-name="P19"/>
      <text:p text:style-name="Standard">As an alternative to using command-line tools, you can also use LDAP editors such as <text:span text:style-name="Keyword">Luma</text:span> or <text:span text:style-name="Keyword">Apache Directory Studio</text:span> to make your work easier. These GUI utilities can make use of templates to create and pre-configure typical user accounts or any standardized LDAP record, along with the correct object classes, fields and default values.</text:p>
      <text:h text:style-name="P76" text:outline-level="1">Funambol</text:h>
      <text:p text:style-name="Standard">The Funambol middleware allows you to synchronize mobile devices with SOGo through the use of the Funambol SOGo Connector. The connector allows any SyncML enabled devices to fully synchronize contacts, events and tasks with SOGo.</text:p>
      <text:p text:style-name="Standard"><text:span text:style-name="T1">First of all, install and configure Funambol v10.0.3 – which can be found from </text:span><text:a xlink:type="simple" xlink:href="http://sourceforge.net/projects/funambol/files/bundle/v10/"><text:span text:style-name="T1">http://sourceforge.net/projects/funambol/files/bundle/v10/</text:span></text:a><text:span text:style-name="T1">. We suppose Funambol was installed in </text:span><text:span text:style-name="Code_20__28_inline_29_"><text:span text:style-name="T1">/opt/Funambol</text:span></text:span><text:span text:style-name="T1">.</text:span></text:p>
      <text:p text:style-name="Standard">If running after installation, stop the Funambol server using :</text:p>
      <text:p text:style-name="Code">/opt/Funambol/bin/funambol.sh stop</text:p>
      <text:p text:style-name="P22"/>
      <text:p text:style-name="Standard">Download your preferred JDBC driver and move it to :</text:p>
      <text:p text:style-name="Code">/opt/Funambol/tools/tomcat/lib/</text:p>
      <text:p text:style-name="P22"/>
      <text:p text:style-name="Standard">The Funambol SOGo Connector currently supports only MySQL, Oracle and PostgreSQL. You can download the jar file for PostgreSQL from <text:a xlink:type="simple" xlink:href="http://jdbc.postgresql.org/">http://jdbc.postgresql.org/</text:a>. For Oracle, please refer to the following site : <text:a xlink:type="simple" xlink:href="http://www.oracle.com/technology/software/tech/java/sqlj_jdbc/htdocs/jdbc_10201.html">http://www.oracle.com/technology/software/tech/java/sqlj_jdbc/htdocs/jdbc_10201.html</text:a> and download the <text:span text:style-name="Code_20__28_inline_29_">ojdbc14.jar</text:span> file. For MySQL, please refer to the following site : <text:a xlink:type="simple" xlink:href="http://dev.mysql.com/usingmysql/java/">http://dev.mysql.com/usingmysql/java/</text:a></text:p>
      <text:p text:style-name="Standard">You must also download the JSON.simple package from <text:a xlink:type="simple" xlink:href="http://code.google.com/p/json-simple/downloads/list">http://code.google.com/p/json-simple/downloads/list</text:a> and place it in :</text:p>
      <text:p text:style-name="Code">/opt/Funambol/tools/tomcat/lib/</text:p>
      <text:p text:style-name="P3"/>
      <text:p text:style-name="Standard">Then, download the <text:span text:style-name="Code_20__28_inline_29_">funambol-sogo-1.0.9.s4j</text:span> file from <text:a xlink:type="simple" xlink:href="http://www.sogo.nu/downloads/backend.html">http://www.sogo.nu/downloads/backend.html</text:a> and move it to :</text:p>
      <text:p text:style-name="Code">/opt/Funambol/ds-server/modules</text:p>
      <text:p text:style-name="P22"/>
      <text:p text:style-name="Standard">Then, open the <text:span text:style-name="Code_20__28_inline_29_">/opt/Funambol/ds-server/install.properties</text:span> file and add "<text:span text:style-name="Code_20__28_inline_29_">funambol-sogo-1.0.9</text:span>" at the end of the "<text:span text:style-name="Code_20__28_inline_29_">modules-to-install</text:span>" line.</text:p>
      <text:p text:style-name="Standard">Start the Funambol server using :</text:p>
      <text:p text:style-name="Code"><text:soft-page-break/>/opt/Funambol/bin/funambol start</text:p>
      <text:p text:style-name="P22"/>
      <text:p text:style-name="Standard">Next, install the Funambol SOGo Connector within Funambol server by issuing the following commands :</text:p>
      <text:p text:style-name="Code">cd /opt/Funambol/</text:p>
      <text:p text:style-name="Code">./bin/install-modules</text:p>
      <text:p text:style-name="P22"/>
      <text:p text:style-name="Standard">Answer 'yes' to all questions.</text:p>
      <text:p text:style-name="Standard">Then, configure the data sources for SOGo. To do so, start the Funambol Administration Tool using the following command :</text:p>
      <text:p text:style-name="Code">/opt/Funambol/admin/bin/funamboladmin</text:p>
      <text:p text:style-name="P22"/>
      <text:p text:style-name="Standard">Log in.</text:p>
      <text:p text:style-name="Standard">Go in Modules &gt; sogo &gt; FunambolSOGoConnector &gt; SOGo SyncSource and add a source for each data type you would like to synchronize. For example, to synchronize an address book, you would specify:</text:p>
      <text:p text:style-name="Code">Source URI: <text:s text:c="12"/>sogo-card</text:p>
      <text:p text:style-name="Code">Name: <text:s text:c="18"/>sogo-card</text:p>
      <text:p text:style-name="Code">Supported type: <text:s text:c="8"/>text/x-vcard</text:p>
      <text:p text:style-name="Code">Database URL: <text:s text:c="10"/>jdbc:postgresql://localhost/sogo</text:p>
      <text:p text:style-name="Code">Database username: <text:s text:c="5"/>sogo</text:p>
      <text:p text:style-name="Code">Database password: <text:s text:c="5"/>sogo</text:p>
      <text:p text:style-name="P22"/>
      <text:p text:style-name="Standard">You can then do the same (and specify the same database connection information) for events and tasks using <text:span text:style-name="Code_20__28_inline_29_">sogo-cal</text:span> and <text:span text:style-name="Code_20__28_inline_29_">sogo-todo</text:span> as sync source names and URI.</text:p>
      <text:p text:style-name="Standard">If you want to auto-create Funambol user accounts for every users that can authenticate to SOGo, you can use the SOGoOfficer to do so. From the Funambol Administration Tool, in "Server Settings", set the Officer to the following value :</text:p>
      <text:p text:style-name="Code">ca/inverse/sogo/security/SOGoOfficer.xml</text:p>
      <text:p text:style-name="P22"/>
      <text:p text:style-name="Standard">and save the preferences. Then, modify the following file :</text:p>
      <text:p text:style-name="Code">/opt/Funambol/config/ca/inverse/sogo/security/SOGoOfficer.xml</text:p>
      <text:p text:style-name="P22"/>
      <text:p text:style-name="Standard">change the host property to the host name value of your SOGo server. Change the port property to the port value of your <text:span text:style-name="Code_20__28_inline_29_">sogod</text:span> daemon. No server restart is required. In our example, the file would look like :</text:p>
      <text:p text:style-name="Code"/>
      <text:p text:style-name="P24">&lt;?xml version="1.0" encoding="UTF-8"?&gt;</text:p>
      <text:p text:style-name="Code">&lt;java version="1.4.0" class="java.beans.XMLDecoder"&gt;</text:p>
      <text:p text:style-name="Code"><text:s text:c="4"/>&lt;object class="ca.inverse.sogo.security.SOGoOfficer"&gt;</text:p>
      <text:p text:style-name="Code"><text:s text:c="8"/>&lt;void property="host"&gt;</text:p>
      <text:p text:style-name="Code"><text:s text:c="12"/>&lt;string&gt;localhost&lt;/string&gt;</text:p>
      <text:p text:style-name="Code"><text:s text:c="8"/>&lt;/void&gt;</text:p>
      <text:p text:style-name="Code"><text:s text:c="8"/>&lt;void property="port"&gt;</text:p>
      <text:p text:style-name="Code"><text:s text:c="12"/>&lt;string&gt;20000&lt;/string&gt;</text:p>
      <text:p text:style-name="Code"><text:s text:c="8"/>&lt;/void&gt;</text:p>
      <text:p text:style-name="Code"><text:s text:c="4"/>&lt;/object&gt;</text:p>
      <text:p text:style-name="Code">&lt;/java&gt;</text:p>
      <text:h text:style-name="Heading_20_1" text:outline-level="1">Using SOGo</text:h>
      <text:h text:style-name="Heading_20_2" text:outline-level="2">SOGo Web Interface</text:h>
      <text:p text:style-name="Standard">To acces the SOGo Web Interface, point your Web browser, which is running from the same server where SOGo was installed, to the following URL : <text:a xlink:type="simple" xlink:href="http://localhost/SOGo">http://localhost/SOGo</text:a></text:p>
      <text:p text:style-name="Standard">Log in using the “jdoe” user and the “qwerty” password. The underlying database tables will automatically be created by SOGo.</text:p>
      <text:h text:style-name="Heading_20_2" text:outline-level="2">Mozilla Thunderbird and Lightning</text:h>
      <text:p text:style-name="P11">Alternatively, you can access SOGo with a GroupDAV and a CalDAV client. A typical well-integrated setup is to use Mozilla Thunderbird and Mozilla Lightning along with Inverse's <text:span text:style-name="Keyword">SOGo Connector</text:span> plug in to synchronize your address books and the Inverse's <text:span text:style-name="Keyword">SOGo Integrator</text:span> plug in to provide a complete integration of the features of SOGo into Thunderbird and Lightning. Refer to the documentation of Thunderbird to configure an initial IMAP account pointing to your SOGo server and using the user name and password mentioned above.</text:p>
      <text:p text:style-name="Standard">With the SOGo Integrator plug in, your calendars and address books will be automatically discovered when you login in Thunderbird. This plug in can also propagate specific extensions and default user settings among your site. However, be aware that in order to use the SOGo Integrator plug in, you will need to repackage it with specific modifications. Please refer to the documentation published online:</text:p>
      <text:p text:style-name="Standard"><text:a xlink:type="simple" xlink:href="http://www.sogo.nu/downloads/documentation.html">http://www.sogo.nu/downloads/documentation.html</text:a>.</text:p>
      <text:p text:style-name="P11">If you only use the SOGo Connector plug in, you can still easily access your data.</text:p>
      <text:p text:style-name="P11"><text:span text:style-name="Keyword"><text:span text:style-name="T9">To access your personal address book:</text:span></text:span></text:p>
      <text:p text:style-name="List_20_1">❏<text:tab/>Choose Go &gt; Address Book.</text:p>
      <text:p text:style-name="List_20_1">❏<text:tab/>Choose File &gt; New &gt; Remote Address Book.</text:p>
      <text:p text:style-name="List_20_1">❏<text:tab/>Enter a significant name for your calendar in the Name field.</text:p>
      <text:p text:style-name="List_20_1">❏<text:tab/>Type the following URL in the URL field:<text:line-break/><text:a xlink:type="simple" xlink:href="http://localhost/SOGo/dav/jdoe/Contacts/personal/">http://&lt;hostname&gt;/SOGo/dav/jdoe/Contacts/personal/</text:a></text:p>
      <text:p text:style-name="List_20_1"><text:soft-page-break/>❏<text:tab/>Click on OK.<text:line-break/></text:p>
      <text:p text:style-name="Standard"><text:span text:style-name="Keyword"><text:span text:style-name="T9">To access your personal calendar:</text:span></text:span></text:p>
      <text:p text:style-name="List_20_1">❏<text:tab/>Choose Go &gt; Calendar.</text:p>
      <text:p text:style-name="List_20_1">❏<text:tab/>Choose Calendar &gt; New Calendar.</text:p>
      <text:p text:style-name="List_20_1">❏<text:tab/>Select On the Network and click on Continue.</text:p>
      <text:p text:style-name="List_20_1">❏<text:tab/>Select CalDAV.</text:p>
      <text:p text:style-name="List_20_1">❏<text:tab/>Type the following URL in the URL field:<text:line-break/><text:a xlink:type="simple" xlink:href="http://localhost/SOGo/dav/jdoe/Calendar/personal/">http://localhost/SOGo/dav/jdoe/Calendar/personal/</text:a></text:p>
      <text:p text:style-name="List_20_1">❏<text:tab/>Click on Continue.</text:p>
      <text:p text:style-name="List_20_1"/>
      <text:h text:style-name="Heading_20_2" text:outline-level="2">Apple iCal</text:h>
      <text:p text:style-name="Standard">Apple iCal can also be used as a client application for SOGo.</text:p>
      <text:p text:style-name="Standard">To configure it so it works with SOGo, create a new account and specify, as the Account URL, an URL such as :</text:p>
      <text:p text:style-name="Standard"><text:a xlink:type="simple" xlink:href="http://localhost/SOGo/dav/jdoe/">http://localhost/SOGo/dav/jdoe/</text:a></text:p>
      <text:p text:style-name="Standard">Note that the trailing slash is important for Apple iCal 3.</text:p>
      <text:h text:style-name="Heading_20_2" text:outline-level="2">Apple AddressBook</text:h>
      <text:p text:style-name="Standard">Since Mac OS X 10.6 (Snow Leopard), Apple AddressBook can be configured to use SOGo.</text:p>
      <text:p text:style-name="Standard">In order to make this work, you must add a new virtual host in your Apache configuration file to listen on port 8800 and handle requests coming from iOS devices.</text:p>
      <text:p text:style-name="Standard">The virtual host should be defined like :</text:p>
      <text:p text:style-name="Code"><text:soft-page-break/>&lt;VirtualHost *:8800&gt;</text:p>
      <text:p text:style-name="Code"><text:s text:c="2"/>RewriteEngine Off</text:p>
      <text:p text:style-name="Code"><text:s text:c="2"/>ProxyRequests Off</text:p>
      <text:p text:style-name="Code"><text:s text:c="2"/>SetEnv proxy-nokeepalive 1</text:p>
      <text:p text:style-name="Code"><text:s text:c="2"/>ProxyPreserveHost On</text:p>
      <text:p text:style-name="Code"><text:s text:c="2"/>ProxyPassInterpolateEnv On</text:p>
      <text:p text:style-name="Code"><text:s text:c="2"/>ProxyPass /principals http://127.0.0.1:20000/SOGo/dav/ interpolate</text:p>
      <text:p text:style-name="Code"><text:s text:c="2"/>ProxyPass /SOGo http://127.0.0.1:20000/SOGo interpolate</text:p>
      <text:p text:style-name="Code"><text:s text:c="2"/>ProxyPass / http://127.0.0.1:20000/SOGo/dav/ interpolate</text:p>
      <text:p text:style-name="Code"/>
      <text:p text:style-name="Code"><text:s text:c="2"/>&lt;Location /&gt;</text:p>
      <text:p text:style-name="Code"><text:s text:c="4"/>Order allow,deny</text:p>
      <text:p text:style-name="Code"><text:s text:c="4"/>Allow from all</text:p>
      <text:p text:style-name="Code"><text:s text:c="2"/>&lt;/Location&gt;</text:p>
      <text:p text:style-name="Code"><text:s text:c="2"/>&lt;Proxy http://127.0.0.1:20000&gt;</text:p>
      <text:p text:style-name="Code"><text:s text:c="4"/>RequestHeader set "x-webobjects-server-port" "8800"</text:p>
      <text:p text:style-name="Code"><text:s text:c="4"/>RequestHeader set "x-webobjects-server-name" "acme.com:8800"</text:p>
      <text:p text:style-name="Code"><text:s text:c="4"/>RequestHeader set "x-webobjects-server-url" "http://acme.com:8800"</text:p>
      <text:p text:style-name="Code"><text:s text:c="4"/>RequestHeader set "x-webobjects-server-protocol" "HTTP/1.0"</text:p>
      <text:p text:style-name="Code"><text:s text:c="4"/>RequestHeader set "x-webobjects-remote-host" "127.0.0.1"</text:p>
      <text:p text:style-name="Code"><text:s text:c="4"/>AddDefaultCharset UTF-8</text:p>
      <text:p text:style-name="Code"><text:s text:c="2"/>&lt;/Proxy&gt;</text:p>
      <text:p text:style-name="Code"><text:s text:c="2"/>ErrorLog /var/log/apache2/ab-error.log</text:p>
      <text:p text:style-name="Code"><text:s text:c="2"/>CustomLog /var/log/apache2/ab-access.log combined</text:p>
      <text:p text:style-name="Code">&lt;/VirtualHost&gt;</text:p>
      <text:p text:style-name="Standard"/>
      <text:p text:style-name="Standard">This configuration is also required if you want to configure a CardDAV account on a Apple iOS device (version 4.0 and later).</text:p>
      <text:h text:style-name="Heading_20_2" text:outline-level="2">Funambol / Mobile Devices</text:h>
      <text:p text:style-name="Standard">You can synchronize contacts, events and tasks from SOGo with any mobile devices that support SyncML.</text:p>
      <text:p text:style-name="Standard">Your Funambol server needs to be accessible from outside of your internal network as synchronization happens over the air (“OTA”).</text:p>
      <text:p text:style-name="Standard">Once you've made your server visible from the Internet, please specify the following URL in your SyncML client:</text:p>
      <text:p text:style-name="Code">http://&lt;external IP address&gt;:8080/funambol/ds</text:p>
      <text:p text:style-name="Standard"/>
      <text:p text:style-name="Standard">Then, specify the following data sources:</text:p>
      <text:p text:style-name="List_20_1">❏<text:tab/>For contacts:<text:tab/><text:span text:style-name="Code_20__28_inline_29_">sogo-card</text:span></text:p>
      <text:p text:style-name="List_20_1">❏<text:tab/>For events: <text:tab/><text:span text:style-name="Code_20__28_inline_29_">sogo-cal</text:span></text:p>
      <text:p text:style-name="List_20_1"><text:soft-page-break/>❏<text:tab/>For tasks: <text:tab/><text:span text:style-name="Code_20__28_inline_29_">sogo-todo</text:span></text:p>
      <text:p text:style-name="Standard"/>
      <text:p text:style-name="Standard">The user name / password is the same as the one you can use to log in SOGo.</text:p>
      <text:p text:style-name="Standard">For more details on mobile devices, such as Apple iPhone, please refer to the <text:span text:style-name="Keyword">SOGo Mobile Devices – Installation and Configuration</text:span> guide available from <text:a xlink:type="simple" xlink:href="http://www.sogo.nu/">http://www.sogo.nu</text:a>.</text:p>
      <text:h text:style-name="P76" text:outline-level="1">Upgrading</text:h>
      <text:p text:style-name="Standard">This section describes what needs to be done when upgrading to the current version of SOGo from the previous release.</text:p>
      <table:table table:name="Table13" table:style-name="Table13">
        <table:table-column table:style-name="Table13.A"/>
        <table:table-row>
          <table:table-cell table:style-name="Table13.A1" office:value-type="string">
            <text:p text:style-name="Table_20_Title">1.3.16 to 1.3.17</text:p>
          </table:table-cell>
        </table:table-row>
        <table:table-row table:style-name="Table13.2">
          <table:table-cell table:style-name="Table13.A2" office:value-type="string">
            <text:p text:style-name="P30">Run the shell script <text:span text:style-name="Code_20__28_inline_29_">sql-update-1.3.16_to_1.3.17.sh</text:span> or <text:span text:style-name="Code_20__28_inline_29_">sql-update-1.3.16_to_1.3.17-mysql.sh</text:span> (if you use MySQL).</text:p>
            <text:p text:style-name="P28"/>
            <text:p text:style-name="P28">This will grow the “cycle info” field of calendar tables to a larger size.</text:p>
          </table:table-cell>
        </table:table-row>
        <table:table-row>
          <table:table-cell table:style-name="Table13.A5" office:value-type="string">
            <text:p text:style-name="Table_20_Title">1.3.11 to 1.3.12</text:p>
          </table:table-cell>
        </table:table-row>
        <table:table-row table:style-name="Table13.2">
          <table:table-cell table:style-name="Table13.A2" office:value-type="string">
            <text:p text:style-name="P41">Once you have updated and restarted SOGo, run the shell script <text:span text:style-name="Code_20__28_inline_29_">sql-update-1.3.11_to_1.3.12.sh </text:span>or <text:span text:style-name="Code_20__28_inline_29_">sql-update-1.3.11_to_1.3.12-mysql.sh (</text:span>if you use MySQL).</text:p>
            <text:p text:style-name="Table_20_Contents"/>
            <text:p text:style-name="Table_20_Contents">This will grow the “content” field of calendar and addressbook tables to a larger size and fix the primary key of the session table.</text:p>
          </table:table-cell>
        </table:table-row>
        <table:table-row>
          <table:table-cell table:style-name="Table13.A5" office:value-type="string">
            <text:p text:style-name="Table_20_Title">1.3.8 to 1.3.9</text:p>
          </table:table-cell>
        </table:table-row>
        <table:table-row>
          <table:table-cell table:style-name="Table13.A6" office:value-type="string">
            <text:p text:style-name="Table_20_Contents">For Red Hat-based distributions, version 1.23 of GNUstep will be installed. Since the location of the Web resources changes, the Apache configuration file (SOGo.conf) has been adapted. Verify your Apache configuration if you have customized this file.</text:p>
          </table:table-cell>
        </table:table-row>
      </table:table>
      <text:h text:style-name="P82" text:outline-level="1"/>
      <text:h text:style-name="P76" text:outline-level="1">Additional Information</text:h>
      <text:p text:style-name="Standard">For more information, please consult the online FAQs (Frequently Asked Questions) :</text:p>
      <text:p text:style-name="Standard"><text:a xlink:type="simple" xlink:href="http://www.sogo.nu/english/support/faq.html">http://www.sogo.nu/english/support/faq.html</text:a></text:p>
      <text:p text:style-name="Standard">You can also read the mailing archives or post your questions to it. For details, see :</text:p>
      <text:p text:style-name="Standard"><text:a xlink:type="simple" xlink:href="https://inverse.ca/sogo/lists">https://inverse.ca/sogo/lists</text:a></text:p>
      <text:h text:style-name="Heading_20_1" text:outline-level="1">Commercial Support and Contact Information</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1" svg:font-family="StarSymbol" style:font-charset="x-symbol"/>
    <style:font-face style:name="Optima2" svg:font-family="Optima"/>
    <style:font-face style:name="StarSymbol" svg:font-family="StarSymbol"/>
    <style:font-face style:name="Tahoma4" svg:font-family="Tahoma"/>
    <style:font-face style:name="Verdana" svg:font-family="Verdana, Arial, Helvetica, sans-serif"/>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100%" fo:margin-left="3cm" fo:margin-right="0cm" fo:margin-top="0cm" fo:margin-bottom="0.4cm" fo:keep-together="always" fo:text-indent="0cm" style:auto-text-indent="false" style:page-number="auto" fo:background-color="transparent">
        <style:background-image/>
      </style:paragraph-properties>
      <style:text-properties style:font-name="Optima" fo:font-size="10pt" style:letter-kerning="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master-page-name="">
      <style:paragraph-properties fo:margin="100%" fo:margin-left="0cm" fo:margin-right="0cm" fo:margin-top="0cm" fo:margin-bottom="0cm" fo:text-indent="0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master-page-name="">
      <style:paragraph-properties fo:margin="100%" fo:margin-left="0cm" fo:margin-right="0cm" fo:margin-top="0cm" fo:margin-bottom="0cm" fo:text-indent="0cm" style:auto-text-indent="false" style:page-number="auto" fo:background-color="transparent" style:shadow="none" fo:keep-with-next="always"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100%"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99pt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100%" fo:margin-left="3cm" fo:margin-right="0cm" fo:margin-top="0.42cm" fo:margin-bottom="0.81cm" fo:text-indent="0cm" style:auto-text-indent="false" fo:background-color="transparent" fo:padding-left="0cm" fo:padding-right="0cm" fo:padding-top="0cm" fo:padding-bottom="0.199cm" fo:border-left="none" fo:border-right="none" fo:border-top="none" fo:border-bottom="0.51pt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100%" fo:margin-left="0cm" fo:margin-right="0cm" fo:margin-top="0.4cm" fo:margin-bottom="0.199cm" fo:text-indent="0cm" style:auto-text-indent="false" style:page-number="auto" fo:background-color="transparent" fo:keep-with-next="always">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100%" fo:margin-left="3cm" fo:margin-right="0cm" fo:margin-top="0cm" fo:margin-bottom="0.199cm"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100%" fo:margin-left="2cm" fo:margin-right="0cm" fo:margin-top="0cm" fo:margin-bottom="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100%"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100%"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100%"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100%" fo:margin-left="0.635cm" fo:margin-right="0cm" fo:margin-top="0.423cm" fo:margin-bottom="0.212cm" fo:text-indent="-0.635cm" style:auto-text-indent="false"/>
    </style:style>
    <style:style style:name="List_20_2" style:display-name="List 2" style:family="paragraph" style:parent-style-name="List" style:class="list">
      <style:paragraph-properties fo:margin="100%"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100%" fo:margin-left="0.76cm" fo:margin-right="0cm" fo:margin-top="0cm" fo:margin-bottom="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100%" fo:margin-left="2.999cm" fo:margin-right="0cm" fo:margin-top="0cm" fo:margin-bottom="0cm" fo:keep-together="auto" fo:orphans="4" fo:text-indent="0cm" style:auto-text-indent="false" style:page-number="auto"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Heading_20_3" style:display-name="Heading 3" style:family="paragraph" style:parent-style-name="Heading" style:next-style-name="Text_20_body" style:default-outline-level="3" style:class="text">
      <style:paragraph-properties fo:margin="100%" fo:margin-left="0.635cm" fo:margin-right="0cm" fo:margin-top="0cm" fo:margin-bottom="0cm" fo:text-indent="0cm" style:auto-text-indent="false"/>
      <style:text-properties fo:font-size="14pt" fo:font-weight="bold" style:font-size-asian="14pt" style:font-weight-asian="bold" style:font-size-complex="14pt" style:font-weight-complex="bold"/>
    </style:style>
    <style:style style:name="Monaco" style:family="paragraph" style:parent-style-name="Standard"/>
    <style:style style:name="Quotations" style:family="paragraph" style:parent-style-name="Standard" style:class="html" style:master-page-name="">
      <style:paragraph-properties fo:margin="100%" fo:margin-left="4.001cm" fo:margin-right="1cm" fo:margin-top="0cm" fo:margin-bottom="0.499cm" fo:text-indent="0cm" style:auto-text-indent="false" style:page-number="auto"/>
      <style:text-properties fo:font-style="italic"/>
    </style:style>
    <style:style style:name="Table_20_Title" style:display-name="Table Title" style:family="paragraph" style:parent-style-name="Table_20_Contents" style:master-page-name="">
      <style:paragraph-properties style:page-number="auto" fo:background-color="#000000" fo:padding="0cm" fo:border="0.99pt solid #000000" style:shadow="none">
        <style:tab-stops/>
        <style:background-image/>
      </style:paragraph-properties>
      <style:text-properties fo:font-weight="bold" fo:background-color="transparent" style:font-weight-asian="bold"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2cm" fo:margin-top="2cm" fo:margin-bottom="2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5</text:chapter></text:p>
      </style:header>
      <style:footer>
        <text:p text:style-name="MP1">© 2008-2012 Inverse inc.<text:tab/><text:chapter text:display="name" text:outline-level="1">Configuration</text:chapter><text:tab/><text:page-number text:select-page="current">28</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MacOSX_x86 LibreOffice_project/dc9775d-05ecbee-0851ad3-1586698-727bf66</meta:generator>
    <meta:creation-date>2008-10-24T09:42:32</meta:creation-date>
    <meta:editing-cycles>451</meta:editing-cycles>
    <meta:editing-duration>P11DT9H56M45S</meta:editing-duration>
    <dc:date>2013-01-14T15:26:13</dc:date>
    <dc:creator>Ludovic Marcotte</dc:creator>
    <meta:document-statistic meta:table-count="13" meta:image-count="4" meta:object-count="0" meta:page-count="53" meta:paragraph-count="1188" meta:word-count="10757" meta:character-count="71210" meta:non-whitespace-character-count="61088"/>
    <meta:user-defined meta:name="Info 1"/>
    <meta:user-defined meta:name="Info 2"/>
    <meta:user-defined meta:name="Info 3"/>
    <meta:user-defined meta:name="Info 4"/>
  </office:meta>
</office:document-meta>
</file>